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0000000FA7AA875CC66E4547C.png" manifest:media-type="image/png"/>
  <manifest:file-entry manifest:full-path="Pictures/10000000000000BD0000009B8F1647E2D554CDC6.jpg" manifest:media-type="image/jpeg"/>
  <manifest:file-entry manifest:full-path="Pictures/10000000000001A2000001EFCD828919D73C5A61.jpg" manifest:media-type="image/jpeg"/>
  <manifest:file-entry manifest:full-path="Pictures/10000000000002A000000118A68B573868F01964.jpg" manifest:media-type="image/jpeg"/>
  <manifest:file-entry manifest:full-path="Pictures/100000000000027C0000006A0CA79D96521D5E89.jpg" manifest:media-type="image/jpeg"/>
  <manifest:file-entry manifest:full-path="Pictures/1000020100000266000000CC2216719D54C07F5D.png" manifest:media-type="image/png"/>
  <manifest:file-entry manifest:full-path="Pictures/1000000000000187000000942A1FA15A33E25A44.jpg" manifest:media-type="image/jpeg"/>
  <manifest:file-entry manifest:full-path="Pictures/100000000000014B000000D097FE9682166C1AB8.jpg" manifest:media-type="image/jpeg"/>
  <manifest:file-entry manifest:full-path="Pictures/100000000000026A0000012DE9AB4EBFF31B7B51.jpg" manifest:media-type="image/jpeg"/>
  <manifest:file-entry manifest:full-path="Pictures/1000000000000298000000DB0E998DD805F5B9A8.jpg" manifest:media-type="image/jpeg"/>
  <manifest:file-entry manifest:full-path="Pictures/100000000000017E0000003C92CE8630621F8761.jpg" manifest:media-type="image/jpeg"/>
  <manifest:file-entry manifest:full-path="Pictures/10000000000002440000003EB650762BFD83D060.jpg" manifest:media-type="image/jpeg"/>
  <manifest:file-entry manifest:full-path="Pictures/1000000000000295000000CC2DF447966AF1A22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t" fo:country="BR" officeooo:rsid="000460f8" officeooo:paragraph-rsid="000460f8"/>
    </style:style>
    <style:style style:name="P2" style:family="paragraph" style:parent-style-name="Standard">
      <style:paragraph-properties fo:text-align="start" style:justify-single-word="false"/>
      <style:text-properties officeooo:paragraph-rsid="0013c01d"/>
    </style:style>
    <style:style style:name="P3" style:family="paragraph" style:parent-style-name="Standard">
      <style:paragraph-properties fo:text-align="start" style:justify-single-word="false"/>
      <style:text-properties officeooo:paragraph-rsid="0011dbb3"/>
    </style:style>
    <style:style style:name="P4" style:family="paragraph" style:parent-style-name="Standard">
      <style:paragraph-properties fo:text-align="start" style:justify-single-word="false"/>
      <style:text-properties officeooo:paragraph-rsid="0030eed1"/>
    </style:style>
    <style:style style:name="P5" style:family="paragraph" style:parent-style-name="Standard">
      <style:paragraph-properties fo:text-align="start" style:justify-single-word="false"/>
      <style:text-properties officeooo:paragraph-rsid="00c47d1b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b6002" officeooo:paragraph-rsid="0014478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98b67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officeooo:paragraph-rsid="009d35f9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5857b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7a58" officeooo:paragraph-rsid="000c7a58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5d1b" officeooo:paragraph-rsid="000c5d1b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fo:font-weight="normal" officeooo:rsid="00b71a56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008cc1" officeooo:paragraph-rsid="00008cc1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11dbb3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43c74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98b67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30eed1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2233c6" officeooo:paragraph-rsid="002233c6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0dd1af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101e7a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 fo:orphans="2" fo:widows="2"/>
      <style:text-properties fo:color="#000000" style:font-name="Microsoft Sans Serif" fo:font-size="14pt" fo:language="pt" fo:country="BR" fo:font-weight="normal" officeooo:rsid="0011dbb3" officeooo:paragraph-rsid="00bc577f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33c6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1dbb3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f959f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30eed1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9d35f9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28cb" officeooo:paragraph-rsid="002228cb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a3c8f2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0460f8" officeooo:paragraph-rsid="000460f8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60a6a" officeooo:paragraph-rsid="00260a6a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30eed1" officeooo:paragraph-rsid="0030eed1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33c6" officeooo:paragraph-rsid="009d35f9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bold" officeooo:rsid="0011dbb3" officeooo:paragraph-rsid="0011dbb3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27cf" officeooo:paragraph-rsid="000627cf" style:font-size-asian="14pt" style:font-size-complex="14pt"/>
    </style:style>
    <style:style style:name="P43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067250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9d35f9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2551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4753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9d35f9" style:font-size-asian="14pt" style:font-size-complex="14pt"/>
    </style:style>
    <style:style style:name="P48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84753" officeooo:paragraph-rsid="00084753" style:font-size-asian="14pt" style:font-size-complex="14pt"/>
    </style:style>
    <style:style style:name="P49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289fa" officeooo:paragraph-rsid="000289fa" style:font-size-asian="14pt" style:font-size-complex="14pt"/>
    </style:style>
    <style:style style:name="P50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08cc1" officeooo:paragraph-rsid="00008cc1" style:font-size-asian="14pt" style:font-size-complex="14pt"/>
    </style:style>
    <style:style style:name="P51" style:family="paragraph" style:parent-style-name="Standard">
      <style:paragraph-properties fo:text-align="start" style:justify-single-word="false"/>
      <style:text-properties style:font-name="Microsoft Sans Serif" fo:font-size="14pt" fo:language="pt" fo:country="BR" style:text-underline-style="solid" style:text-underline-width="auto" style:text-underline-color="font-color" officeooo:rsid="00008cc1" officeooo:paragraph-rsid="002e15bb" style:font-size-asian="14pt" style:font-size-complex="14pt"/>
    </style:style>
    <style:style style:name="P52" style:family="paragraph" style:parent-style-name="Standard">
      <style:paragraph-properties fo:text-align="start" style:justify-single-word="false"/>
      <style:text-properties style:font-name="Microsoft Sans Serif" fo:font-size="14pt" officeooo:paragraph-rsid="0014478c" style:font-size-asian="14pt" style:font-size-complex="14pt"/>
    </style:style>
    <style:style style:name="P53" style:family="paragraph" style:parent-style-name="Standard">
      <style:paragraph-properties fo:text-align="start" style:justify-single-word="false"/>
      <style:text-properties style:font-name="Microsoft Sans Serif" fo:font-size="14pt" officeooo:paragraph-rsid="000b730f" style:font-size-asian="14pt" style:font-size-complex="14pt"/>
    </style:style>
    <style:style style:name="P54" style:family="paragraph" style:parent-style-name="Standard">
      <style:paragraph-properties fo:text-align="start" style:justify-single-word="false"/>
      <style:text-properties style:font-name="Microsoft Sans Serif" fo:font-size="14pt" officeooo:paragraph-rsid="000c5d1b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Microsoft Sans Serif" fo:font-size="14pt" officeooo:paragraph-rsid="002e15bb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style:font-name="Microsoft Sans Serif" fo:font-size="14pt" officeooo:paragraph-rsid="009d35f9" style:font-size-asian="14pt" style:font-size-complex="14pt"/>
    </style:style>
    <style:style style:name="P57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c7a58" style:font-size-asian="14pt" style:font-size-complex="14pt"/>
    </style:style>
    <style:style style:name="P58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fa029" style:font-size-asian="14pt" style:font-size-complex="14pt"/>
    </style:style>
    <style:style style:name="P59" style:family="paragraph" style:parent-style-name="Standard">
      <style:paragraph-properties fo:text-align="start" style:justify-single-word="false"/>
      <style:text-properties style:font-name="Microsoft Sans Serif" fo:font-size="14pt" officeooo:rsid="000fa029" officeooo:paragraph-rsid="009d35f9" style:font-size-asian="14pt" style:font-size-complex="14pt"/>
    </style:style>
    <style:style style:name="P60" style:family="paragraph" style:parent-style-name="Standard">
      <style:paragraph-properties fo:text-align="start" style:justify-single-word="false"/>
      <style:text-properties style:font-name="Microsoft Sans Serif" fo:font-size="14pt" fo:font-weight="bold" officeooo:paragraph-rsid="002e15bb" style:font-size-asian="14pt" style:font-weight-asian="bold" style:font-size-complex="14pt" style:font-weight-complex="bold"/>
    </style:style>
    <style:style style:name="P61" style:family="paragraph" style:parent-style-name="Standard">
      <style:paragraph-properties fo:text-align="start" style:justify-single-word="false"/>
      <style:text-properties officeooo:rsid="001f959f" officeooo:paragraph-rsid="001f959f"/>
    </style:style>
    <style:style style:name="P62" style:family="paragraph" style:parent-style-name="Standard">
      <style:paragraph-properties fo:text-align="start" style:justify-single-word="false"/>
      <style:text-properties officeooo:rsid="001f959f" officeooo:paragraph-rsid="003aecb0"/>
    </style:style>
    <style:style style:name="P63" style:family="paragraph" style:parent-style-name="Standard">
      <style:paragraph-properties fo:text-align="start" style:justify-single-word="false"/>
      <style:text-properties officeooo:rsid="00260a6a" officeooo:paragraph-rsid="00260a6a"/>
    </style:style>
    <style:style style:name="P64" style:family="paragraph" style:parent-style-name="Standard">
      <style:paragraph-properties style:line-height-at-least="0.582cm"/>
      <style:text-properties fo:color="#d4d4d4" style:font-name="Consolas" fo:font-size="12pt" fo:font-weight="normal" fo:background-color="#1e1e1e"/>
    </style:style>
    <style:style style:name="P65" style:family="paragraph" style:parent-style-name="Standard">
      <style:paragraph-properties style:line-height-at-least="0.582cm"/>
      <style:text-properties fo:color="#d4d4d4" style:font-name="Consolas" fo:font-size="12pt" fo:font-weight="normal" officeooo:paragraph-rsid="0085c703" fo:background-color="#1e1e1e"/>
    </style:style>
    <style:style style:name="P66" style:family="paragraph" style:parent-style-name="Standard">
      <style:paragraph-properties style:line-height-at-least="0.582cm"/>
      <style:text-properties fo:color="#d4d4d4" fo:background-color="#1e1e1e"/>
    </style:style>
    <style:style style:name="P67" style:family="paragraph" style:parent-style-name="Standard">
      <style:paragraph-properties style:line-height-at-least="0.582cm"/>
      <style:text-properties fo:color="#d4d4d4" officeooo:paragraph-rsid="0085c703" fo:background-color="#1e1e1e"/>
    </style:style>
    <style:style style:name="P68" style:family="paragraph" style:parent-style-name="Standard">
      <style:paragraph-properties style:line-height-at-least="0.582cm"/>
      <style:text-properties fo:color="#d4d4d4" fo:language="pt" fo:country="BR" fo:background-color="#1e1e1e"/>
    </style:style>
    <style:style style:name="P69" style:family="paragraph" style:parent-style-name="Standard">
      <style:paragraph-properties style:line-height-at-least="0.582cm"/>
      <style:text-properties fo:color="#d4d4d4" fo:language="pt" fo:country="BR" officeooo:paragraph-rsid="007d9525" fo:background-color="#1e1e1e"/>
    </style:style>
    <style:style style:name="P70" style:family="paragraph" style:parent-style-name="Standard">
      <style:paragraph-properties style:line-height-at-least="0.582cm"/>
      <style:text-properties fo:color="#d4d4d4" fo:language="pt" fo:country="BR" officeooo:paragraph-rsid="007d35a0" fo:background-color="#1e1e1e"/>
    </style:style>
    <style:style style:name="P71" style:family="paragraph" style:parent-style-name="Standard">
      <style:paragraph-properties style:line-height-at-least="0.582cm"/>
      <style:text-properties fo:color="#d4d4d4" fo:language="pt" fo:country="BR" officeooo:paragraph-rsid="007b45ff" fo:background-color="#1e1e1e"/>
    </style:style>
    <style:style style:name="P72" style:family="paragraph" style:parent-style-name="Standard">
      <style:paragraph-properties style:line-height-at-least="0.582cm"/>
      <style:text-properties fo:color="#d4d4d4" fo:language="pt" fo:country="BR" officeooo:paragraph-rsid="00e0f43e" fo:background-color="#1e1e1e"/>
    </style:style>
    <style:style style:name="P73" style:family="paragraph" style:parent-style-name="Standard">
      <style:paragraph-properties style:line-height-at-least="0.582cm"/>
      <style:text-properties fo:color="#808080" style:font-name="Consolas" fo:font-size="12pt" fo:font-weight="normal" officeooo:paragraph-rsid="0085c703" fo:background-color="#1e1e1e"/>
    </style:style>
    <style:style style:name="P74" style:family="paragraph" style:parent-style-name="Standard">
      <style:paragraph-properties style:line-height-at-least="0.582cm"/>
      <style:text-properties fo:color="#6a9955" style:font-name="Consolas" fo:font-size="12pt" fo:language="pt" fo:country="BR" fo:font-weight="normal" fo:background-color="#1e1e1e"/>
    </style:style>
    <style:style style:name="P75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2b6c"/>
    </style:style>
    <style:style style:name="P76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officeooo:paragraph-rsid="00f7dce1"/>
    </style:style>
    <style:style style:name="P77" style:family="paragraph" style:parent-style-name="Standard" style:master-page-name="">
      <loext:graphic-properties draw:fill="none"/>
      <style:paragraph-properties fo:margin-left="0cm" fo:margin-right="-0.7cm" fo:text-align="start" style:justify-single-word="false" fo:text-indent="0cm" style:auto-text-indent="false" style:page-number="auto" fo:background-color="transparent"/>
      <style:text-properties officeooo:paragraph-rsid="002c7f63"/>
    </style:style>
    <style:style style:name="P7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2c7f63"/>
    </style:style>
    <style:style style:name="P7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71439"/>
    </style:style>
    <style:style style:name="P8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bbf3e"/>
    </style:style>
    <style:style style:name="P8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69d7eb"/>
    </style:style>
    <style:style style:name="P8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ddb981"/>
    </style:style>
    <style:style style:name="P83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officeooo:rsid="002af1eb" officeooo:paragraph-rsid="002af1eb"/>
    </style:style>
    <style:style style:name="P8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af1eb" style:font-size-asian="14pt" style:font-weight-asian="normal" style:font-size-complex="14pt" style:font-weight-complex="normal"/>
    </style:style>
    <style:style style:name="P8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af1eb" style:font-size-asian="14pt" style:font-weight-asian="normal" style:font-size-complex="14pt" style:font-weight-complex="normal"/>
    </style:style>
    <style:style style:name="P8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cc7de" style:font-size-asian="14pt" style:font-weight-asian="normal" style:font-size-complex="14pt" style:font-weight-complex="normal"/>
    </style:style>
    <style:style style:name="P8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27d7e" officeooo:paragraph-rsid="00327d7e" style:font-size-asian="14pt" style:font-weight-asian="normal" style:font-size-complex="14pt" style:font-weight-complex="normal"/>
    </style:style>
    <style:style style:name="P8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44f32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9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3f181" officeooo:paragraph-rsid="0043f181" style:font-size-asian="14pt" style:font-weight-asian="normal" style:font-size-complex="14pt" style:font-weight-complex="normal"/>
    </style:style>
    <style:style style:name="P9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49524a" style:font-size-asian="14pt" style:font-weight-asian="normal" style:font-size-complex="14pt" style:font-weight-complex="normal"/>
    </style:style>
    <style:style style:name="P9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3e2068" style:font-size-asian="14pt" style:font-weight-asian="normal" style:font-size-complex="14pt" style:font-weight-complex="normal"/>
    </style:style>
    <style:style style:name="P9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cbfd72" style:font-size-asian="14pt" style:font-weight-asian="normal" style:font-size-complex="14pt" style:font-weight-complex="normal"/>
    </style:style>
    <style:style style:name="P9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officeooo:paragraph-rsid="0049524a" style:font-size-asian="14pt" style:font-weight-asian="normal" style:font-size-complex="14pt" style:font-weight-complex="normal"/>
    </style:style>
    <style:style style:name="P9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7ee9c" style:font-size-asian="14pt" style:font-weight-asian="normal" style:font-size-complex="14pt" style:font-weight-complex="normal"/>
    </style:style>
    <style:style style:name="P9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8fc69" style:font-size-asian="14pt" style:font-weight-asian="normal" style:font-size-complex="14pt" style:font-weight-complex="normal"/>
    </style:style>
    <style:style style:name="P9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8fc69" officeooo:paragraph-rsid="0038fc69" style:font-size-asian="14pt" style:font-weight-asian="normal" style:font-size-complex="14pt" style:font-weight-complex="normal"/>
    </style:style>
    <style:style style:name="P9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cc362" officeooo:paragraph-rsid="004cc362" style:font-size-asian="14pt" style:font-weight-asian="normal" style:font-size-complex="14pt" style:font-weight-complex="normal"/>
    </style:style>
    <style:style style:name="P9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4f4071" style:font-size-asian="14pt" style:font-weight-asian="normal" style:font-size-complex="14pt" style:font-weight-complex="normal"/>
    </style:style>
    <style:style style:name="P10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cbfd72" style:font-size-asian="14pt" style:font-weight-asian="normal" style:font-size-complex="14pt" style:font-weight-complex="normal"/>
    </style:style>
    <style:style style:name="P10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999657" style:font-size-asian="14pt" style:font-weight-asian="normal" style:font-size-complex="14pt" style:font-weight-complex="normal"/>
    </style:style>
    <style:style style:name="P10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officeooo:paragraph-rsid="002cc7de" fo:background-color="transparent" style:font-size-asian="14pt" style:font-weight-asian="normal" style:font-size-complex="14pt" style:font-weight-complex="normal"/>
    </style:style>
    <style:style style:name="P10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officeooo:paragraph-rsid="00344f32" style:font-size-asian="14pt" style:font-weight-asian="bold" style:font-size-complex="14pt" style:font-weight-complex="bold"/>
    </style:style>
    <style:style style:name="P10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0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f4071" officeooo:paragraph-rsid="009fa7c7" fo:background-color="transparent" style:font-size-asian="14pt" style:font-weight-asian="normal" style:font-size-complex="14pt" style:font-weight-complex="normal"/>
    </style:style>
    <style:style style:name="P10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29f1c" fo:background-color="transparent" style:font-size-asian="14pt" style:font-weight-asian="normal" style:font-size-complex="14pt" style:font-weight-complex="normal"/>
    </style:style>
    <style:style style:name="P10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f9f16" fo:background-color="transparent" style:font-size-asian="14pt" style:font-weight-asian="normal" style:font-size-complex="14pt" style:font-weight-complex="normal"/>
    </style:style>
    <style:style style:name="P10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10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d40522" fo:background-color="transparent" style:font-size-asian="14pt" style:font-weight-asian="normal" style:font-size-complex="14pt" style:font-weight-complex="normal"/>
    </style:style>
    <style:style style:name="P11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9fa7c7" fo:background-color="transparent" style:font-size-asian="14pt" style:font-weight-asian="normal" style:font-size-complex="14pt" style:font-weight-complex="normal"/>
    </style:style>
    <style:style style:name="P11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officeooo:paragraph-rsid="00ad122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officeooo:paragraph-rsid="00b29f1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1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fbaf9" style:font-size-asian="14pt" style:font-weight-asian="normal" style:font-size-complex="14pt" style:font-weight-complex="normal"/>
    </style:style>
    <style:style style:name="P11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0823d" style:font-size-asian="14pt" style:font-weight-asian="normal" style:font-size-complex="14pt" style:font-weight-complex="normal"/>
    </style:style>
    <style:style style:name="P11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119be" style:font-size-asian="14pt" style:font-weight-asian="normal" style:font-size-complex="14pt" style:font-weight-complex="normal"/>
    </style:style>
    <style:style style:name="P11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0823d" style:font-size-asian="14pt" style:font-weight-asian="normal" style:font-size-complex="14pt" style:font-weight-complex="normal"/>
    </style:style>
    <style:style style:name="P12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2c896" style:font-size-asian="14pt" style:font-weight-asian="normal" style:font-size-complex="14pt" style:font-weight-complex="normal"/>
    </style:style>
    <style:style style:name="P12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officeooo:paragraph-rsid="00571439" style:font-size-asian="14pt" style:font-weight-asian="normal" style:font-size-complex="14pt" style:font-weight-complex="normal"/>
    </style:style>
    <style:style style:name="P12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800a5" officeooo:paragraph-rsid="005800a5" style:font-size-asian="14pt" style:font-weight-asian="normal" style:font-size-complex="14pt" style:font-weight-complex="normal"/>
    </style:style>
    <style:style style:name="P12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officeooo:paragraph-rsid="005bbf3e" style:font-size-asian="14pt" style:font-weight-asian="normal" style:font-size-complex="14pt" style:font-weight-complex="normal"/>
    </style:style>
    <style:style style:name="P12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117db" style:font-size-asian="14pt" style:font-weight-asian="normal" style:font-size-complex="14pt" style:font-weight-complex="normal"/>
    </style:style>
    <style:style style:name="P12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9d35f9" style:font-size-asian="14pt" style:font-weight-asian="normal" style:font-size-complex="14pt" style:font-weight-complex="normal"/>
    </style:style>
    <style:style style:name="P12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607e7" style:font-size-asian="14pt" style:font-weight-asian="normal" style:font-size-complex="14pt" style:font-weight-complex="normal"/>
    </style:style>
    <style:style style:name="P12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a6ece1" style:font-size-asian="14pt" style:font-weight-asian="normal" style:font-size-complex="14pt" style:font-weight-complex="normal"/>
    </style:style>
    <style:style style:name="P12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ddb981" style:font-size-asian="14pt" style:font-weight-asian="normal" style:font-size-complex="14pt" style:font-weight-complex="normal"/>
    </style:style>
    <style:style style:name="P12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3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5d3931" style:font-size-asian="14pt" style:font-weight-asian="normal" style:font-size-complex="14pt" style:font-weight-complex="normal"/>
    </style:style>
    <style:style style:name="P13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ddb981" style:font-size-asian="14pt" style:font-weight-asian="normal" style:font-size-complex="14pt" style:font-weight-complex="normal"/>
    </style:style>
    <style:style style:name="P13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6117db" style:font-size-asian="14pt" style:font-weight-asian="normal" style:font-size-complex="14pt" style:font-weight-complex="normal"/>
    </style:style>
    <style:style style:name="P13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607e7" style:font-size-asian="14pt" style:font-weight-asian="normal" style:font-size-complex="14pt" style:font-weight-complex="normal"/>
    </style:style>
    <style:style style:name="P13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7528a" style:font-size-asian="14pt" style:font-weight-asian="normal" style:font-size-complex="14pt" style:font-weight-complex="normal"/>
    </style:style>
    <style:style style:name="P13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1ead1" officeooo:paragraph-rsid="0071ead1" style:font-size-asian="14pt" style:font-weight-asian="normal" style:font-size-complex="14pt" style:font-weight-complex="normal"/>
    </style:style>
    <style:style style:name="P13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3708d" style:font-size-asian="14pt" style:font-weight-asian="normal" style:font-size-complex="14pt" style:font-weight-complex="normal"/>
    </style:style>
    <style:style style:name="P13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48482" style:font-size-asian="14pt" style:font-weight-asian="normal" style:font-size-complex="14pt" style:font-weight-complex="normal"/>
    </style:style>
    <style:style style:name="P13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854af" style:font-size-asian="14pt" style:font-weight-asian="normal" style:font-size-complex="14pt" style:font-weight-complex="normal"/>
    </style:style>
    <style:style style:name="P13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style:font-size-asian="14pt" style:font-weight-asian="normal" style:font-size-complex="14pt" style:font-weight-complex="normal"/>
    </style:style>
    <style:style style:name="P14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425fc" officeooo:paragraph-rsid="009d35f9" style:font-size-asian="14pt" style:font-weight-asian="normal" style:font-size-complex="14pt" style:font-weight-complex="normal"/>
    </style:style>
    <style:style style:name="P14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6e225" officeooo:paragraph-rsid="0052c896" style:font-size-asian="14pt" style:font-weight-asian="normal" style:font-size-complex="14pt" style:font-weight-complex="normal"/>
    </style:style>
    <style:style style:name="P14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officeooo:paragraph-rsid="00ddb981" style:font-size-asian="14pt" style:font-weight-asian="normal" style:font-size-complex="14pt" style:font-weight-complex="normal"/>
    </style:style>
    <style:style style:name="P14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officeooo:paragraph-rsid="00ddb981" style:font-size-asian="14pt" style:font-weight-asian="normal" style:font-size-complex="14pt" style:font-weight-complex="normal"/>
    </style:style>
    <style:style style:name="P14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0a58d" officeooo:paragraph-rsid="005bbf3e" style:font-size-asian="14pt" style:font-weight-asian="normal" style:font-size-complex="14pt" style:font-weight-complex="normal"/>
    </style:style>
    <style:style style:name="P14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fo:background-color="transparent" style:font-size-asian="14pt" style:font-weight-asian="normal" style:font-size-complex="14pt" style:font-weight-complex="normal"/>
    </style:style>
    <style:style style:name="P14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35a0" fo:background-color="transparent" style:font-size-asian="14pt" style:font-weight-asian="normal" style:font-size-complex="14pt" style:font-weight-complex="normal"/>
    </style:style>
    <style:style style:name="P14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44b7" fo:background-color="transparent" style:font-size-asian="14pt" style:font-weight-asian="normal" style:font-size-complex="14pt" style:font-weight-complex="normal"/>
    </style:style>
    <style:style style:name="P14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462f3" fo:background-color="transparent" style:font-size-asian="14pt" style:font-weight-asian="normal" style:font-size-complex="14pt" style:font-weight-complex="normal"/>
    </style:style>
    <style:style style:name="P14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5da85" fo:background-color="transparent" style:font-size-asian="14pt" style:font-weight-asian="normal" style:font-size-complex="14pt" style:font-weight-complex="normal"/>
    </style:style>
    <style:style style:name="P15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c850" officeooo:paragraph-rsid="0087c850" fo:background-color="transparent" style:font-size-asian="14pt" style:font-weight-asian="normal" style:font-size-complex="14pt" style:font-weight-complex="normal"/>
    </style:style>
    <style:style style:name="P15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officeooo:paragraph-rsid="008074b8" fo:background-color="transparent" style:font-size-asian="14pt" style:font-weight-asian="normal" style:font-size-complex="14pt" style:font-weight-complex="normal"/>
    </style:style>
    <style:style style:name="P15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7c850" fo:background-color="transparent" style:font-size-asian="14pt" style:font-weight-asian="normal" style:font-size-complex="14pt" style:font-weight-complex="normal"/>
    </style:style>
    <style:style style:name="P15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f67" fo:background-color="transparent" style:font-size-asian="14pt" style:font-weight-asian="normal" style:font-size-complex="14pt" style:font-weight-complex="normal"/>
    </style:style>
    <style:style style:name="P154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cf6" fo:background-color="transparent" style:font-size-asian="14pt" style:font-weight-asian="normal" style:font-size-complex="14pt" style:font-weight-complex="normal"/>
    </style:style>
    <style:style style:name="P15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officeooo:paragraph-rsid="008f4f67" fo:background-color="transparent" style:font-size-asian="14pt" style:font-weight-asian="normal" style:font-size-complex="14pt" style:font-weight-complex="normal"/>
    </style:style>
    <style:style style:name="P15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officeooo:paragraph-rsid="00999657" fo:background-color="transparent" style:font-size-asian="14pt" style:font-weight-asian="normal" style:font-size-complex="14pt" style:font-weight-complex="normal"/>
    </style:style>
    <style:style style:name="P15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5bbf3e" officeooo:paragraph-rsid="005bbf3e" style:font-size-asian="14pt" style:font-weight-asian="normal" style:font-size-complex="14pt" style:font-weight-complex="normal"/>
    </style:style>
    <style:style style:name="P15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italic" fo:font-weight="normal" officeooo:rsid="009fa7c7" officeooo:paragraph-rsid="00af9f16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15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fo:letter-spacing="normal" officeooo:paragraph-rsid="00b16f0c"/>
    </style:style>
    <style:style style:name="P16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73708d" officeooo:paragraph-rsid="0071ead1" style:font-size-asian="14pt" style:font-weight-asian="bold" style:font-size-complex="14pt" style:font-weight-complex="bold"/>
    </style:style>
    <style:style style:name="P161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2e15bb" officeooo:paragraph-rsid="00327d7e" style:font-size-asian="18pt" style:font-weight-asian="bold" style:font-size-complex="18pt" style:font-weight-complex="bold"/>
    </style:style>
    <style:style style:name="P16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79dba" officeooo:paragraph-rsid="00479dba" style:font-size-asian="18pt" style:font-weight-asian="bold" style:font-size-complex="18pt" style:font-weight-complex="bold"/>
    </style:style>
    <style:style style:name="P163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4cc362" style:font-size-asian="18pt" style:font-weight-asian="bold" style:font-size-complex="18pt" style:font-weight-complex="bold"/>
    </style:style>
    <style:style style:name="P16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65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6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67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68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71ead1" style:font-size-asian="18pt" style:font-weight-asian="bold" style:font-size-complex="18pt" style:font-weight-complex="bold"/>
    </style:style>
    <style:style style:name="P169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22pt" fo:letter-spacing="normal" fo:language="pt" fo:country="BR" fo:font-style="normal" fo:font-weight="bold" officeooo:rsid="00a8d171" officeooo:paragraph-rsid="00a8d171" fo:background-color="transparent" style:font-size-asian="22pt" style:font-weight-asian="bold" style:font-size-complex="22pt" style:font-weight-complex="bold"/>
    </style:style>
    <style:style style:name="P170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7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854af" officeooo:paragraph-rsid="007b45ff" fo:background-color="#1e1e1e" style:font-size-asian="14pt" style:font-weight-asian="normal" style:font-size-complex="14pt" style:font-weight-complex="normal"/>
    </style:style>
    <style:style style:name="P17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3708d" officeooo:paragraph-rsid="0073708d" fo:background-color="#1e1e1e" style:font-size-asian="14pt" style:font-weight-asian="normal" style:font-size-complex="14pt" style:font-weight-complex="normal"/>
    </style:style>
    <style:style style:name="P17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87d59c" officeooo:paragraph-rsid="008f4f67" fo:background-color="#1e1e1e" style:font-size-asian="14pt" style:font-weight-asian="normal" style:font-size-complex="14pt" style:font-weight-complex="normal"/>
    </style:style>
    <style:style style:name="P17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7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officeooo:paragraph-rsid="002c7f63" style:font-size-asian="14pt" style:font-weight-asian="normal" style:font-size-complex="14pt" style:font-weight-complex="normal"/>
    </style:style>
    <style:style style:name="P17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808080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7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158466" style:text-line-through-style="none" style:text-line-through-type="none" style:font-name="Microsoft Sans Serif1" fo:font-size="14pt" fo:letter-spacing="normal" fo:language="pt" fo:country="BR" fo:font-style="normal" fo:font-weight="normal" officeooo:rsid="00949358" officeooo:paragraph-rsid="00949358" fo:background-color="transparent" style:font-size-asian="14pt" style:font-weight-asian="normal" style:font-size-complex="14pt" style:font-weight-complex="normal"/>
    </style:style>
    <style:style style:name="P178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780373" style:text-line-through-style="none" style:text-line-through-type="none" style:font-name="Microsoft Sans Serif" fo:font-size="18pt" fo:letter-spacing="normal" fo:language="pt" fo:country="BR" fo:font-style="normal" style:text-underline-style="solid" style:text-underline-width="auto" style:text-underline-color="font-color" fo:font-weight="bold" officeooo:rsid="0059ea71" officeooo:paragraph-rsid="008f4cf6" fo:background-color="transparent" style:font-size-asian="18pt" style:font-weight-asian="bold" style:font-size-complex="18pt" style:font-weight-complex="bold"/>
    </style:style>
    <style:style style:name="P17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bf0041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d40522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80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style:font-name="Microsoft Sans Serif" fo:font-size="18pt" fo:language="pt" fo:country="BR" fo:font-weight="bold" officeooo:rsid="0011dbb3" officeooo:paragraph-rsid="00479dba" style:font-size-asian="18pt" style:font-weight-asian="bold" style:font-size-complex="18pt" style:font-weight-complex="bold"/>
    </style:style>
    <style:style style:name="P18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5800a5" officeooo:paragraph-rsid="005800a5"/>
    </style:style>
    <style:style style:name="P18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074b8"/>
    </style:style>
    <style:style style:name="P18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f4f67"/>
    </style:style>
    <style:style style:name="P18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8b8b3"/>
    </style:style>
    <style:style style:name="P18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officeooo:paragraph-rsid="00b16f0c"/>
    </style:style>
    <style:style style:name="P18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b0f261"/>
    </style:style>
    <style:style style:name="P18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f1f19d"/>
    </style:style>
    <style:style style:name="P188" style:family="paragraph" style:parent-style-name="Standard">
      <loext:graphic-properties draw:fill="none"/>
      <style:paragraph-properties fo:margin-left="0cm" fo:margin-right="-0.7cm" style:line-height-at-least="0.582cm" fo:text-align="justify" style:justify-single-word="false" fo:text-indent="0cm" style:auto-text-indent="false" fo:background-color="transparent"/>
      <style:text-properties officeooo:paragraph-rsid="00975697"/>
    </style:style>
    <style:style style:name="P18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074b8" officeooo:paragraph-rsid="008074b8"/>
    </style:style>
    <style:style style:name="P19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15750" officeooo:paragraph-rsid="00815750"/>
    </style:style>
    <style:style style:name="P19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2d4df"/>
    </style:style>
    <style:style style:name="P19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64a14"/>
    </style:style>
    <style:style style:name="P19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462f3" officeooo:paragraph-rsid="008462f3"/>
    </style:style>
    <style:style style:name="P19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5da85" officeooo:paragraph-rsid="0085da85"/>
    </style:style>
    <style:style style:name="P19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158466" officeooo:rsid="00949358" officeooo:paragraph-rsid="00949358"/>
    </style:style>
    <style:style style:name="P19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49358" fo:background-color="#1c1c1c"/>
    </style:style>
    <style:style style:name="P19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37ee9c" officeooo:paragraph-rsid="009d35f9"/>
    </style:style>
    <style:style style:name="P19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9cdcfe" style:font-name="Consolas" fo:font-size="12pt" fo:font-weight="normal" officeooo:rsid="008462f3" officeooo:paragraph-rsid="008462f3" fo:background-color="#1e1e1e"/>
    </style:style>
    <style:style style:name="P19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808080" style:font-name="Consolas" fo:font-size="12pt" fo:font-weight="normal" officeooo:paragraph-rsid="008f4f67" fo:background-color="#1e1e1e"/>
    </style:style>
    <style:style style:name="P20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2dab23" officeooo:paragraph-rsid="002dab23"/>
    </style:style>
    <style:style style:name="P201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reak-before="pag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202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reak-before="pag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a52b8b" officeooo:paragraph-rsid="00a52b8b" fo:background-color="transparent" style:font-size-asian="18pt" style:font-weight-asian="bold" style:font-size-complex="18pt" style:font-weight-complex="bold"/>
    </style:style>
    <style:style style:name="P203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reak-before="pag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71ead1" style:font-size-asian="18pt" style:font-weight-asian="bold" style:font-size-complex="18pt" style:font-weight-complex="bold"/>
    </style:style>
    <style:style style:name="P20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reak-before="pag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4cc362" style:font-size-asian="18pt" style:font-weight-asian="bold" style:font-size-complex="18pt" style:font-weight-complex="bold"/>
    </style:style>
    <style:style style:name="P205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reak-before="page" fo:background-color="transparent"/>
      <style:text-properties fo:color="#ce181e" style:font-name="Microsoft Sans Serif" fo:font-size="18pt" fo:language="pt" fo:country="BR" fo:font-weight="bold" officeooo:rsid="0011dbb3" officeooo:paragraph-rsid="00327d7e" style:font-size-asian="18pt" style:font-weight-asian="bold" style:font-size-complex="18pt" style:font-weight-complex="bold"/>
    </style:style>
    <style:style style:name="P206" style:family="paragraph" style:parent-style-name="Standard" style:master-page-name="">
      <loext:graphic-properties draw:fill="none"/>
      <style:paragraph-properties fo:margin-left="0cm" fo:margin-right="-1.101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207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officeooo:paragraph-rsid="009d35f9"/>
    </style:style>
    <style:style style:name="P20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27d7e" officeooo:paragraph-rsid="00327d7e" style:font-size-asian="14pt" style:font-weight-asian="normal" style:font-size-complex="14pt" style:font-weight-complex="normal"/>
    </style:style>
    <style:style style:name="P20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cc362" officeooo:paragraph-rsid="004cc362" style:font-size-asian="14pt" style:font-weight-asian="normal" style:font-size-complex="14pt" style:font-weight-complex="normal"/>
    </style:style>
    <style:style style:name="P21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4f4071" style:font-size-asian="14pt" style:font-weight-asian="normal" style:font-size-complex="14pt" style:font-weight-complex="normal"/>
    </style:style>
    <style:style style:name="P21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505dcb" officeooo:paragraph-rsid="00da1861" style:font-size-asian="14pt" style:font-weight-asian="normal" style:font-size-complex="14pt" style:font-weight-complex="normal"/>
    </style:style>
    <style:style style:name="P21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505dcb" officeooo:paragraph-rsid="00505dcb" style:font-size-asian="14pt" style:font-weight-asian="normal" style:font-size-complex="14pt" style:font-weight-complex="normal"/>
    </style:style>
    <style:style style:name="P213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29f1c" fo:background-color="transparent" style:font-size-asian="14pt" style:font-weight-asian="normal" style:font-size-complex="14pt" style:font-weight-complex="normal"/>
    </style:style>
    <style:style style:name="P214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90641" fo:background-color="transparent" style:font-size-asian="14pt" style:font-weight-asian="normal" style:font-size-complex="14pt" style:font-weight-complex="normal"/>
    </style:style>
    <style:style style:name="P21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216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officeooo:paragraph-rsid="00e2df3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1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21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344f32"/>
    </style:style>
    <style:style style:name="P21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3aecb0"/>
    </style:style>
    <style:style style:name="P22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39e13f"/>
    </style:style>
    <style:style style:name="P22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49524a"/>
    </style:style>
    <style:style style:name="P22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4aa96c"/>
    </style:style>
    <style:style style:name="P223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be9001"/>
    </style:style>
    <style:style style:name="P224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c043b6"/>
    </style:style>
    <style:style style:name="P225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b0f261"/>
    </style:style>
    <style:style style:name="P226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af9f16"/>
    </style:style>
    <style:style style:name="P227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d1ac93"/>
    </style:style>
    <style:style style:name="P228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orphans="2" fo:widows="2" fo:text-indent="0cm" style:auto-text-indent="false" style:page-number="auto" fo:background-color="transparent"/>
      <style:text-properties officeooo:paragraph-rsid="00f33777"/>
    </style:style>
    <style:style style:name="P229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f33777"/>
    </style:style>
    <style:style style:name="P230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officeooo:rsid="0037ee9c" officeooo:paragraph-rsid="009d35f9"/>
    </style:style>
    <style:style style:name="P23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color="#000000" style:font-name="Microsoft Sans Serif" fo:font-size="14pt" fo:language="pt" fo:country="BR" fo:font-weight="normal" officeooo:rsid="003e2068" officeooo:paragraph-rsid="00a52b8b" style:font-size-asian="14pt" style:font-weight-asian="normal" style:font-size-complex="14pt" style:font-weight-complex="normal"/>
    </style:style>
    <style:style style:name="P232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officeooo:paragraph-rsid="00b0f261"/>
    </style:style>
    <style:style style:name="P233" style:family="paragraph" style:parent-style-name="Standard" style:master-page-name="">
      <loext:graphic-properties draw:fill="none"/>
      <style:paragraph-properties fo:margin-left="0cm" fo:margin-right="-0.801cm" style:line-height-at-least="0.582cm" fo:text-align="start" style:justify-single-word="false" fo:text-indent="0cm" style:auto-text-indent="false" style:page-number="auto" fo:background-color="transparent"/>
      <style:text-properties officeooo:paragraph-rsid="00c043b6"/>
    </style:style>
    <style:style style:name="P234" style:family="paragraph" style:parent-style-name="Standard" style:master-page-name="">
      <loext:graphic-properties draw:fill="none"/>
      <style:paragraph-properties fo:margin-left="0cm" fo:margin-right="-1.199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235" style:family="paragraph" style:parent-style-name="Standard" style:master-page-name="">
      <loext:graphic-properties draw:fill="none"/>
      <style:paragraph-properties fo:margin-left="0cm" fo:margin-right="-1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f7dce1" fo:background-color="transparent" style:font-size-asian="14pt" style:font-weight-asian="normal" style:font-size-complex="14pt" style:font-weight-complex="normal"/>
    </style:style>
    <style:style style:name="P236" style:family="paragraph" style:parent-style-name="Standard" style:list-style-name="L1">
      <style:paragraph-properties fo:text-align="start" style:justify-single-word="false"/>
      <style:text-properties officeooo:paragraph-rsid="002233c6"/>
    </style:style>
    <style:style style:name="P237" style:family="paragraph" style:parent-style-name="Standard" style:list-style-name="L3">
      <style:paragraph-properties fo:text-align="start" style:justify-single-word="false"/>
      <style:text-properties officeooo:paragraph-rsid="003c342f"/>
    </style:style>
    <style:style style:name="P238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3aecb0"/>
    </style:style>
    <style:style style:name="P239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officeooo:paragraph-rsid="0067528a"/>
    </style:style>
    <style:style style:name="P240" style:family="paragraph" style:parent-style-name="Standard" style:list-style-name="L1">
      <style:paragraph-properties fo:text-align="start" style:justify-single-word="false"/>
      <style:text-properties fo:font-weight="normal" officeooo:paragraph-rsid="009d35f9" style:font-weight-asian="normal" style:font-weight-complex="normal"/>
    </style:style>
    <style:style style:name="P241" style:family="paragraph" style:parent-style-name="Standard" style:list-style-name="L2">
      <style:paragraph-properties fo:text-align="start" style:justify-single-word="false"/>
      <style:text-properties style:font-name="Microsoft Sans Serif" fo:font-size="14pt" officeooo:paragraph-rsid="001630a1" style:font-size-asian="14pt" style:font-size-complex="14pt"/>
    </style:style>
    <style:style style:name="P242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officeooo:paragraph-rsid="0067528a" style:font-size-asian="14pt" style:font-weight-asian="normal" style:font-size-complex="14pt" style:font-weight-complex="normal"/>
    </style:style>
    <style:style style:name="P243" style:family="paragraph" style:parent-style-name="Standard" style:list-style-name="L12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44" style:family="paragraph" style:parent-style-name="Standard" style:list-style-name="L12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edb1e8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45" style:family="paragraph" style:parent-style-name="Standard" style:list-style-name="L12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ef14a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46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f7dce1" fo:background-color="transparent" style:font-size-asian="14pt" style:font-weight-asian="normal" style:font-size-complex="14pt" style:font-weight-complex="normal"/>
    </style:style>
    <style:style style:name="P247" style:family="paragraph" style:parent-style-name="Standard" style:list-style-name="L15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5857b" officeooo:paragraph-rsid="00b5857b" fo:background-color="transparent" style:font-size-asian="14pt" style:font-weight-asian="normal" style:font-size-complex="14pt" style:font-weight-complex="normal"/>
    </style:style>
    <style:style style:name="P248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rsid="009d35f9" officeooo:paragraph-rsid="009d35f9"/>
    </style:style>
    <style:style style:name="P249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paragraph-rsid="009d35f9"/>
    </style:style>
    <style:style style:name="P250" style:family="paragraph" style:parent-style-name="Standard" style:list-style-name="L7">
      <loext:graphic-properties draw:fill="none"/>
      <style:paragraph-properties style:line-height-at-least="0.582cm" fo:text-align="start" style:justify-single-word="false" fo:background-color="transparent"/>
      <style:text-properties officeooo:paragraph-rsid="007d44b7"/>
    </style:style>
    <style:style style:name="P251" style:family="paragraph" style:parent-style-name="Standard" style:list-style-name="L9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52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53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paragraph-rsid="00c14d64"/>
    </style:style>
    <style:style style:name="P254" style:family="paragraph" style:parent-style-name="Standard" style:list-style-name="L11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55" style:family="paragraph" style:parent-style-name="Standard" style:list-style-name="L11">
      <loext:graphic-properties draw:fill="none"/>
      <style:paragraph-properties style:line-height-at-least="0.582cm" fo:text-align="start" style:justify-single-word="false" fo:background-color="transparent"/>
      <style:text-properties officeooo:paragraph-rsid="00c043b6"/>
    </style:style>
    <style:style style:name="P256" style:family="paragraph" style:parent-style-name="Standard" style:list-style-name="L13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2b6c"/>
    </style:style>
    <style:style style:name="P257" style:family="paragraph" style:parent-style-name="Standard" style:list-style-name="L13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9001"/>
    </style:style>
    <style:style style:name="P258" style:family="paragraph" style:parent-style-name="Standard" style:list-style-name="L14">
      <loext:graphic-properties draw:fill="none"/>
      <style:paragraph-properties style:line-height-at-least="0.582cm" fo:text-align="start" style:justify-single-word="false" fo:background-color="transparent"/>
      <style:text-properties officeooo:paragraph-rsid="00f7dce1"/>
    </style:style>
    <style:style style:name="P259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rsid="00c14d64" officeooo:paragraph-rsid="00c14d64"/>
    </style:style>
    <style:style style:name="P260" style:family="paragraph" style:parent-style-name="Standard" style:list-style-name="L13">
      <loext:graphic-properties draw:fill="none"/>
      <style:paragraph-properties fo:background-color="transparent"/>
      <style:text-properties officeooo:paragraph-rsid="00edb1e8"/>
    </style:style>
    <style:style style:name="P261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rsid="00fa40f0" officeooo:paragraph-rsid="00fa40f0"/>
    </style:style>
    <style:style style:name="P262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rsid="00fbc45d" officeooo:paragraph-rsid="00fbc45d"/>
    </style:style>
    <style:style style:name="P263" style:family="paragraph" style:parent-style-name="Standard" style:list-style-name="L8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5da85"/>
    </style:style>
    <style:style style:name="P264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560d5" officeooo:paragraph-rsid="00b0f26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65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9064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66" style:family="paragraph" style:parent-style-name="Standard" style:list-style-name="L13" style:master-page-name="">
      <loext:graphic-properties draw:fill="none"/>
      <style:paragraph-properties fo:margin-left="0.9cm" fo:margin-right="-0.9cm" style:line-height-at-least="0.582cm" fo:text-align="start" style:justify-single-word="false" fo:orphans="2" fo:widows="2" fo:text-indent="-0.3cm" style:auto-text-indent="false" style:page-number="auto" fo:background-color="transparent"/>
      <style:text-properties officeooo:paragraph-rsid="00be9001"/>
    </style:style>
    <style:style style:name="T1" style:family="text">
      <style:text-properties officeooo:rsid="000460f8"/>
    </style:style>
    <style:style style:name="T2" style:family="text">
      <style:text-properties officeooo:rsid="00067250"/>
    </style:style>
    <style:style style:name="T3" style:family="text">
      <style:text-properties officeooo:rsid="00072123"/>
    </style:style>
    <style:style style:name="T4" style:family="text">
      <style:text-properties officeooo:rsid="00084753"/>
    </style:style>
    <style:style style:name="T5" style:family="text">
      <style:text-properties fo:language="pt" fo:country="BR" officeooo:rsid="00008cc1"/>
    </style:style>
    <style:style style:name="T6" style:family="text">
      <style:text-properties fo:language="pt" fo:country="BR" officeooo:rsid="000289fa"/>
    </style:style>
    <style:style style:name="T7" style:family="text">
      <style:text-properties fo:language="pt" fo:country="BR" officeooo:rsid="00084753"/>
    </style:style>
    <style:style style:name="T8" style:family="text">
      <style:text-properties fo:language="pt" fo:country="BR" style:text-underline-style="solid" style:text-underline-width="auto" style:text-underline-color="font-color" officeooo:rsid="00008cc1"/>
    </style:style>
    <style:style style:name="T9" style:family="text">
      <style:text-properties fo:language="pt" fo:country="BR" fo:font-weight="normal" officeooo:rsid="009d35f9" style:font-weight-asian="normal" style:font-weight-complex="normal"/>
    </style:style>
    <style:style style:name="T10" style:family="text">
      <style:text-properties fo:font-variant="normal" fo:text-transform="none" fo:color="#202124" fo:letter-spacing="normal"/>
    </style:style>
    <style:style style:name="T1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aecb0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0e48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9524a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57a0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01e7a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7f63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c7de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5f92b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9e13f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aecb0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de2f4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0e48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57a0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4478c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a52b8b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cb2193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cbfd72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d9f798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da1861" style:font-size-asian="14pt" style:font-weight-asian="normal" style:font-size-complex="14pt" style:font-weight-complex="normal"/>
    </style:style>
    <style:style style:name="T42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344f32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0e48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a96c" style:font-size-asian="14pt" style:font-weight-asian="normal" style:font-size-complex="14pt" style:font-weight-complex="normal"/>
    </style:style>
    <style:style style:name="T46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0460f8" style:font-size-asian="14pt" style:font-weight-asian="normal" style:font-size-complex="14pt" style:font-weight-complex="normal"/>
    </style:style>
    <style:style style:name="T47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0460f8" style:font-size-asian="14pt" style:font-weight-asian="bold" style:font-size-complex="14pt" style:font-weight-complex="bold"/>
    </style:style>
    <style:style style:name="T48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4a0e48" style:font-size-asian="14pt" style:font-weight-asian="bold" style:font-size-complex="14pt" style:font-weight-complex="bold"/>
    </style:style>
    <style:style style:name="T49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none" fo:font-weight="normal" officeooo:rsid="004a0e48" style:font-size-asian="14pt" style:font-weight-asian="normal" style:font-size-complex="14pt" style:font-weight-complex="normal"/>
    </style:style>
    <style:style style:name="T50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none" fo:font-weight="normal" officeooo:rsid="00344f32" style:font-size-asian="14pt" style:font-weight-asian="normal" style:font-size-complex="14pt" style:font-weight-complex="normal"/>
    </style:style>
    <style:style style:name="T51" style:family="text">
      <style:text-properties fo:font-variant="normal" fo:text-transform="none" fo:color="#000000" fo:letter-spacing="normal" fo:language="pt" fo:country="BR" fo:font-style="normal" fo:font-weight="normal" officeooo:rsid="0014478c" style:font-weight-asian="normal" style:font-weight-complex="normal"/>
    </style:style>
    <style:style style:name="T52" style:family="text">
      <style:text-properties fo:font-variant="normal" fo:text-transform="none" fo:color="#000000" fo:letter-spacing="normal" fo:language="pt" fo:country="BR" fo:font-style="normal" fo:font-weight="normal" officeooo:rsid="001630a1" style:font-weight-asian="normal" style:font-weight-complex="normal"/>
    </style:style>
    <style:style style:name="T53" style:family="text">
      <style:text-properties fo:font-variant="normal" fo:text-transform="none" fo:color="#000000" fo:letter-spacing="normal" fo:language="pt" fo:country="BR" fo:font-style="normal" fo:font-weight="normal" officeooo:rsid="000c7a58" style:font-weight-asian="normal" style:font-weight-complex="normal"/>
    </style:style>
    <style:style style:name="T54" style:family="text">
      <style:text-properties fo:font-variant="normal" fo:text-transform="none" fo:color="#000000" fo:letter-spacing="normal" fo:language="pt" fo:country="BR" fo:font-style="normal" fo:font-weight="normal" officeooo:rsid="000b6002" style:font-weight-asian="normal" style:font-weight-complex="normal"/>
    </style:style>
    <style:style style:name="T55" style:family="text">
      <style:text-properties fo:font-variant="normal" fo:text-transform="none" fo:color="#000000" fo:letter-spacing="normal" fo:language="pt" fo:country="BR" fo:font-style="normal" fo:font-weight="normal" officeooo:rsid="000b730f" style:font-weight-asian="normal" style:font-weight-complex="normal"/>
    </style:style>
    <style:style style:name="T56" style:family="text">
      <style:text-properties fo:font-variant="normal" fo:text-transform="none" fo:color="#000000" fo:letter-spacing="normal" fo:language="pt" fo:country="BR" fo:font-style="normal" fo:font-weight="normal" officeooo:rsid="000dd1af" style:font-weight-asian="normal" style:font-weight-complex="normal"/>
    </style:style>
    <style:style style:name="T57" style:family="text">
      <style:text-properties fo:font-variant="normal" fo:text-transform="none" fo:color="#000000" fo:letter-spacing="normal" fo:language="pt" fo:country="BR" fo:font-style="normal" fo:font-weight="normal" officeooo:rsid="000c5d1b" style:font-weight-asian="normal" style:font-weight-complex="normal"/>
    </style:style>
    <style:style style:name="T58" style:family="text">
      <style:text-properties fo:font-variant="normal" fo:text-transform="none" fo:color="#000000" fo:letter-spacing="normal" fo:language="pt" fo:country="BR" fo:font-style="normal" fo:font-weight="normal" officeooo:rsid="009d35f9" style:font-weight-asian="normal" style:font-weight-complex="normal"/>
    </style:style>
    <style:style style:name="T59" style:family="text">
      <style:text-properties fo:font-variant="normal" fo:text-transform="none" fo:color="#000000" fo:letter-spacing="normal" fo:language="pt" fo:country="BR" fo:font-style="normal" fo:font-weight="normal" officeooo:rsid="00c5cce9" style:font-weight-asian="normal" style:font-weight-complex="normal"/>
    </style:style>
    <style:style style:name="T60" style:family="text">
      <style:text-properties fo:font-variant="normal" fo:text-transform="none" fo:color="#000000" fo:letter-spacing="normal" fo:language="pt" fo:country="BR" fo:font-style="normal" fo:font-weight="bold" officeooo:rsid="000b6002" style:font-weight-asian="bold" style:font-weight-complex="bold"/>
    </style:style>
    <style:style style:name="T61" style:family="text">
      <style:text-properties fo:font-variant="normal" fo:text-transform="none" fo:color="#000000" fo:letter-spacing="normal" fo:language="pt" fo:country="BR" fo:font-style="normal" fo:font-weight="bold" officeooo:rsid="000c7a58" style:font-weight-asian="bold" style:font-weight-complex="bold"/>
    </style:style>
    <style:style style:name="T62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bold" officeooo:rsid="000b6002" style:font-weight-asian="bold" style:font-weight-complex="bold"/>
    </style:style>
    <style:style style:name="T63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0b6002" style:font-weight-asian="normal" style:font-weight-complex="normal"/>
    </style:style>
    <style:style style:name="T64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1630a1" style:font-weight-asian="normal" style:font-weight-complex="normal"/>
    </style:style>
    <style:style style:name="T65" style:family="text">
      <style:text-properties fo:font-variant="normal" fo:text-transform="none" fo:color="#000000" fo:letter-spacing="normal" fo:font-style="normal" fo:font-weight="bold" officeooo:rsid="000460f8" style:font-weight-asian="bold" style:font-weight-complex="bold"/>
    </style:style>
    <style:style style:name="T66" style:family="text">
      <style:text-properties fo:font-variant="normal" fo:text-transform="none" fo:color="#000000" fo:letter-spacing="normal" fo:font-style="normal" fo:font-weight="normal" officeooo:rsid="00101e7a" style:font-weight-asian="normal" style:font-weight-complex="normal"/>
    </style:style>
    <style:style style:name="T67" style:family="text">
      <style:text-properties fo:font-variant="normal" fo:text-transform="none" fo:color="#000000" fo:letter-spacing="normal" fo:font-style="normal" fo:font-weight="normal" officeooo:rsid="0013c01d" style:font-weight-asian="normal" style:font-weight-complex="normal"/>
    </style:style>
    <style:style style:name="T68" style:family="text">
      <style:text-properties fo:font-variant="normal" fo:text-transform="none" fo:color="#000000" fo:letter-spacing="normal" fo:font-style="normal" fo:font-weight="normal" officeooo:rsid="0009fab9" style:font-weight-asian="normal" style:font-weight-complex="normal"/>
    </style:style>
    <style:style style:name="T69" style:family="text">
      <style:text-properties fo:font-variant="normal" fo:text-transform="none" fo:color="#000000" fo:letter-spacing="normal" fo:font-style="normal" fo:font-weight="normal" officeooo:rsid="000460f8" style:font-weight-asian="normal" style:font-weight-complex="normal"/>
    </style:style>
    <style:style style:name="T70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officeooo:rsid="000460f8" style:font-weight-asian="bold" style:font-weight-complex="bold"/>
    </style:style>
    <style:style style:name="T71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0009fab9" style:font-weight-asian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style:font-size-asian="14pt" style:font-weight-asian="normal" style:font-size-complex="14pt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style:font-size-asian="14pt" style:font-weight-asian="normal" style:font-size-complex="14pt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style:font-size-asian="14pt" style:font-weight-asian="normal" style:font-size-complex="14pt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style:font-size-asian="14pt" style:font-weight-asian="normal" style:font-size-complex="14pt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dbbd90" style:font-size-asian="14pt" style:font-weight-asian="normal" style:font-size-complex="14pt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fo:background-color="transparent" loext:char-shading-value="0" style:font-size-asian="14pt" style:font-weight-asian="normal" style:font-size-complex="14pt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da85" fo:background-color="transparent" loext:char-shading-value="0" style:font-size-asian="14pt" style:font-weight-asian="normal" style:font-size-complex="14pt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64a14" fo:background-color="transparent" loext:char-shading-value="0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15fef" fo:background-color="transparent" loext:char-shading-value="0" style:font-size-asian="14pt" style:font-weight-asian="normal" style:font-size-complex="14pt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57b11" fo:background-color="transparent" loext:char-shading-value="0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weight-asian="normal" style:font-size-complex="14pt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8b8b3" fo:background-color="transparent" loext:char-shading-value="0" style:font-size-asian="14pt" style:font-weight-asian="normal" style:font-size-complex="14pt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9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aee63" fo:background-color="transparent" loext:char-shading-value="0" style:font-size-asian="14pt" style:font-weight-asian="normal" style:font-size-complex="14pt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fo:background-color="transparent" loext:char-shading-value="0" style:font-size-asian="14pt" style:font-weight-asian="normal" style:font-size-complex="14pt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10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074b8" fo:background-color="transparent" loext:char-shading-value="0" style:font-size-asian="14pt" style:font-weight-asian="bold" style:font-size-complex="14pt" style:font-weight-complex="bold"/>
    </style:style>
    <style:style style:name="T10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36983" fo:background-color="transparent" loext:char-shading-value="0" style:font-size-asian="14pt" style:font-weight-asian="bold" style:font-size-complex="14pt" style:font-weight-complex="bold"/>
    </style:style>
    <style:style style:name="T10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10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10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fo:background-color="transparent" loext:char-shading-value="0" style:font-size-asian="14pt" style:font-weight-asian="normal" style:font-size-complex="14pt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10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11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11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11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571439" style:font-size-asian="14pt" style:font-weight-asian="normal" style:font-size-complex="14pt" style:font-weight-complex="normal"/>
    </style:style>
    <style:style style:name="T11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f4f67" fo:background-color="transparent" loext:char-shading-value="0" style:font-size-asian="14pt" style:font-weight-asian="bold" style:font-size-complex="14pt" style:font-weight-complex="bold"/>
    </style:style>
    <style:style style:name="T11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11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571439" style:font-size-asian="14pt" style:font-weight-asian="bold" style:font-size-complex="14pt" style:font-weight-complex="bold"/>
    </style:style>
    <style:style style:name="T11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1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560d5" fo:background-color="transparent" loext:char-shading-value="0" style:font-size-asian="14pt" style:font-weight-asian="normal" style:font-size-complex="14pt" style:font-weight-complex="normal"/>
    </style:style>
    <style:style style:name="T12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f9f16" fo:background-color="transparent" loext:char-shading-value="0" style:font-size-asian="14pt" style:font-weight-asian="normal" style:font-size-complex="14pt" style:font-weight-complex="normal"/>
    </style:style>
    <style:style style:name="T12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0f261" fo:background-color="transparent" loext:char-shading-value="0" style:font-size-asian="14pt" style:font-weight-asian="normal" style:font-size-complex="14pt" style:font-weight-complex="normal"/>
    </style:style>
    <style:style style:name="T12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f1f19d" fo:background-color="transparent" loext:char-shading-value="0" style:font-size-asian="14pt" style:font-weight-asian="normal" style:font-size-complex="14pt" style:font-weight-complex="normal"/>
    </style:style>
    <style:style style:name="T12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f7dce1" fo:background-color="transparent" loext:char-shading-value="0" style:font-size-asian="14pt" style:font-weight-asian="normal" style:font-size-complex="14pt" style:font-weight-complex="normal"/>
    </style:style>
    <style:style style:name="T12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d40522" fo:background-color="transparent" loext:char-shading-value="0" style:font-size-asian="14pt" style:font-weight-asian="normal" style:font-size-complex="14pt" style:font-weight-complex="normal"/>
    </style:style>
    <style:style style:name="T12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6ece1" fo:background-color="transparent" loext:char-shading-value="0" style:font-size-asian="14pt" style:font-weight-asian="normal" style:font-size-complex="14pt" style:font-weight-complex="normal"/>
    </style:style>
    <style:style style:name="T12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29f1c" fo:background-color="transparent" loext:char-shading-value="0" style:font-size-asian="14pt" style:font-weight-asian="normal" style:font-size-complex="14pt" style:font-weight-complex="normal"/>
    </style:style>
    <style:style style:name="T12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560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f9f1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6ece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16f0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e2b6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e900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d5933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ed39e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f1f19d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f3377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add74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b29f1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fcc3e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fe031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4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ffeb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e900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feef9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29f1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043b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2cef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e2df3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e47c8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d1ac9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0f26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f3377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fbc45d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fcc3e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f7dce1" fo:background-color="transparent" loext:char-shading-value="0" style:font-size-asian="14pt" style:font-weight-asian="normal" style:font-size-complex="14pt" style:font-weight-complex="normal"/>
    </style:style>
    <style:style style:name="T16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fo:font-weight="normal" officeooo:rsid="00a560d5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6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style:text-underline-style="solid" style:text-underline-width="auto" style:text-underline-color="font-color" fo:font-weight="normal" officeooo:rsid="00bfeef9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68" style:family="text">
      <style:text-properties fo:font-variant="normal" fo:text-transform="none" fo:color="#000000" style:text-line-through-style="none" style:text-line-through-type="none" style:font-name="Microsoft Sans Serif" fo:font-size="13pt" fo:letter-spacing="normal" fo:language="pt" fo:country="BR" fo:font-style="normal" fo:font-weight="normal" officeooo:rsid="00b3ec0e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69" style:family="text"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normal" fo:font-weight="normal" officeooo:rsid="00a560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0" style:family="text"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1" style:family="text"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normal" fo:font-weight="normal" officeooo:rsid="00f1f19d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2" style:family="text"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italic" fo:font-weight="normal" officeooo:rsid="009fa7c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73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74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175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915fef" fo:background-color="transparent" loext:char-shading-value="0" style:font-size-asian="14pt" style:font-weight-asian="normal" style:font-size-complex="14pt" style:font-weight-complex="normal"/>
    </style:style>
    <style:style style:name="T176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98b8b3" fo:background-color="transparent" loext:char-shading-value="0" style:font-size-asian="14pt" style:font-weight-asian="normal" style:font-size-complex="14pt" style:font-weight-complex="normal"/>
    </style:style>
    <style:style style:name="T177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f1f19d" fo:background-color="transparent" loext:char-shading-value="0" style:font-size-asian="14pt" style:font-weight-asian="normal" style:font-size-complex="14pt" style:font-weight-complex="normal"/>
    </style:style>
    <style:style style:name="T178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79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d1ac93" fo:background-color="transparent" loext:char-shading-value="0" style:font-size-asian="14pt" style:font-weight-asian="normal" style:font-size-complex="14pt" style:font-weight-complex="normal"/>
    </style:style>
    <style:style style:name="T180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81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82" style:family="text">
      <style:text-properties fo:font-variant="normal" fo:text-transform="none" fo:color="#000000" style:text-line-through-style="none" style:text-line-through-type="none" style:font-name="Mono" fo:font-size="13pt" fo:letter-spacing="normal" fo:language="pt" fo:country="BR" fo:font-style="normal" style:text-underline-style="none" fo:font-weight="normal" officeooo:rsid="00a8d171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83" style:family="text">
      <style:text-properties fo:font-variant="normal" fo:text-transform="none" fo:color="#000000" style:text-line-through-style="none" style:text-line-through-type="none" style:font-name="Mono" fo:font-size="13pt" fo:letter-spacing="normal" fo:language="pt" fo:country="BR" fo:font-style="normal" style:text-underline-style="none" fo:font-weight="normal" officeooo:rsid="00e47c83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84" style:family="text">
      <style:text-properties fo:font-variant="normal" fo:text-transform="none" fo:color="#000000" style:font-name="Monospace" fo:font-size="14pt" fo:letter-spacing="normal" fo:language="pt" fo:country="BR" fo:font-style="normal" fo:font-weight="bold" officeooo:rsid="0049524a" style:font-size-asian="14pt" style:font-weight-asian="bold" style:font-size-complex="14pt" style:font-weight-complex="bold"/>
    </style:style>
    <style:style style:name="T185" style:family="text">
      <style:text-properties fo:font-variant="normal" fo:text-transform="none" fo:color="#000000" style:font-name="Mono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86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68af62" style:font-size-asian="14pt" style:font-weight-asian="normal" style:font-size-complex="14pt" style:font-weight-complex="normal"/>
    </style:style>
    <style:style style:name="T187" style:family="text">
      <style:text-properties fo:font-variant="normal" fo:text-transform="none" fo:color="#000000" style:font-name="Mono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88" style:family="text">
      <style:text-properties fo:font-variant="normal" fo:text-transform="none" fo:color="#171717" fo:letter-spacing="normal" fo:language="pt" fo:country="BR" fo:font-style="normal" fo:font-weight="bold" style:font-weight-asian="bold" style:font-weight-complex="bold"/>
    </style:style>
    <style:style style:name="T189" style:family="text">
      <style:text-properties fo:font-variant="normal" fo:text-transform="none" fo:color="#171717" fo:letter-spacing="normal" fo:language="pt" fo:country="BR" fo:font-style="normal" fo:font-weight="normal" style:font-weight-asian="normal" style:font-weight-complex="normal"/>
    </style:style>
    <style:style style:name="T190" style:family="text">
      <style:text-properties fo:font-variant="normal" fo:text-transform="none" fo:color="#171717" fo:letter-spacing="normal" fo:language="pt" fo:country="BR" fo:font-style="normal" fo:font-weight="normal" officeooo:rsid="000b730f" style:font-weight-asian="normal" style:font-weight-complex="normal"/>
    </style:style>
    <style:style style:name="T191" style:family="text">
      <style:text-properties fo:font-variant="normal" fo:text-transform="none" fo:color="#171717" fo:letter-spacing="normal" fo:language="pt" fo:country="BR" fo:font-style="normal" fo:font-weight="normal" officeooo:rsid="000c5d1b" style:font-weight-asian="normal" style:font-weight-complex="normal"/>
    </style:style>
    <style:style style:name="T192" style:family="text">
      <style:text-properties fo:font-variant="normal" fo:text-transform="none" fo:color="#171717" fo:letter-spacing="normal" fo:language="pt" fo:country="BR" fo:font-style="normal" fo:font-weight="normal" officeooo:rsid="000dd1af" style:font-weight-asian="normal" style:font-weight-complex="normal"/>
    </style:style>
    <style:style style:name="T193" style:family="text">
      <style:text-properties fo:font-variant="normal" fo:text-transform="none" fo:color="#171717" fo:letter-spacing="normal" fo:language="pt" fo:country="BR" fo:font-style="normal" fo:font-weight="normal" officeooo:rsid="00189878" style:font-weight-asian="normal" style:font-weight-complex="normal"/>
    </style:style>
    <style:style style:name="T194" style:family="text">
      <style:text-properties fo:font-variant="normal" fo:text-transform="none" fo:color="#171717" fo:letter-spacing="normal" fo:language="pt" fo:country="BR" fo:font-style="normal" fo:font-weight="normal" officeooo:rsid="009d35f9" style:font-weight-asian="normal" style:font-weight-complex="normal"/>
    </style:style>
    <style:style style:name="T195" style:family="text">
      <style:text-properties fo:font-variant="normal" fo:text-transform="none" fo:color="#171717" fo:letter-spacing="normal" fo:language="pt" fo:country="BR" fo:font-style="normal" fo:font-weight="normal" officeooo:rsid="0014478c" style:font-weight-asian="normal" style:font-weight-complex="normal"/>
    </style:style>
    <style:style style:name="T196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style:font-weight-asian="bold" style:font-weight-complex="bold"/>
    </style:style>
    <style:style style:name="T197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9d35f9" style:font-weight-asian="bold" style:font-weight-complex="bold"/>
    </style:style>
    <style:style style:name="T198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c5d1b" style:font-weight-asian="bold" style:font-weight-complex="bold"/>
    </style:style>
    <style:style style:name="T199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dd1af" style:font-weight-asian="bold" style:font-weight-complex="bold"/>
    </style:style>
    <style:style style:name="T200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normal" style:font-weight-asian="normal" style:font-weight-complex="normal"/>
    </style:style>
    <style:style style:name="T201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normal" officeooo:rsid="000dd1af" style:font-weight-asian="normal" style:font-weight-complex="normal"/>
    </style:style>
    <style:style style:name="T202" style:family="text">
      <style:text-properties fo:font-variant="normal" fo:text-transform="none" fo:color="#ff4000" fo:letter-spacing="normal" fo:language="pt" fo:country="BR" fo:font-style="normal" fo:font-weight="bold" style:font-weight-asian="bold" style:font-weight-complex="bold"/>
    </style:style>
    <style:style style:name="T203" style:family="text">
      <style:text-properties fo:font-variant="normal" fo:text-transform="none" fo:color="#ff4000" fo:letter-spacing="normal" fo:language="pt" fo:country="BR" fo:font-style="normal" fo:font-weight="bold" officeooo:rsid="000b730f" style:font-weight-asian="bold" style:font-weight-complex="bold"/>
    </style:style>
    <style:style style:name="T204" style:family="text">
      <style:text-properties fo:font-variant="normal" fo:text-transform="none" fo:color="#ff4000" style:text-line-through-style="none" style:text-line-through-type="none" style:font-name="Microsoft Sans Serif" fo:font-size="14pt" fo:letter-spacing="normal" fo:language="pt" fo:country="BR" fo:font-style="italic" fo:font-weight="normal" officeooo:rsid="00a560d5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205" style:family="text">
      <style:text-properties fo:font-variant="normal" fo:text-transform="none" fo:color="#ff4000" style:text-line-through-style="none" style:text-line-through-type="none" style:font-name="Mono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206" style:family="text">
      <style:text-properties fo:font-variant="normal" fo:text-transform="none" fo:color="#ff4000" style:text-line-through-style="none" style:text-line-through-type="none" style:font-name="Mono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07" style:family="text">
      <style:text-properties fo:font-variant="normal" fo:text-transform="none" fo:color="#ff4000" style:text-line-through-style="none" style:text-line-through-type="none" style:font-name="Mono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08" style:family="text">
      <style:text-properties fo:font-variant="normal" fo:text-transform="none" fo:color="#ff4000" style:font-name="Mono" fo:font-size="13pt" fo:letter-spacing="normal" fo:font-style="normal" fo:font-weight="bold" style:font-size-asian="13pt" style:font-weight-asian="bold" style:font-size-complex="13pt" style:font-weight-complex="bold"/>
    </style:style>
    <style:style style:name="T209" style:family="text">
      <style:text-properties fo:font-variant="normal" fo:text-transform="none" fo:color="#ff4000" style:font-name="Mono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210" style:family="text">
      <style:text-properties fo:font-variant="normal" fo:text-transform="none" fo:color="#ff4000" style:font-name="Mono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211" style:family="text">
      <style:text-properties fo:font-variant="normal" fo:text-transform="none" fo:color="#800080" fo:letter-spacing="normal" fo:language="pt" fo:country="BR" fo:font-style="normal" fo:font-weight="bold" style:font-weight-asian="bold" style:font-weight-complex="bold"/>
    </style:style>
    <style:style style:name="T212" style:family="text">
      <style:text-properties fo:font-variant="normal" fo:text-transform="none" fo:color="#800080" fo:letter-spacing="normal" fo:language="pt" fo:country="BR" fo:font-style="normal" fo:font-weight="bold" officeooo:rsid="000b730f" style:font-weight-asian="bold" style:font-weight-complex="bold"/>
    </style:style>
    <style:style style:name="T213" style:family="text">
      <style:text-properties fo:font-variant="normal" fo:text-transform="none" fo:color="#800080" fo:letter-spacing="normal" fo:font-style="normal" fo:font-weight="bold" style:font-weight-asian="bold" style:font-weight-complex="bold"/>
    </style:style>
    <style:style style:name="T214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215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fo:background-color="transparent" loext:char-shading-value="0" style:font-size-asian="14pt" style:font-weight-asian="bold" style:font-size-complex="14pt" style:font-weight-complex="bold"/>
    </style:style>
    <style:style style:name="T216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217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571439" style:font-size-asian="14pt" style:font-weight-asian="bold" style:font-size-complex="14pt" style:font-weight-complex="bold"/>
    </style:style>
    <style:style style:name="T218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5bbf3e" style:font-size-asian="14pt" style:font-weight-asian="bold" style:font-size-complex="14pt" style:font-weight-complex="bold"/>
    </style:style>
    <style:style style:name="T219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220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915fef" fo:background-color="transparent" loext:char-shading-value="0" style:font-size-asian="14pt" style:font-weight-asian="bold" style:font-size-complex="14pt" style:font-weight-complex="bold"/>
    </style:style>
    <style:style style:name="T221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5bbf3e" fo:background-color="transparent" loext:char-shading-value="0" style:font-size-asian="14pt" style:font-weight-asian="bold" style:font-size-complex="14pt" style:font-weight-complex="bold"/>
    </style:style>
    <style:style style:name="T222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5bbf3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23" style:family="text">
      <style:text-properties fo:font-variant="normal" fo:text-transform="none" fo:color="#800080" style:font-name="Mono" fo:letter-spacing="normal" fo:font-style="normal" fo:font-weight="bold" style:font-weight-asian="bold" style:font-weight-complex="bold"/>
    </style:style>
    <style:style style:name="T224" style:family="text">
      <style:text-properties fo:font-variant="normal" fo:text-transform="none" fo:color="#800080" style:font-name="Mono" fo:font-size="13pt" fo:letter-spacing="normal" fo:font-style="normal" fo:font-weight="bold" style:font-size-asian="13pt" style:font-weight-asian="bold" style:font-size-complex="13pt" style:font-weight-complex="bold"/>
    </style:style>
    <style:style style:name="T225" style:family="text">
      <style:text-properties fo:font-variant="normal" fo:text-transform="none" fo:color="#800080" style:font-name="Mono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226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227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6e02c6" style:font-size-asian="14pt" style:font-weight-asian="bold" style:font-size-complex="14pt" style:font-weight-complex="bold"/>
    </style:style>
    <style:style style:name="T228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68af62" style:font-size-asian="14pt" style:font-weight-asian="bold" style:font-size-complex="14pt" style:font-weight-complex="bold"/>
    </style:style>
    <style:style style:name="T229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230" style:family="text">
      <style:text-properties fo:font-variant="normal" fo:text-transform="none" fo:color="#158466" fo:letter-spacing="normal" fo:language="pt" fo:country="BR" fo:font-style="normal" fo:font-weight="bold" style:font-weight-asian="bold" style:font-weight-complex="bold"/>
    </style:style>
    <style:style style:name="T231" style:family="text">
      <style:text-properties fo:font-variant="normal" fo:text-transform="none" fo:color="#158466" fo:letter-spacing="normal" fo:language="pt" fo:country="BR" fo:font-style="normal" fo:font-weight="bold" officeooo:rsid="000b730f" style:font-weight-asian="bold" style:font-weight-complex="bold"/>
    </style:style>
    <style:style style:name="T232" style:family="text">
      <style:text-properties fo:font-variant="normal" fo:text-transform="none" fo:color="#158466" style:font-name="Mono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233" style:family="text">
      <style:text-properties fo:font-variant="normal" fo:text-transform="none" fo:color="#2a6099" fo:letter-spacing="normal" fo:language="pt" fo:country="BR" fo:font-style="normal" fo:font-weight="bold" style:font-weight-asian="bold" style:font-weight-complex="bold"/>
    </style:style>
    <style:style style:name="T234" style:family="text">
      <style:text-properties fo:font-variant="normal" fo:text-transform="none" fo:color="#2a6099" fo:letter-spacing="normal" fo:language="pt" fo:country="BR" fo:font-style="normal" fo:font-weight="bold" officeooo:rsid="000c5d1b" style:font-weight-asian="bold" style:font-weight-complex="bold"/>
    </style:style>
    <style:style style:name="T235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236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967cd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37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38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14d6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39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4e6dfe" style:font-size-asian="14pt" style:font-weight-asian="bold" style:font-size-complex="14pt" style:font-weight-complex="bold"/>
    </style:style>
    <style:style style:name="T240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7854af" fo:background-color="transparent" loext:char-shading-value="0" style:font-size-asian="14pt" style:font-weight-asian="bold" style:font-size-complex="14pt" style:font-weight-complex="bold"/>
    </style:style>
    <style:style style:name="T241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7d44b7" fo:background-color="transparent" loext:char-shading-value="0" style:font-size-asian="14pt" style:font-weight-asian="bold" style:font-size-complex="14pt" style:font-weight-complex="bold"/>
    </style:style>
    <style:style style:name="T242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243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85da85" fo:background-color="transparent" loext:char-shading-value="0" style:font-size-asian="14pt" style:font-weight-asian="bold" style:font-size-complex="14pt" style:font-weight-complex="bold"/>
    </style:style>
    <style:style style:name="T244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45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46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47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a8d17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48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c14d64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49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b3ec0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50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solid" style:text-underline-width="auto" style:text-underline-color="font-color" fo:font-weight="bold" officeooo:rsid="00a8d17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51" style:family="text">
      <style:text-properties fo:font-variant="normal" fo:text-transform="none" fo:color="#2a6099" style:text-line-through-style="none" style:text-line-through-type="none" style:font-name="Monospace" fo:font-size="16pt" fo:letter-spacing="normal" fo:language="pt" fo:country="BR" fo:font-style="normal" style:text-underline-style="none" fo:font-weight="bold" officeooo:rsid="00b3ec0e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252" style:family="text">
      <style:text-properties fo:font-variant="normal" fo:text-transform="none" fo:color="#2a6099" style:text-line-through-style="none" style:text-line-through-type="none" style:font-name="Monospace" fo:font-size="16pt" fo:letter-spacing="normal" fo:language="pt" fo:country="BR" fo:font-style="normal" style:text-underline-style="none" fo:font-weight="bold" officeooo:rsid="00be2b6c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253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fo:font-weight="bold" officeooo:rsid="006607e7" style:font-size-asian="14pt" style:font-weight-asian="bold" style:font-size-complex="14pt" style:font-weight-complex="bold"/>
    </style:style>
    <style:style style:name="T254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55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fo:font-weight="bold" officeooo:rsid="009fa7c7" fo:background-color="transparent" loext:char-shading-value="0" style:font-size-asian="14pt" style:font-weight-asian="bold" style:font-size-complex="14pt" style:font-weight-complex="bold"/>
    </style:style>
    <style:style style:name="T256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57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58" style:family="text">
      <style:text-properties fo:font-variant="normal" fo:text-transform="none" fo:letter-spacing="normal" fo:language="pt" fo:country="BR" fo:font-style="normal" fo:font-weight="bold" style:font-weight-asian="bold" style:font-weight-complex="bold"/>
    </style:style>
    <style:style style:name="T259" style:family="text">
      <style:text-properties fo:font-variant="normal" fo:text-transform="none" fo:letter-spacing="normal" fo:font-style="normal"/>
    </style:style>
    <style:style style:name="T260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61" style:family="text">
      <style:text-properties fo:font-variant="normal" fo:text-transform="none" fo:letter-spacing="normal" fo:font-style="normal" fo:font-weight="bold" officeooo:rsid="002e15bb" style:font-weight-asian="bold" style:font-weight-complex="bold"/>
    </style:style>
    <style:style style:name="T262" style:family="text">
      <style:text-properties fo:font-variant="normal" fo:text-transform="none" fo:letter-spacing="normal" fo:font-style="normal" fo:font-weight="bold" officeooo:rsid="00401201" style:font-weight-asian="bold" style:font-weight-complex="bold"/>
    </style:style>
    <style:style style:name="T263" style:family="text">
      <style:text-properties fo:font-variant="normal" fo:text-transform="none" fo:letter-spacing="normal" fo:font-style="normal" officeooo:rsid="002e15bb"/>
    </style:style>
    <style:style style:name="T264" style:family="text">
      <style:text-properties fo:font-variant="normal" fo:text-transform="none" fo:letter-spacing="normal" fo:font-style="normal" officeooo:rsid="00401201"/>
    </style:style>
    <style:style style:name="T265" style:family="text">
      <style:text-properties fo:font-variant="normal" fo:text-transform="none" fo:letter-spacing="normal" fo:font-style="normal" officeooo:rsid="00479dba"/>
    </style:style>
    <style:style style:name="T266" style:family="text">
      <style:text-properties fo:font-variant="normal" fo:text-transform="none" fo:letter-spacing="normal" fo:font-style="normal" officeooo:rsid="009d35f9"/>
    </style:style>
    <style:style style:name="T267" style:family="text">
      <style:text-properties fo:font-variant="normal" fo:text-transform="none" fo:letter-spacing="normal" fo:font-style="normal" officeooo:rsid="009eb1ab"/>
    </style:style>
    <style:style style:name="T268" style:family="text">
      <style:text-properties fo:font-variant="normal" fo:text-transform="none" fo:letter-spacing="normal" fo:font-style="normal" officeooo:rsid="00a52b8b"/>
    </style:style>
    <style:style style:name="T269" style:family="text">
      <style:text-properties fo:font-variant="normal" fo:text-transform="none" fo:letter-spacing="normal" fo:font-style="normal" officeooo:rsid="00c93311"/>
    </style:style>
    <style:style style:name="T270" style:family="text">
      <style:text-properties fo:font-variant="normal" fo:text-transform="none" fo:letter-spacing="normal" fo:font-style="normal" officeooo:rsid="00da1861"/>
    </style:style>
    <style:style style:name="T271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272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273" style:family="text">
      <style:text-properties fo:font-variant="normal" fo:text-transform="none" fo:color="#ce181e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274" style:family="text">
      <style:text-properties fo:font-variant="normal" fo:text-transform="none" fo:color="#ce181e" style:text-line-through-style="none" style:text-line-through-type="none" style:font-name="Microsoft Sans Serif" fo:font-size="14pt" fo:letter-spacing="normal" fo:language="pt" fo:country="BR" fo:font-style="normal" fo:font-weight="bold" officeooo:rsid="00af9f16" fo:background-color="transparent" loext:char-shading-value="0" style:font-size-asian="14pt" style:font-weight-asian="bold" style:font-size-complex="14pt" style:font-weight-complex="bold"/>
    </style:style>
    <style:style style:name="T275" style:family="text">
      <style:text-properties fo:font-variant="normal" fo:text-transform="none" fo:color="#ce181e" style:text-line-through-style="none" style:text-line-through-type="none" style:font-name="Microsoft Sans Serif" fo:font-size="14pt" fo:letter-spacing="normal" fo:language="pt" fo:country="BR" fo:font-style="normal" fo:font-weight="bold" officeooo:rsid="00b0f261" fo:background-color="transparent" loext:char-shading-value="0" style:font-size-asian="14pt" style:font-weight-asian="bold" style:font-size-complex="14pt" style:font-weight-complex="bold"/>
    </style:style>
    <style:style style:name="T276" style:family="text">
      <style:text-properties fo:font-variant="normal" fo:text-transform="none" fo:color="#569cd6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277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278" style:family="text">
      <style:text-properties fo:font-variant="normal" fo:text-transform="none" fo:color="#ce9178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79" style:family="text">
      <style:text-properties fo:font-variant="normal" fo:text-transform="none" fo:color="#c586c0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80" style:family="text">
      <style:text-properties fo:font-variant="normal" fo:text-transform="none" fo:color="#d4d4d4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81" style:family="text">
      <style:text-properties fo:font-variant="normal" fo:text-transform="none" fo:color="#d4d4d4" style:text-line-through-style="none" style:text-line-through-type="none" style:font-name="Microsoft Sans Serif1" fo:font-size="14pt" fo:letter-spacing="normal" fo:language="pt" fo:country="BR" fo:font-style="normal" fo:font-weight="normal" officeooo:rsid="00949358" fo:background-color="#ffffff" loext:char-shading-value="0" style:font-size-asian="14pt" style:font-weight-asian="normal" style:font-size-complex="14pt" style:font-weight-complex="normal"/>
    </style:style>
    <style:style style:name="T282" style:family="text">
      <style:text-properties fo:font-variant="normal" fo:text-transform="none" fo:color="#3791ff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283" style:family="text">
      <style:text-properties fo:font-variant="normal" fo:text-transform="none" fo:color="#ffff38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284" style:family="text">
      <style:text-properties fo:font-variant="normal" fo:text-transform="none" fo:color="#00a933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285" style:family="text">
      <style:text-properties fo:font-variant="normal" fo:text-transform="none" fo:color="#00a933" style:text-line-through-style="none" style:text-line-through-type="none" style:font-name="Microsoft Sans Serif1" fo:font-size="14pt" fo:letter-spacing="normal" fo:language="pt" fo:country="BR" fo:font-style="normal" fo:font-weight="normal" officeooo:rsid="00949358" fo:background-color="#ffffff" loext:char-shading-value="0" style:font-size-asian="14pt" style:font-weight-asian="normal" style:font-size-complex="14pt" style:font-weight-complex="normal"/>
    </style:style>
    <style:style style:name="T286" style:family="text">
      <style:text-properties fo:font-variant="normal" fo:text-transform="none" fo:color="#00a933" style:text-line-through-style="none" style:text-line-through-type="none" style:font-name="Mono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287" style:family="text">
      <style:text-properties fo:font-variant="normal" fo:text-transform="none" fo:color="#00a933" style:font-name="Microsoft Sans Serif" fo:font-size="14pt" fo:letter-spacing="normal" fo:language="pt" fo:country="BR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88" style:family="text">
      <style:text-properties fo:font-variant="normal" fo:text-transform="none" fo:color="#00a933" style:font-name="Mono" fo:font-size="14pt" fo:letter-spacing="normal" fo:language="pt" fo:country="BR" fo:font-style="normal" style:text-underline-style="none" fo:font-weight="normal" style:font-size-asian="14pt" style:font-weight-asian="normal" style:font-size-complex="14pt" style:font-weight-complex="normal"/>
    </style:style>
    <style:style style:name="T289" style:family="text">
      <style:text-properties fo:font-variant="normal" fo:text-transform="none" fo:color="#ff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2cc7de" style:font-size-asian="14pt" style:font-weight-asian="bold" style:font-size-complex="14pt" style:font-weight-complex="bold"/>
    </style:style>
    <style:style style:name="T290" style:family="text">
      <style:text-properties fo:font-variant="normal" fo:text-transform="none" fo:color="#780373" style:text-line-through-style="none" style:text-line-through-type="none" style:font-name="Microsoft Sans Serif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91" style:family="text">
      <style:text-properties fo:font-variant="normal" fo:text-transform="none" fo:color="#780373" style:text-line-through-style="none" style:text-line-through-type="none" style:font-name="Mono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92" style:family="text">
      <style:text-properties fo:font-variant="normal" fo:text-transform="none" fo:color="#780373" style:text-line-through-style="none" style:text-line-through-type="none" style:font-name="Mono" fo:font-size="14pt" fo:letter-spacing="normal" fo:language="pt" fo:country="BR" fo:font-style="normal" fo:font-weight="bold" officeooo:rsid="00f3377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93" style:family="text">
      <style:text-properties fo:font-variant="normal" fo:text-transform="none" fo:color="#780373" style:text-line-through-style="none" style:text-line-through-type="none" style:font-name="Mono" fo:font-size="14pt" fo:letter-spacing="normal" fo:language="pt" fo:country="BR" fo:font-style="normal" fo:font-weight="bold" officeooo:rsid="009fa7c7" fo:background-color="transparent" loext:char-shading-value="0" style:font-size-asian="14pt" style:font-weight-asian="bold" style:font-size-complex="14pt" style:font-weight-complex="bold"/>
    </style:style>
    <style:style style:name="T294" style:family="text">
      <style:text-properties fo:font-variant="normal" fo:text-transform="none" fo:color="#780373" style:text-line-through-style="none" style:text-line-through-type="none" style:font-name="Mono" fo:font-size="14pt" fo:letter-spacing="normal" fo:language="pt" fo:country="BR" fo:font-style="normal" style:text-underline-style="none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95" style:family="text">
      <style:text-properties fo:font-variant="normal" fo:text-transform="none" fo:color="#ffffff" style:text-line-through-style="none" style:text-line-through-type="none" style:font-name="Monospace" fo:font-size="14pt" fo:letter-spacing="normal" fo:language="pt" fo:country="BR" fo:font-style="normal" fo:font-weight="normal" officeooo:rsid="00b3ec0e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96" style:family="text">
      <style:text-properties fo:font-variant="normal" fo:text-transform="none" fo:color="#ffffff" style:text-line-through-style="none" style:text-line-through-type="none" style:font-name="Monospace" fo:font-size="13pt" fo:letter-spacing="normal" fo:language="pt" fo:country="BR" fo:font-style="normal" fo:font-weight="normal" officeooo:rsid="00b3ec0e" fo:background-color="#111111" loext:char-shading-value="0" style:font-size-asian="13pt" style:font-style-asian="normal" style:font-weight-asian="normal" style:font-size-complex="13pt" style:font-style-complex="normal" style:font-weight-complex="normal"/>
    </style:style>
    <style:style style:name="T297" style:family="text">
      <style:text-properties fo:font-variant="normal" fo:text-transform="none" fo:color="#ffff00" style:text-line-through-style="none" style:text-line-through-type="none" style:font-name="Monospace" fo:font-size="14pt" fo:letter-spacing="normal" fo:language="pt" fo:country="BR" fo:font-style="normal" fo:font-weight="normal" officeooo:rsid="00b3ec0e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98" style:family="text">
      <style:text-properties fo:font-variant="normal" fo:text-transform="none" fo:color="#ffff00" style:text-line-through-style="none" style:text-line-through-type="none" style:font-name="Monospace" fo:font-size="13pt" fo:letter-spacing="normal" fo:language="pt" fo:country="BR" fo:font-style="normal" fo:font-weight="normal" officeooo:rsid="00b3ec0e" fo:background-color="#111111" loext:char-shading-value="0" style:font-size-asian="13pt" style:font-style-asian="normal" style:font-weight-asian="normal" style:font-size-complex="13pt" style:font-style-complex="normal" style:font-weight-complex="normal"/>
    </style:style>
    <style:style style:name="T299" style:family="text">
      <style:text-properties fo:font-variant="normal" fo:text-transform="none" style:font-name="Monospace" fo:letter-spacing="normal" fo:font-style="normal" officeooo:rsid="00401201"/>
    </style:style>
    <style:style style:name="T300" style:family="text">
      <style:text-properties fo:font-variant="normal" fo:text-transform="none" style:font-name="Monospace" fo:letter-spacing="normal" fo:font-style="normal" fo:font-weight="bold" officeooo:rsid="00401201" style:font-weight-asian="bold" style:font-weight-complex="bold"/>
    </style:style>
    <style:style style:name="T301" style:family="text">
      <style:text-properties fo:font-variant="normal" fo:text-transform="none" style:font-name="Mono" fo:letter-spacing="normal" fo:font-style="normal" fo:font-weight="bold" officeooo:rsid="009eb1ab" style:font-weight-asian="bold" style:font-weight-complex="bold"/>
    </style:style>
    <style:style style:name="T302" style:family="text">
      <style:text-properties fo:font-variant="normal" fo:text-transform="none" style:font-name="Mono" fo:font-size="13pt" fo:letter-spacing="normal" fo:font-style="normal" fo:font-weight="bold" style:font-size-asian="13pt" style:font-weight-asian="bold" style:font-size-complex="13pt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officeooo:rsid="000460f8" style:font-weight-asian="bold" style:font-weight-complex="bold"/>
    </style:style>
    <style:style style:name="T305" style:family="text">
      <style:text-properties fo:font-weight="bold" officeooo:rsid="00067250" style:font-weight-asian="bold" style:font-weight-complex="bold"/>
    </style:style>
    <style:style style:name="T306" style:family="text">
      <style:text-properties fo:font-weight="bold" officeooo:rsid="002228cb" style:font-weight-asian="bold" style:font-weight-complex="bold"/>
    </style:style>
    <style:style style:name="T307" style:family="text">
      <style:text-properties fo:font-weight="bold" officeooo:rsid="00344f32" style:font-weight-asian="bold" style:font-weight-complex="bold"/>
    </style:style>
    <style:style style:name="T308" style:family="text">
      <style:text-properties fo:font-weight="bold" officeooo:rsid="009d35f9" style:font-weight-asian="bold" style:font-weight-complex="bold"/>
    </style:style>
    <style:style style:name="T309" style:family="text">
      <style:text-properties fo:font-weight="bold" officeooo:rsid="00203e1f" style:font-weight-asian="bold" style:font-weight-complex="bold"/>
    </style:style>
    <style:style style:name="T310" style:family="text">
      <style:text-properties fo:font-weight="bold" officeooo:rsid="009fa7c7" style:font-weight-asian="bold" style:font-weight-complex="bold"/>
    </style:style>
    <style:style style:name="T311" style:family="text">
      <style:text-properties fo:font-weight="bold" officeooo:rsid="00b57eee" style:font-weight-asian="bold" style:font-weight-complex="bold"/>
    </style:style>
    <style:style style:name="T312" style:family="text">
      <style:text-properties fo:font-weight="bold" officeooo:rsid="00cbfd72" style:font-weight-asian="bold" style:font-weight-complex="bold"/>
    </style:style>
    <style:style style:name="T313" style:family="text">
      <style:text-properties fo:font-weight="bold" officeooo:rsid="00cc5c65" style:font-weight-asian="bold" style:font-weight-complex="bold"/>
    </style:style>
    <style:style style:name="T314" style:family="text">
      <style:text-properties fo:font-weight="bold" officeooo:rsid="00d1ac93" style:font-weight-asian="bold" style:font-weight-complex="bold"/>
    </style:style>
    <style:style style:name="T315" style:family="text">
      <style:text-properties fo:font-weight="bold" officeooo:rsid="00edb1e8" style:font-weight-asian="bold" style:font-weight-complex="bold"/>
    </style:style>
    <style:style style:name="T316" style:family="text">
      <style:text-properties fo:font-weight="bold" style:font-style-asian="normal" style:font-weight-asian="bold" style:font-style-complex="normal" style:font-weight-complex="bold"/>
    </style:style>
    <style:style style:name="T317" style:family="text">
      <style:text-properties style:font-name="Microsoft Sans Serif" fo:font-size="14pt" style:font-size-asian="14pt" style:font-size-complex="14pt"/>
    </style:style>
    <style:style style:name="T318" style:family="text">
      <style:text-properties style:font-name="Microsoft Sans Serif" fo:font-size="14pt" officeooo:rsid="009d35f9" style:font-size-asian="14pt" style:font-size-complex="14pt"/>
    </style:style>
    <style:style style:name="T319" style:family="text">
      <style:text-properties style:font-name="Microsoft Sans Serif" fo:language="pt" fo:country="BR"/>
    </style:style>
    <style:style style:name="T320" style:family="text">
      <style:text-properties style:font-name="Microsoft Sans Serif" officeooo:rsid="009fa7c7" fo:background-color="transparent" loext:char-shading-value="0"/>
    </style:style>
    <style:style style:name="T321" style:family="text">
      <style:text-properties style:font-name="Microsoft Sans Serif" officeooo:rsid="00a6ece1" fo:background-color="transparent" loext:char-shading-value="0"/>
    </style:style>
    <style:style style:name="T322" style:family="text">
      <style:text-properties style:font-name="Microsoft Sans Serif" officeooo:rsid="00ed39e7"/>
    </style:style>
    <style:style style:name="T323" style:family="text">
      <style:text-properties style:font-name="Microsoft Sans Serif" fo:font-style="italic" officeooo:rsid="00ed39e7" style:font-style-asian="italic" style:font-style-complex="italic"/>
    </style:style>
    <style:style style:name="T324" style:family="text">
      <style:text-properties fo:color="#000000" style:font-name="Microsoft Sans Serif" fo:font-size="14pt" fo:language="pt" fo:country="BR" fo:font-weight="normal" style:font-size-asian="14pt" style:font-weight-asian="normal" style:font-size-complex="14pt" style:font-weight-complex="normal"/>
    </style:style>
    <style:style style:name="T325" style:family="text">
      <style:text-properties fo:color="#000000" style:font-name="Microsoft Sans Serif" fo:font-size="14pt" fo:language="pt" fo:country="BR" fo:font-weight="normal" officeooo:rsid="0011dbb3" style:font-size-asian="14pt" style:font-weight-asian="normal" style:font-size-complex="14pt" style:font-weight-complex="normal"/>
    </style:style>
    <style:style style:name="T326" style:family="text">
      <style:text-properties fo:color="#000000" style:font-name="Microsoft Sans Serif" fo:font-size="14pt" fo:language="pt" fo:country="BR" fo:font-weight="normal" officeooo:rsid="001ed580" style:font-size-asian="14pt" style:font-weight-asian="normal" style:font-size-complex="14pt" style:font-weight-complex="normal"/>
    </style:style>
    <style:style style:name="T327" style:family="text">
      <style:text-properties fo:color="#000000" style:font-name="Microsoft Sans Serif" fo:font-size="14pt" fo:language="pt" fo:country="BR" fo:font-weight="normal" officeooo:rsid="001f959f" style:font-size-asian="14pt" style:font-weight-asian="normal" style:font-size-complex="14pt" style:font-weight-complex="normal"/>
    </style:style>
    <style:style style:name="T328" style:family="text">
      <style:text-properties fo:color="#000000" style:font-name="Microsoft Sans Serif" fo:font-size="14pt" fo:language="pt" fo:country="BR" fo:font-weight="normal" officeooo:rsid="002228cb" style:font-size-asian="14pt" style:font-weight-asian="normal" style:font-size-complex="14pt" style:font-weight-complex="normal"/>
    </style:style>
    <style:style style:name="T329" style:family="text">
      <style:text-properties fo:color="#000000" style:font-name="Microsoft Sans Serif" fo:font-size="14pt" fo:language="pt" fo:country="BR" fo:font-weight="normal" officeooo:rsid="002233c6" style:font-size-asian="14pt" style:font-weight-asian="normal" style:font-size-complex="14pt" style:font-weight-complex="normal"/>
    </style:style>
    <style:style style:name="T330" style:family="text">
      <style:text-properties fo:color="#000000" style:font-name="Microsoft Sans Serif" fo:font-size="14pt" fo:language="pt" fo:country="BR" fo:font-weight="normal" officeooo:rsid="00243c74" style:font-size-asian="14pt" style:font-weight-asian="normal" style:font-size-complex="14pt" style:font-weight-complex="normal"/>
    </style:style>
    <style:style style:name="T331" style:family="text">
      <style:text-properties fo:color="#000000" style:font-name="Microsoft Sans Serif" fo:font-size="14pt" fo:language="pt" fo:country="BR" fo:font-weight="normal" officeooo:rsid="00260a6a" style:font-size-asian="14pt" style:font-weight-asian="normal" style:font-size-complex="14pt" style:font-weight-complex="normal"/>
    </style:style>
    <style:style style:name="T332" style:family="text">
      <style:text-properties fo:color="#000000" style:font-name="Microsoft Sans Serif" fo:font-size="14pt" fo:language="pt" fo:country="BR" fo:font-weight="normal" officeooo:rsid="0027b6e0" style:font-size-asian="14pt" style:font-weight-asian="normal" style:font-size-complex="14pt" style:font-weight-complex="normal"/>
    </style:style>
    <style:style style:name="T333" style:family="text">
      <style:text-properties fo:color="#000000" style:font-name="Microsoft Sans Serif" fo:font-size="14pt" fo:language="pt" fo:country="BR" fo:font-weight="normal" officeooo:rsid="002dfecf" style:font-size-asian="14pt" style:font-weight-asian="normal" style:font-size-complex="14pt" style:font-weight-complex="normal"/>
    </style:style>
    <style:style style:name="T334" style:family="text">
      <style:text-properties fo:color="#000000" style:font-name="Microsoft Sans Serif" fo:font-size="14pt" fo:language="pt" fo:country="BR" fo:font-weight="normal" officeooo:rsid="0037ee9c" style:font-size-asian="14pt" style:font-weight-asian="normal" style:font-size-complex="14pt" style:font-weight-complex="normal"/>
    </style:style>
    <style:style style:name="T335" style:family="text">
      <style:text-properties fo:color="#000000" style:font-name="Microsoft Sans Serif" fo:font-size="14pt" fo:language="pt" fo:country="BR" fo:font-weight="normal" officeooo:rsid="003c342f" style:font-size-asian="14pt" style:font-weight-asian="normal" style:font-size-complex="14pt" style:font-weight-complex="normal"/>
    </style:style>
    <style:style style:name="T336" style:family="text">
      <style:text-properties fo:color="#000000" style:font-name="Microsoft Sans Serif" fo:font-size="14pt" fo:language="pt" fo:country="BR" fo:font-weight="normal" officeooo:rsid="009d35f9" style:font-size-asian="14pt" style:font-weight-asian="normal" style:font-size-complex="14pt" style:font-weight-complex="normal"/>
    </style:style>
    <style:style style:name="T337" style:family="text">
      <style:text-properties fo:color="#000000" style:font-name="Microsoft Sans Serif" fo:font-size="14pt" fo:language="pt" fo:country="BR" fo:font-weight="normal" officeooo:rsid="00298b67" style:font-size-asian="14pt" style:font-weight-asian="normal" style:font-size-complex="14pt" style:font-weight-complex="normal"/>
    </style:style>
    <style:style style:name="T338" style:family="text">
      <style:text-properties fo:color="#000000" style:font-name="Microsoft Sans Serif" fo:font-size="14pt" fo:language="pt" fo:country="BR" fo:font-weight="normal" officeooo:rsid="00c47d1b" style:font-size-asian="14pt" style:font-weight-asian="normal" style:font-size-complex="14pt" style:font-weight-complex="normal"/>
    </style:style>
    <style:style style:name="T339" style:family="text">
      <style:text-properties fo:color="#000000" style:font-name="Microsoft Sans Serif" fo:font-size="14pt" fo:language="pt" fo:country="BR" fo:font-weight="bold" style:font-size-asian="14pt" style:font-weight-asian="bold" style:font-size-complex="14pt" style:font-weight-complex="bold"/>
    </style:style>
    <style:style style:name="T340" style:family="text">
      <style:text-properties fo:color="#000000" style:font-name="Microsoft Sans Serif" fo:font-size="14pt" fo:language="pt" fo:country="BR" fo:font-weight="bold" officeooo:rsid="0011dbb3" style:font-size-asian="14pt" style:font-weight-asian="bold" style:font-size-complex="14pt" style:font-weight-complex="bold"/>
    </style:style>
    <style:style style:name="T341" style:family="text">
      <style:text-properties fo:color="#000000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342" style:family="text">
      <style:text-properties fo:color="#000000" style:font-name="Microsoft Sans Serif" fo:font-size="14pt" fo:language="pt" fo:country="BR" officeooo:rsid="002233c6" style:font-size-asian="14pt" style:font-size-complex="14pt"/>
    </style:style>
    <style:style style:name="T343" style:family="text">
      <style:text-properties fo:color="#000000" style:font-name="Microsoft Sans Serif" fo:font-size="14pt" fo:language="pt" fo:country="BR" officeooo:rsid="0023ce6e" style:font-size-asian="14pt" style:font-size-complex="14pt"/>
    </style:style>
    <style:style style:name="T344" style:family="text">
      <style:text-properties fo:color="#000000" style:font-name="Microsoft Sans Serif" fo:font-size="14pt" fo:language="pt" fo:country="BR" officeooo:rsid="009d35f9" style:font-size-asian="14pt" style:font-size-complex="14pt"/>
    </style:style>
    <style:style style:name="T345" style:family="text">
      <style:text-properties fo:color="#000000" style:font-name="Microsoft Sans Serif" fo:font-size="14pt" fo:language="pt" fo:country="BR" officeooo:rsid="00c5cce9" style:font-size-asian="14pt" style:font-size-complex="14pt"/>
    </style:style>
    <style:style style:name="T346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347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11dbb3" style:font-size-asian="14pt" style:font-weight-asian="normal" style:font-size-complex="14pt" style:font-weight-complex="normal"/>
    </style:style>
    <style:style style:name="T348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c47d1b" style:font-size-asian="14pt" style:font-weight-asian="normal" style:font-size-complex="14pt" style:font-weight-complex="normal"/>
    </style:style>
    <style:style style:name="T349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9d35f9" style:font-size-asian="14pt" style:font-weight-asian="normal" style:font-size-complex="14pt" style:font-weight-complex="normal"/>
    </style:style>
    <style:style style:name="T350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51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officeooo:rsid="0011dbb3" style:font-size-asian="14pt" style:font-weight-asian="bold" style:font-size-complex="14pt" style:font-weight-complex="bold"/>
    </style:style>
    <style:style style:name="T352" style:family="text">
      <style:text-properties fo:color="#000000" style:font-name="Microsoft Sans Serif" fo:font-size="14pt" fo:language="pt" fo:country="BR" style:text-underline-style="none" fo:font-weight="normal" officeooo:rsid="00243c74" style:font-size-asian="14pt" style:font-weight-asian="normal" style:font-size-complex="14pt" style:font-weight-complex="normal"/>
    </style:style>
    <style:style style:name="T353" style:family="text">
      <style:text-properties fo:color="#000000" style:font-name="Microsoft Sans Serif" fo:font-size="14pt" fo:language="pt" fo:country="BR" style:text-underline-style="none" fo:font-weight="normal" officeooo:rsid="00a3c8f2" style:font-size-asian="14pt" style:font-weight-asian="normal" style:font-size-complex="14pt" style:font-weight-complex="normal"/>
    </style:style>
    <style:style style:name="T354" style:family="text">
      <style:text-properties fo:color="#000000" style:font-name="Microsoft Sans Serif" fo:font-size="14pt" fo:language="pt" fo:country="BR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T355" style:family="text">
      <style:text-properties fo:color="#000000" style:font-name="Monospace" fo:font-size="14pt" fo:language="pt" fo:country="BR" fo:font-weight="bold" officeooo:rsid="001ed580" style:font-size-asian="14pt" style:font-weight-asian="bold" style:font-size-complex="14pt" style:font-weight-complex="bold"/>
    </style:style>
    <style:style style:name="T356" style:family="text">
      <style:text-properties fo:color="#000000" style:font-name="Monospace" fo:font-size="14pt" fo:language="pt" fo:country="BR" fo:font-weight="bold" officeooo:rsid="009d35f9" style:font-size-asian="14pt" style:font-weight-asian="bold" style:font-size-complex="14pt" style:font-weight-complex="bold"/>
    </style:style>
    <style:style style:name="T357" style:family="text">
      <style:text-properties officeooo:rsid="00221ddb"/>
    </style:style>
    <style:style style:name="T358" style:family="text">
      <style:text-properties officeooo:rsid="002228cb"/>
    </style:style>
    <style:style style:name="T359" style:family="text">
      <style:text-properties officeooo:rsid="001f959f"/>
    </style:style>
    <style:style style:name="T360" style:family="text">
      <style:text-properties fo:color="#ce181e"/>
    </style:style>
    <style:style style:name="T361" style:family="text">
      <style:text-properties fo:color="#ce181e" fo:font-weight="bold" style:font-weight-asian="bold" style:font-weight-complex="bold"/>
    </style:style>
    <style:style style:name="T362" style:family="text">
      <style:text-properties fo:color="#ce181e" fo:font-weight="bold" officeooo:rsid="002228cb" style:font-weight-asian="bold" style:font-weight-complex="bold"/>
    </style:style>
    <style:style style:name="T363" style:family="text">
      <style:text-properties fo:color="#ce181e" fo:font-weight="bold" style:font-style-asian="normal" style:font-weight-asian="bold" style:font-style-complex="normal" style:font-weight-complex="bold"/>
    </style:style>
    <style:style style:name="T364" style:family="text">
      <style:text-properties fo:color="#ce181e" fo:font-weight="bold" officeooo:rsid="00a90641" style:font-style-asian="normal" style:font-weight-asian="bold" style:font-style-complex="normal" style:font-weight-complex="bold"/>
    </style:style>
    <style:style style:name="T365" style:family="text">
      <style:text-properties fo:color="#ce181e" fo:language="pt" fo:country="BR" fo:font-weight="bold" officeooo:rsid="00008cc1" style:font-weight-asian="bold" style:font-weight-complex="bold"/>
    </style:style>
    <style:style style:name="T366" style:family="text">
      <style:text-properties fo:color="#ce181e" fo:font-size="20pt" fo:font-weight="bold" officeooo:rsid="002228cb" style:font-size-asian="20pt" style:font-weight-asian="bold" style:font-size-complex="20pt" style:font-weight-complex="bold"/>
    </style:style>
    <style:style style:name="T367" style:family="text">
      <style:text-properties fo:color="#ce181e" style:font-style-asian="normal" style:font-style-complex="normal"/>
    </style:style>
    <style:style style:name="T368" style:family="text">
      <style:text-properties fo:color="#ce181e" officeooo:rsid="00a8d171" style:font-style-asian="normal" style:font-style-complex="normal"/>
    </style:style>
    <style:style style:name="T369" style:family="text">
      <style:text-properties fo:color="#ce181e" officeooo:rsid="00a90641" style:font-style-asian="normal" style:font-style-complex="normal"/>
    </style:style>
    <style:style style:name="T370" style:family="text">
      <style:text-properties fo:color="#ce181e" fo:font-size="22pt" fo:font-weight="bold" officeooo:rsid="00a8d171" style:font-size-asian="22pt" style:font-weight-asian="bold" style:font-size-complex="22pt" style:font-weight-complex="bold"/>
    </style:style>
    <style:style style:name="T371" style:family="text">
      <style:text-properties fo:color="#ce181e" style:font-name="Monospace" fo:font-weight="bold" style:font-weight-asian="bold" style:font-weight-complex="bold"/>
    </style:style>
    <style:style style:name="T372" style:family="text">
      <style:text-properties fo:color="#ce181e" style:font-name="Monospace" fo:font-weight="bold" style:font-style-asian="normal" style:font-weight-asian="bold" style:font-style-complex="normal" style:font-weight-complex="bold"/>
    </style:style>
    <style:style style:name="T373" style:family="text">
      <style:text-properties fo:color="#ce181e" style:font-name="Mono" fo:font-weight="bold" officeooo:rsid="009d35f9" style:font-weight-asian="bold" style:font-weight-complex="bold"/>
    </style:style>
    <style:style style:name="T374" style:family="text">
      <style:text-properties fo:color="#ce181e" style:font-name="Mono" fo:font-size="14pt" fo:language="pt" fo:country="BR" fo:font-weight="bold" officeooo:rsid="001f959f" style:font-size-asian="14pt" style:font-weight-asian="bold" style:font-size-complex="14pt" style:font-weight-complex="bold"/>
    </style:style>
    <style:style style:name="T375" style:family="text">
      <style:text-properties fo:color="#ce181e" style:text-underline-style="solid" style:text-underline-width="auto" style:text-underline-color="font-color"/>
    </style:style>
    <style:style style:name="T376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377" style:family="text">
      <style:text-properties fo:color="#ce181e" style:text-underline-style="solid" style:text-underline-width="auto" style:text-underline-color="font-color" fo:font-weight="bold" officeooo:rsid="006117db" style:font-weight-asian="bold" style:font-weight-complex="bold"/>
    </style:style>
    <style:style style:name="T378" style:family="text">
      <style:text-properties fo:color="#ce181e" style:text-underline-style="none"/>
    </style:style>
    <style:style style:name="T379" style:family="text">
      <style:text-properties fo:color="#ce181e" style:font-name="MonOSPACE" fo:font-weight="bold" officeooo:rsid="00d40522" style:font-weight-asian="bold" style:font-weight-complex="bold"/>
    </style:style>
    <style:style style:name="T380" style:family="text">
      <style:text-properties fo:color="#800080" fo:font-weight="bold" style:font-weight-asian="bold" style:font-weight-complex="bold"/>
    </style:style>
    <style:style style:name="T381" style:family="text">
      <style:text-properties fo:color="#800080" fo:font-weight="bold" officeooo:rsid="006d35fb" style:font-weight-asian="bold" style:font-weight-complex="bold"/>
    </style:style>
    <style:style style:name="T382" style:family="text">
      <style:text-properties fo:color="#800080" fo:font-weight="bold" officeooo:rsid="007b45ff" style:font-weight-asian="bold" style:font-weight-complex="bold"/>
    </style:style>
    <style:style style:name="T383" style:family="text">
      <style:text-properties fo:color="#800080" fo:font-weight="bold" officeooo:rsid="008f4cf6" style:font-weight-asian="bold" style:font-weight-complex="bold"/>
    </style:style>
    <style:style style:name="T384" style:family="text">
      <style:text-properties fo:color="#800080" style:font-name="Microsoft Sans Serif" fo:font-size="14pt" fo:language="pt" fo:country="BR" fo:font-weight="bold" officeooo:rsid="00260a6a" style:font-size-asian="14pt" style:font-weight-asian="bold" style:font-size-complex="14pt" style:font-weight-complex="bold"/>
    </style:style>
    <style:style style:name="T385" style:family="text">
      <style:text-properties fo:color="#800080" style:text-line-through-style="none" style:text-line-through-type="none" style:font-name="Microsoft Sans Serif1" fo:font-size="14pt" fo:language="pt" fo:country="BR" fo:font-style="normal" fo:font-weight="bold" officeooo:rsid="0087dece" fo:background-color="transparent" loext:char-shading-value="0" style:font-size-asian="14pt" style:font-weight-asian="bold" style:font-size-complex="14pt" style:font-weight-complex="bold"/>
    </style:style>
    <style:style style:name="T386" style:family="text">
      <style:text-properties fo:color="#800080" style:text-line-through-style="none" style:text-line-through-type="none" style:font-name="Mono" fo:font-size="14pt" fo:language="pt" fo:country="BR" fo:font-style="normal" fo:font-weight="bold" officeooo:rsid="0087dece" fo:background-color="transparent" loext:char-shading-value="0" style:font-size-asian="14pt" style:font-weight-asian="bold" style:font-size-complex="14pt" style:font-weight-complex="bold"/>
    </style:style>
    <style:style style:name="T387" style:family="text">
      <style:text-properties fo:color="#800080" style:text-line-through-style="none" style:text-line-through-type="none" style:font-name="Mono" fo:font-size="14pt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388" style:family="text">
      <style:text-properties fo:color="#800080" style:font-name="Mono" fo:font-weight="bold" style:font-weight-asian="bold" style:font-weight-complex="bold"/>
    </style:style>
    <style:style style:name="T389" style:family="text">
      <style:text-properties fo:color="#800080" style:font-name="Mono" fo:font-weight="bold" officeooo:rsid="006d35fb" style:font-weight-asian="bold" style:font-weight-complex="bold"/>
    </style:style>
    <style:style style:name="T390" style:family="text">
      <style:text-properties fo:color="#800080" style:font-name="Mono" fo:font-weight="bold" officeooo:rsid="006ec015" style:font-weight-asian="bold" style:font-weight-complex="bold"/>
    </style:style>
    <style:style style:name="T391" style:family="text">
      <style:text-properties fo:color="#800080" style:font-name="Mono" fo:font-weight="bold" officeooo:rsid="006d71e2" style:font-weight-asian="bold" style:font-weight-complex="bold"/>
    </style:style>
    <style:style style:name="T392" style:family="text">
      <style:text-properties fo:color="#800080" style:font-name="Mono" fo:font-weight="bold" officeooo:rsid="0073708d" style:font-weight-asian="bold" style:font-weight-complex="bold"/>
    </style:style>
    <style:style style:name="T393" style:family="text">
      <style:text-properties fo:color="#800080" style:font-name="Mono" fo:font-weight="bold" officeooo:rsid="007d35a0" style:font-weight-asian="bold" style:font-weight-complex="bold"/>
    </style:style>
    <style:style style:name="T394" style:family="text">
      <style:text-properties fo:color="#800080" style:font-name="Mono" fo:font-weight="bold" style:font-style-asian="italic" style:font-weight-asian="bold" style:font-style-complex="italic" style:font-weight-complex="bold"/>
    </style:style>
    <style:style style:name="T395" style:family="text">
      <style:text-properties fo:color="#800080" style:font-name="Mono" fo:font-weight="bold" officeooo:rsid="006d35fb" style:font-style-asian="italic" style:font-weight-asian="bold" style:font-style-complex="italic" style:font-weight-complex="bold"/>
    </style:style>
    <style:style style:name="T396" style:family="text">
      <style:text-properties fo:color="#800080" style:font-name="Mono" fo:font-size="14pt" fo:language="pt" fo:country="BR" fo:font-weight="bold" style:font-size-asian="14pt" style:font-weight-asian="bold" style:font-size-complex="14pt" style:font-weight-complex="bold"/>
    </style:style>
    <style:style style:name="T397" style:family="text">
      <style:text-properties fo:color="#800080" style:font-name="Mono" fo:font-size="14pt" fo:language="pt" fo:country="BR" fo:font-weight="bold" officeooo:rsid="00298b67" style:font-size-asian="14pt" style:font-weight-asian="bold" style:font-size-complex="14pt" style:font-weight-complex="bold"/>
    </style:style>
    <style:style style:name="T398" style:family="text">
      <style:text-properties fo:color="#800080" style:font-name="Mono" fo:font-size="14pt" fo:language="pt" fo:country="BR" fo:font-weight="bold" officeooo:rsid="00260a6a" style:font-size-asian="14pt" style:font-weight-asian="bold" style:font-size-complex="14pt" style:font-weight-complex="bold"/>
    </style:style>
    <style:style style:name="T399" style:family="text">
      <style:text-properties officeooo:rsid="002e15bb"/>
    </style:style>
    <style:style style:name="T400" style:family="text">
      <style:text-properties officeooo:rsid="00334811"/>
    </style:style>
    <style:style style:name="T401" style:family="text">
      <style:text-properties style:text-underline-style="solid" style:text-underline-width="auto" style:text-underline-color="font-color"/>
    </style:style>
    <style:style style:name="T402" style:family="text">
      <style:text-properties style:text-underline-style="solid" style:text-underline-width="auto" style:text-underline-color="font-color" style:font-style-asian="normal" style:font-style-complex="normal"/>
    </style:style>
    <style:style style:name="T403" style:family="text">
      <style:text-properties style:text-underline-style="solid" style:text-underline-width="auto" style:text-underline-color="font-color" officeooo:rsid="00a8d171" style:font-style-asian="normal" style:font-style-complex="normal"/>
    </style:style>
    <style:style style:name="T40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05" style:family="text">
      <style:text-properties style:text-underline-style="solid" style:text-underline-width="auto" style:text-underline-color="font-color" fo:font-weight="bold" officeooo:rsid="0050823d" style:font-weight-asian="bold" style:font-weight-complex="bold"/>
    </style:style>
    <style:style style:name="T406" style:family="text">
      <style:text-properties style:text-underline-style="solid" style:text-underline-width="auto" style:text-underline-color="font-color" fo:font-weight="bold" officeooo:rsid="00975697" style:font-weight-asian="bold" style:font-weight-complex="bold"/>
    </style:style>
    <style:style style:name="T407" style:family="text">
      <style:text-properties style:text-underline-style="solid" style:text-underline-width="auto" style:text-underline-color="font-color" fo:font-weight="bold" officeooo:rsid="00cc5c65" style:font-weight-asian="bold" style:font-weight-complex="bold"/>
    </style:style>
    <style:style style:name="T408" style:family="text">
      <style:text-properties style:text-underline-style="solid" style:text-underline-width="auto" style:text-underline-color="font-color" officeooo:rsid="006039a5"/>
    </style:style>
    <style:style style:name="T409" style:family="text">
      <style:text-properties style:text-underline-style="solid" style:text-underline-width="auto" style:text-underline-color="font-color" officeooo:rsid="009d35f9"/>
    </style:style>
    <style:style style:name="T410" style:family="text">
      <style:text-properties style:text-underline-style="solid" style:text-underline-width="auto" style:text-underline-color="font-color" officeooo:rsid="0073708d"/>
    </style:style>
    <style:style style:name="T411" style:family="text">
      <style:text-properties style:text-underline-style="solid" style:text-underline-width="auto" style:text-underline-color="font-color" officeooo:rsid="00cf7b4f"/>
    </style:style>
    <style:style style:name="T412" style:family="text">
      <style:text-properties style:text-underline-style="solid" style:text-underline-width="auto" style:text-underline-color="font-color" officeooo:rsid="00dbbd90"/>
    </style:style>
    <style:style style:name="T413" style:family="text">
      <style:text-properties style:text-underline-style="solid" style:text-underline-width="auto" style:text-underline-color="font-color" officeooo:rsid="0063a16a"/>
    </style:style>
    <style:style style:name="T414" style:family="text">
      <style:text-properties style:text-underline-style="solid" style:text-underline-width="auto" style:text-underline-color="font-color" officeooo:rsid="005d3931"/>
    </style:style>
    <style:style style:name="T415" style:family="text">
      <style:text-properties style:text-underline-style="solid" style:text-underline-width="auto" style:text-underline-color="font-color" officeooo:rsid="00cbfd72"/>
    </style:style>
    <style:style style:name="T416" style:family="text">
      <style:text-properties style:text-underline-style="solid" style:text-underline-width="auto" style:text-underline-color="font-color" officeooo:rsid="00f0086b"/>
    </style:style>
    <style:style style:name="T417" style:family="text">
      <style:text-properties style:text-underline-style="solid" style:text-underline-width="auto" style:text-underline-color="font-color" officeooo:rsid="00ed1d82"/>
    </style:style>
    <style:style style:name="T418" style:family="text">
      <style:text-properties officeooo:rsid="0038fc69"/>
    </style:style>
    <style:style style:name="T419" style:family="text">
      <style:text-properties officeooo:rsid="0042d5c2"/>
    </style:style>
    <style:style style:name="T420" style:family="text">
      <style:text-properties fo:color="#202124" style:font-name="arial" fo:font-size="8.25pt"/>
    </style:style>
    <style:style style:name="T421" style:family="text">
      <style:text-properties officeooo:rsid="0049524a"/>
    </style:style>
    <style:style style:name="T422" style:family="text">
      <style:text-properties style:text-line-through-style="solid" style:text-line-through-type="single" style:font-name="Mono" fo:font-weight="bold" style:font-weight-asian="bold" style:font-weight-complex="bold"/>
    </style:style>
    <style:style style:name="T423" style:family="text">
      <style:text-properties fo:font-style="italic" style:font-style-asian="italic" style:font-style-complex="italic"/>
    </style:style>
    <style:style style:name="T424" style:family="text">
      <style:text-properties fo:font-style="italic" officeooo:rsid="009fa7c7" style:font-style-asian="italic" style:font-style-complex="italic"/>
    </style:style>
    <style:style style:name="T42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26" style:family="text">
      <style:text-properties fo:font-style="italic" fo:font-weight="bold" officeooo:rsid="009fa7c7" style:font-style-asian="italic" style:font-weight-asian="bold" style:font-style-complex="italic" style:font-weight-complex="bold"/>
    </style:style>
    <style:style style:name="T427" style:family="text">
      <style:text-properties fo:background-color="#fff200" loext:char-shading-value="0"/>
    </style:style>
    <style:style style:name="T428" style:family="text">
      <style:text-properties style:font-name="Microsoft Sans Serif1"/>
    </style:style>
    <style:style style:name="T429" style:family="text">
      <style:text-properties style:font-name="Microsoft Sans Serif1" style:font-style-asian="italic" style:font-style-complex="italic"/>
    </style:style>
    <style:style style:name="T430" style:family="text">
      <style:text-properties style:font-name="Microsoft Sans Serif1" officeooo:rsid="00505dcb" style:font-style-asian="italic" style:font-style-complex="italic"/>
    </style:style>
    <style:style style:name="T431" style:family="text">
      <style:text-properties style:font-name="Microsoft Sans Serif1" officeooo:rsid="006d35fb" style:font-style-asian="italic" style:font-style-complex="italic"/>
    </style:style>
    <style:style style:name="T432" style:family="text">
      <style:text-properties style:font-name="Microsoft Sans Serif1" officeooo:rsid="00cc5c65"/>
    </style:style>
    <style:style style:name="T433" style:family="text">
      <style:text-properties style:font-name="Microsoft Sans Serif1" fo:font-weight="bold" style:font-weight-asian="bold" style:font-weight-complex="bold"/>
    </style:style>
    <style:style style:name="T434" style:family="text">
      <style:text-properties style:font-style-asian="italic" style:font-style-complex="italic"/>
    </style:style>
    <style:style style:name="T435" style:family="text">
      <style:text-properties officeooo:rsid="00505dcb" style:font-style-asian="italic" style:font-style-complex="italic"/>
    </style:style>
    <style:style style:name="T436" style:family="text">
      <style:text-properties style:font-style-asian="normal" style:font-style-complex="normal"/>
    </style:style>
    <style:style style:name="T437" style:family="text">
      <style:text-properties officeooo:rsid="00a8d171" style:font-style-asian="normal" style:font-style-complex="normal"/>
    </style:style>
    <style:style style:name="T438" style:family="text">
      <style:text-properties officeooo:rsid="00a90641" style:font-style-asian="normal" style:font-style-complex="normal"/>
    </style:style>
    <style:style style:name="T439" style:family="text">
      <style:text-properties officeooo:rsid="00d40522" style:font-style-asian="normal" style:font-style-complex="normal"/>
    </style:style>
    <style:style style:name="T440" style:family="text">
      <style:text-properties officeooo:rsid="00e2df31" style:font-style-asian="normal" style:font-style-complex="normal"/>
    </style:style>
    <style:style style:name="T441" style:family="text">
      <style:text-properties officeooo:rsid="00f1f19d" style:font-style-asian="normal" style:font-style-complex="normal"/>
    </style:style>
    <style:style style:name="T442" style:family="text">
      <style:text-properties officeooo:rsid="0052c896"/>
    </style:style>
    <style:style style:name="T443" style:family="text">
      <style:text-properties officeooo:rsid="0059ea71"/>
    </style:style>
    <style:style style:name="T444" style:family="text">
      <style:text-properties style:text-line-through-style="none" style:text-line-through-type="none"/>
    </style:style>
    <style:style style:name="T445" style:family="text">
      <style:text-properties style:text-line-through-style="none" style:text-line-through-type="none" officeooo:rsid="0059ea71"/>
    </style:style>
    <style:style style:name="T446" style:family="text">
      <style:text-properties style:text-line-through-style="none" style:text-line-through-type="none" officeooo:rsid="009d35f9"/>
    </style:style>
    <style:style style:name="T447" style:family="text">
      <style:text-properties style:text-line-through-style="none" style:text-line-through-type="none" style:font-name="Microsoft Sans Serif1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48" style:family="text">
      <style:text-properties style:text-line-through-style="none" style:text-line-through-type="none" style:font-name="Microsoft Sans Serif1" fo:font-size="14pt" fo:language="pt" fo:country="BR" fo:font-style="normal" fo:font-weight="normal" officeooo:rsid="00882a9b" fo:background-color="transparent" loext:char-shading-value="0" style:font-size-asian="14pt" style:font-weight-asian="normal" style:font-size-complex="14pt" style:font-weight-complex="normal"/>
    </style:style>
    <style:style style:name="T449" style:family="text">
      <style:text-properties style:text-line-through-style="none" style:text-line-through-type="none" style:font-name="Microsoft Sans Serif1" fo:font-size="14pt" fo:language="pt" fo:country="BR" fo:font-style="normal" style:text-underline-style="solid" style:text-underline-width="auto" style:text-underline-color="font-color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50" style:family="text">
      <style:text-properties officeooo:rsid="005d3931"/>
    </style:style>
    <style:style style:name="T451" style:family="text">
      <style:text-properties fo:color="#ff4000" style:text-line-through-style="none" style:text-line-through-type="none" style:font-name="Mono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52" style:family="text">
      <style:text-properties fo:color="#ff4000" style:font-name="Mono" officeooo:rsid="00db3e47" style:font-style-asian="italic" style:font-style-complex="italic"/>
    </style:style>
    <style:style style:name="T453" style:family="text">
      <style:text-properties fo:color="#ff4000" style:font-name="Mono" fo:font-weight="bold" style:font-weight-asian="bold" style:font-weight-complex="bold"/>
    </style:style>
    <style:style style:name="T454" style:family="text">
      <style:text-properties fo:color="#ff4000" style:font-name="Mono" fo:font-weight="bold" officeooo:rsid="006d71e2" style:font-weight-asian="bold" style:font-weight-complex="bold"/>
    </style:style>
    <style:style style:name="T455" style:family="text">
      <style:text-properties fo:color="#ff4000" style:font-name="Mono" fo:font-weight="bold" officeooo:rsid="005bbf3e" style:font-weight-asian="bold" style:font-weight-complex="bold"/>
    </style:style>
    <style:style style:name="T456" style:family="text">
      <style:text-properties fo:color="#ff4000" style:font-name="Mono" fo:font-weight="bold" officeooo:rsid="005d3931" style:font-weight-asian="bold" style:font-weight-complex="bold"/>
    </style:style>
    <style:style style:name="T457" style:family="text">
      <style:text-properties fo:color="#ff4000" style:font-name="Mono" officeooo:rsid="006d35fb"/>
    </style:style>
    <style:style style:name="T458" style:family="text">
      <style:text-properties fo:color="#808080"/>
    </style:style>
    <style:style style:name="T459" style:family="text">
      <style:text-properties fo:color="#808080" fo:background-color="#1e1e1e" loext:char-shading-value="0"/>
    </style:style>
    <style:style style:name="T460" style:family="text">
      <style:text-properties fo:color="#808080" style:font-name="Consolas" fo:font-size="12pt" fo:font-weight="normal"/>
    </style:style>
    <style:style style:name="T461" style:family="text">
      <style:text-properties fo:color="#808080" style:font-name="Consolas" fo:font-size="12pt" fo:font-weight="normal" fo:background-color="#1e1e1e" loext:char-shading-value="0"/>
    </style:style>
    <style:style style:name="T462" style:family="text">
      <style:text-properties fo:color="#808080" style:font-name="Consolas" fo:font-size="12pt" fo:background-color="#1e1e1e" loext:char-shading-value="0"/>
    </style:style>
    <style:style style:name="T463" style:family="text">
      <style:text-properties fo:color="#808080" style:font-name="Consolas" fo:font-size="12pt" officeooo:rsid="00999657" fo:background-color="#000000" loext:char-shading-value="0"/>
    </style:style>
    <style:style style:name="T464" style:family="text">
      <style:text-properties fo:color="#569cd6"/>
    </style:style>
    <style:style style:name="T465" style:family="text">
      <style:text-properties fo:color="#569cd6" fo:background-color="#1e1e1e" loext:char-shading-value="0"/>
    </style:style>
    <style:style style:name="T466" style:family="text">
      <style:text-properties fo:color="#569cd6" style:font-name="Consolas" fo:font-size="12pt" fo:font-weight="normal"/>
    </style:style>
    <style:style style:name="T467" style:family="text">
      <style:text-properties fo:color="#569cd6" style:font-name="Consolas" fo:font-size="12pt" fo:font-weight="normal" fo:background-color="#1e1e1e" loext:char-shading-value="0"/>
    </style:style>
    <style:style style:name="T468" style:family="text">
      <style:text-properties fo:color="#569cd6" style:font-name="Consolas" fo:font-size="12pt" fo:background-color="#1e1e1e" loext:char-shading-value="0"/>
    </style:style>
    <style:style style:name="T469" style:family="text">
      <style:text-properties fo:color="#569cd6" style:font-name="Consolas" fo:font-size="12pt" officeooo:rsid="00999657" fo:background-color="#000000" loext:char-shading-value="0"/>
    </style:style>
    <style:style style:name="T470" style:family="text">
      <style:text-properties fo:color="#9cdcfe"/>
    </style:style>
    <style:style style:name="T471" style:family="text">
      <style:text-properties fo:color="#9cdcfe" fo:background-color="#1e1e1e" loext:char-shading-value="0"/>
    </style:style>
    <style:style style:name="T472" style:family="text">
      <style:text-properties fo:color="#9cdcfe" style:font-name="Consolas" fo:font-size="12pt" fo:font-weight="normal"/>
    </style:style>
    <style:style style:name="T473" style:family="text">
      <style:text-properties fo:color="#9cdcfe" style:font-name="Consolas" fo:font-size="12pt" fo:font-weight="normal" officeooo:rsid="007b45ff"/>
    </style:style>
    <style:style style:name="T474" style:family="text">
      <style:text-properties fo:color="#9cdcfe" style:font-name="Consolas" fo:font-size="12pt" fo:font-weight="normal" officeooo:rsid="00864a14"/>
    </style:style>
    <style:style style:name="T475" style:family="text">
      <style:text-properties fo:color="#9cdcfe" style:font-name="Consolas" fo:font-size="12pt" fo:font-weight="normal" fo:background-color="#1e1e1e" loext:char-shading-value="0"/>
    </style:style>
    <style:style style:name="T476" style:family="text">
      <style:text-properties fo:color="#9cdcfe" style:font-name="Consolas" fo:font-size="12pt" fo:font-weight="normal" officeooo:rsid="00defd8d"/>
    </style:style>
    <style:style style:name="T477" style:family="text">
      <style:text-properties fo:color="#9cdcfe" style:font-name="Consolas" fo:font-size="12pt" fo:background-color="#1e1e1e" loext:char-shading-value="0"/>
    </style:style>
    <style:style style:name="T478" style:family="text">
      <style:text-properties fo:color="#9cdcfe" style:font-name="Consolas" fo:font-size="12pt" officeooo:rsid="00999657" fo:background-color="#000000" loext:char-shading-value="0"/>
    </style:style>
    <style:style style:name="T479" style:family="text">
      <style:text-properties fo:color="#ce9178"/>
    </style:style>
    <style:style style:name="T480" style:family="text">
      <style:text-properties fo:color="#ce9178" fo:background-color="#1e1e1e" loext:char-shading-value="0"/>
    </style:style>
    <style:style style:name="T481" style:family="text">
      <style:text-properties fo:color="#ce9178" style:font-name="Consolas" fo:font-size="12pt" fo:font-weight="normal"/>
    </style:style>
    <style:style style:name="T482" style:family="text">
      <style:text-properties fo:color="#ce9178" style:font-name="Consolas" fo:font-size="12pt" fo:font-weight="normal" fo:background-color="#1e1e1e" loext:char-shading-value="0"/>
    </style:style>
    <style:style style:name="T483" style:family="text">
      <style:text-properties fo:color="#ce9178" style:font-name="Consolas" fo:font-size="12pt" fo:background-color="#1e1e1e" loext:char-shading-value="0"/>
    </style:style>
    <style:style style:name="T484" style:family="text">
      <style:text-properties fo:color="#ce9178" style:font-name="Consolas" fo:font-size="12pt" officeooo:rsid="00999657" fo:background-color="#000000" loext:char-shading-value="0"/>
    </style:style>
    <style:style style:name="T485" style:family="text">
      <style:text-properties fo:color="#ff0000" fo:font-weight="bold" style:font-style-asian="normal" style:font-weight-asian="bold" style:font-style-complex="normal" style:font-weight-complex="bold"/>
    </style:style>
    <style:style style:name="T486" style:family="text">
      <style:text-properties officeooo:rsid="006117db"/>
    </style:style>
    <style:style style:name="T487" style:family="text">
      <style:text-properties fo:background-color="#1e1e1e" loext:char-shading-value="0"/>
    </style:style>
    <style:style style:name="T488" style:family="text">
      <style:text-properties officeooo:rsid="0064a411"/>
    </style:style>
    <style:style style:name="T489" style:family="text">
      <style:text-properties officeooo:rsid="0067528a"/>
    </style:style>
    <style:style style:name="T490" style:family="text">
      <style:text-properties officeooo:rsid="006d35fb"/>
    </style:style>
    <style:style style:name="T491" style:family="text">
      <style:text-properties officeooo:rsid="006d71e2"/>
    </style:style>
    <style:style style:name="T492" style:family="text">
      <style:text-properties officeooo:rsid="006e0ca4"/>
    </style:style>
    <style:style style:name="T493" style:family="text">
      <style:text-properties officeooo:rsid="0070a58d"/>
    </style:style>
    <style:style style:name="T494" style:family="text">
      <style:text-properties officeooo:rsid="0073708d"/>
    </style:style>
    <style:style style:name="T495" style:family="text">
      <style:text-properties fo:color="#2a6099" fo:font-weight="bold" style:font-weight-asian="bold" style:font-weight-complex="bold"/>
    </style:style>
    <style:style style:name="T496" style:family="text">
      <style:text-properties fo:color="#2a6099" fo:font-weight="bold" officeooo:rsid="004e6dfe" style:font-weight-asian="bold" style:font-weight-complex="bold"/>
    </style:style>
    <style:style style:name="T497" style:family="text">
      <style:text-properties fo:color="#2a6099" fo:font-weight="bold" style:font-style-asian="normal" style:font-weight-asian="bold" style:font-style-complex="normal" style:font-weight-complex="bold"/>
    </style:style>
    <style:style style:name="T498" style:family="text">
      <style:text-properties fo:color="#2a6099" style:text-line-through-style="none" style:text-line-through-type="none" style:font-name="Mono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99" style:family="text">
      <style:text-properties fo:color="#2a6099" style:text-line-through-style="none" style:text-line-through-type="none" style:font-name="Mono" fo:font-size="14pt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500" style:family="text">
      <style:text-properties fo:color="#2a6099" style:font-style-asian="normal" style:font-style-complex="normal"/>
    </style:style>
    <style:style style:name="T501" style:family="text">
      <style:text-properties fo:color="#2a6099" officeooo:rsid="00b71a56" style:font-style-asian="normal" style:font-style-complex="normal"/>
    </style:style>
    <style:style style:name="T502" style:family="text">
      <style:text-properties fo:color="#2a6099" style:font-name="Monospace" fo:font-weight="bold" style:font-weight-asian="bold" style:font-weight-complex="bold"/>
    </style:style>
    <style:style style:name="T503" style:family="text">
      <style:text-properties fo:color="#2a6099" style:font-name="Monospace" fo:font-weight="bold" officeooo:rsid="00c66855" style:font-weight-asian="bold" style:font-weight-complex="bold"/>
    </style:style>
    <style:style style:name="T504" style:family="text">
      <style:text-properties fo:color="#2a6099" style:font-name="Monospace" fo:font-weight="bold" officeooo:rsid="004e6dfe" style:font-weight-asian="bold" style:font-weight-complex="bold"/>
    </style:style>
    <style:style style:name="T505" style:family="text">
      <style:text-properties fo:color="#2a6099" style:font-name="Monospace" fo:font-weight="bold" style:font-style-asian="normal" style:font-weight-asian="bold" style:font-style-complex="normal" style:font-weight-complex="bold"/>
    </style:style>
    <style:style style:name="T506" style:family="text">
      <style:text-properties fo:color="#2a6099" style:font-name="Monospace" fo:font-size="14pt" fo:language="pt" fo:country="BR" fo:font-weight="bold" officeooo:rsid="0011dbb3" style:font-size-asian="14pt" style:font-weight-asian="bold" style:font-size-complex="14pt" style:font-weight-complex="bold"/>
    </style:style>
    <style:style style:name="T507" style:family="text">
      <style:text-properties fo:color="#2a6099" style:font-name="Monospace" fo:font-size="14pt" fo:language="pt" fo:country="BR" fo:font-weight="bold" officeooo:rsid="001ed580" style:font-size-asian="14pt" style:font-weight-asian="bold" style:font-size-complex="14pt" style:font-weight-complex="bold"/>
    </style:style>
    <style:style style:name="T508" style:family="text">
      <style:text-properties fo:color="#2a6099" style:font-name="Monospace" fo:font-size="14pt" fo:language="pt" fo:country="BR" fo:font-weight="bold" officeooo:rsid="003c342f" style:font-size-asian="14pt" style:font-weight-asian="bold" style:font-size-complex="14pt" style:font-weight-complex="bold"/>
    </style:style>
    <style:style style:name="T509" style:family="text">
      <style:text-properties fo:color="#2a6099" style:font-name="Monospace" fo:font-style="italic" style:text-underline-style="none" fo:font-weight="bold" style:font-style-asian="italic" style:font-weight-asian="bold" style:font-style-complex="italic" style:font-weight-complex="bold"/>
    </style:style>
    <style:style style:name="T510" style:family="text">
      <style:text-properties fo:color="#2a6099" style:text-underline-style="solid" style:text-underline-width="auto" style:text-underline-color="font-color"/>
    </style:style>
    <style:style style:name="T511" style:family="text">
      <style:text-properties fo:color="#2a6099" style:font-name="Mono" fo:font-weight="bold" style:font-weight-asian="bold" style:font-weight-complex="bold"/>
    </style:style>
    <style:style style:name="T512" style:family="text">
      <style:text-properties fo:color="#2a6099" style:font-name="Mono" fo:font-weight="bold" style:font-style-asian="normal" style:font-weight-asian="bold" style:font-style-complex="normal" style:font-weight-complex="bold"/>
    </style:style>
    <style:style style:name="T513" style:family="text">
      <style:text-properties officeooo:rsid="00760901"/>
    </style:style>
    <style:style style:name="T514" style:family="text">
      <style:text-properties officeooo:rsid="007854af"/>
    </style:style>
    <style:style style:name="T515" style:family="text">
      <style:text-properties officeooo:rsid="007b45ff"/>
    </style:style>
    <style:style style:name="T516" style:family="text">
      <style:text-properties style:font-name="Consolas" fo:font-size="12pt" fo:font-weight="normal"/>
    </style:style>
    <style:style style:name="T517" style:family="text">
      <style:text-properties style:font-name="Consolas" fo:font-size="12pt" fo:font-weight="normal" officeooo:rsid="007d35a0"/>
    </style:style>
    <style:style style:name="T518" style:family="text">
      <style:text-properties style:font-name="Consolas" fo:font-size="12pt" fo:font-weight="normal" officeooo:rsid="00864a14"/>
    </style:style>
    <style:style style:name="T519" style:family="text">
      <style:text-properties fo:color="#6a9955" style:font-name="Consolas" fo:font-size="12pt" fo:font-weight="normal"/>
    </style:style>
    <style:style style:name="T520" style:family="text">
      <style:text-properties officeooo:rsid="007d35a0"/>
    </style:style>
    <style:style style:name="T521" style:family="text">
      <style:text-properties officeooo:rsid="0085da85"/>
    </style:style>
    <style:style style:name="T522" style:family="text">
      <style:text-properties officeooo:rsid="0087d59c"/>
    </style:style>
    <style:style style:name="T523" style:family="text">
      <style:text-properties officeooo:rsid="008f4cf6"/>
    </style:style>
    <style:style style:name="T524" style:family="text">
      <style:text-properties officeooo:rsid="008f8147"/>
    </style:style>
    <style:style style:name="T525" style:family="text">
      <style:text-properties officeooo:rsid="0093318d"/>
    </style:style>
    <style:style style:name="T526" style:family="text">
      <style:text-properties officeooo:rsid="00967cd1"/>
    </style:style>
    <style:style style:name="T527" style:family="text">
      <style:text-properties fo:color="#d4d4d4" style:font-name="Consolas" fo:font-size="12pt" fo:font-weight="normal" fo:background-color="#1e1e1e" loext:char-shading-value="0"/>
    </style:style>
    <style:style style:name="T528" style:family="text">
      <style:text-properties fo:color="#d4d4d4" style:font-name="Consolas" fo:font-size="12pt" fo:background-color="#1e1e1e" loext:char-shading-value="0"/>
    </style:style>
    <style:style style:name="T529" style:family="text">
      <style:text-properties fo:color="#d4d4d4" style:font-name="Consolas" fo:font-size="12pt" officeooo:rsid="00999657" fo:background-color="#000000" loext:char-shading-value="0"/>
    </style:style>
    <style:style style:name="T530" style:family="text">
      <style:text-properties fo:color="#d7ba7d"/>
    </style:style>
    <style:style style:name="T531" style:family="text">
      <style:text-properties fo:color="#d7ba7d" style:font-name="Consolas" fo:font-size="12pt" fo:font-weight="normal"/>
    </style:style>
    <style:style style:name="T532" style:family="text">
      <style:text-properties fo:color="#b5cea8" style:font-name="Consolas" fo:font-size="12pt" fo:font-weight="normal"/>
    </style:style>
    <style:style style:name="T533" style:family="text">
      <style:text-properties officeooo:rsid="009d35f9"/>
    </style:style>
    <style:style style:name="T534" style:family="text">
      <style:text-properties officeooo:rsid="00203e1f"/>
    </style:style>
    <style:style style:name="T535" style:family="text">
      <style:text-properties style:text-underline-style="none" fo:font-weight="bold" style:font-weight-asian="bold" style:font-weight-complex="bold"/>
    </style:style>
    <style:style style:name="T536" style:family="text">
      <style:text-properties style:text-underline-style="none" officeooo:rsid="00a8d171" style:font-style-asian="normal" style:font-style-complex="normal"/>
    </style:style>
    <style:style style:name="T537" style:family="text">
      <style:text-properties style:text-underline-style="none" officeooo:rsid="00a90641" style:font-style-asian="normal" style:font-style-complex="normal"/>
    </style:style>
    <style:style style:name="T538" style:family="text">
      <style:text-properties style:text-underline-style="none" officeooo:rsid="0073708d"/>
    </style:style>
    <style:style style:name="T539" style:family="text">
      <style:text-properties style:text-underline-style="none" officeooo:rsid="00defd8d"/>
    </style:style>
    <style:style style:name="T540" style:family="text">
      <style:text-properties fo:color="#ffff38"/>
    </style:style>
    <style:style style:name="T541" style:family="text">
      <style:text-properties fo:color="#ffff38" style:font-name="Consolas" fo:font-size="12pt" fo:font-weight="normal"/>
    </style:style>
    <style:style style:name="T542" style:family="text">
      <style:text-properties officeooo:rsid="009fa7c7"/>
    </style:style>
    <style:style style:name="T543" style:family="text">
      <style:text-properties fo:color="#fff200" style:font-name="Consolas" fo:font-size="12pt" officeooo:rsid="009fa7c7" fo:background-color="#000000" loext:char-shading-value="0"/>
    </style:style>
    <style:style style:name="T544" style:family="text">
      <style:text-properties officeooo:rsid="00a24cfe"/>
    </style:style>
    <style:style style:name="T545" style:family="text">
      <style:text-properties fo:color="#bf0041" style:text-underline-style="solid" style:text-underline-width="auto" style:text-underline-color="font-color" officeooo:rsid="00d40522"/>
    </style:style>
    <style:style style:name="T546" style:family="text">
      <style:text-properties fo:color="#bf0041" style:font-name="Monospace" style:text-underline-style="solid" style:text-underline-width="auto" style:text-underline-color="font-color" fo:font-weight="bold" officeooo:rsid="00d40522" style:font-weight-asian="bold" style:font-weight-complex="bold"/>
    </style:style>
    <style:style style:name="T547" style:family="text">
      <style:text-properties officeooo:rsid="00a3c8f2"/>
    </style:style>
    <style:style style:name="T548" style:family="text">
      <style:text-properties fo:color="#00a933" fo:font-weight="bold" style:font-weight-asian="bold" style:font-weight-complex="bold"/>
    </style:style>
    <style:style style:name="T549" style:family="text">
      <style:text-properties fo:color="#780373" style:font-name="Mono" fo:font-weight="bold" style:font-style-asian="normal" style:font-weight-asian="bold" style:font-style-complex="normal" style:font-weight-complex="bold"/>
    </style:style>
    <style:style style:name="T550" style:family="text">
      <style:text-properties fo:color="#780373" style:font-name="Mono" fo:font-weight="bold" officeooo:rsid="009fa7c7" style:font-weight-asian="bold" style:font-weight-complex="bold"/>
    </style:style>
    <style:style style:name="T551" style:family="text">
      <style:text-properties officeooo:rsid="00a6ece1"/>
    </style:style>
    <style:style style:name="T552" style:family="text">
      <style:text-properties officeooo:rsid="00a7092f"/>
    </style:style>
    <style:style style:name="T553" style:family="text">
      <style:text-properties fo:color="#235080" style:font-name="Mono" style:font-style-asian="normal" style:font-style-complex="normal"/>
    </style:style>
    <style:style style:name="T554" style:family="text">
      <style:text-properties fo:color="#235080" style:font-name="Mono" fo:font-weight="bold" style:font-style-asian="normal" style:font-weight-asian="bold" style:font-style-complex="normal" style:font-weight-complex="bold"/>
    </style:style>
    <style:style style:name="T555" style:family="text">
      <style:text-properties officeooo:rsid="00ad1225"/>
    </style:style>
    <style:style style:name="T556" style:family="text">
      <style:text-properties fo:font-weight="normal" officeooo:rsid="00b29f1c" style:font-style-asian="normal" style:font-weight-asian="normal" style:font-style-complex="normal" style:font-weight-complex="normal"/>
    </style:style>
    <style:style style:name="T557" style:family="text">
      <style:text-properties fo:font-weight="normal" style:font-weight-asian="normal" style:font-weight-complex="normal"/>
    </style:style>
    <style:style style:name="T558" style:family="text">
      <style:text-properties fo:font-weight="normal" officeooo:rsid="00b57eee" style:font-weight-asian="normal" style:font-weight-complex="normal"/>
    </style:style>
    <style:style style:name="T559" style:family="text">
      <style:text-properties fo:font-weight="normal" officeooo:rsid="000460f8" style:font-weight-asian="normal" style:font-weight-complex="normal"/>
    </style:style>
    <style:style style:name="T560" style:family="text">
      <style:text-properties officeooo:rsid="00b3ec0e"/>
    </style:style>
    <style:style style:name="T561" style:family="text">
      <style:text-properties officeooo:rsid="00b57eee"/>
    </style:style>
    <style:style style:name="T562" style:family="text">
      <style:text-properties officeooo:rsid="00be9001"/>
    </style:style>
    <style:style style:name="T563" style:family="text">
      <style:text-properties officeooo:rsid="00c5cce9"/>
    </style:style>
    <style:style style:name="T564" style:family="text">
      <style:text-properties style:font-name="Monospace"/>
    </style:style>
    <style:style style:name="T565" style:family="text">
      <style:text-properties style:font-name="Monospace" fo:font-weight="bold" style:font-weight-asian="bold" style:font-weight-complex="bold"/>
    </style:style>
    <style:style style:name="T566" style:family="text">
      <style:text-properties style:font-name="Monospace" style:font-style-asian="normal" style:font-style-complex="normal"/>
    </style:style>
    <style:style style:name="T567" style:family="text">
      <style:text-properties style:font-name="Monospace" officeooo:rsid="00505dcb" style:font-style-asian="italic" style:font-style-complex="italic"/>
    </style:style>
    <style:style style:name="T568" style:family="text">
      <style:text-properties officeooo:rsid="00c75372"/>
    </style:style>
    <style:style style:name="T569" style:family="text">
      <style:text-properties officeooo:rsid="00cb2193"/>
    </style:style>
    <style:style style:name="T570" style:family="text">
      <style:text-properties officeooo:rsid="0043f181"/>
    </style:style>
    <style:style style:name="T571" style:family="text">
      <style:text-properties officeooo:rsid="00cbfd72"/>
    </style:style>
    <style:style style:name="T572" style:family="text">
      <style:text-properties fo:font-size="14pt" style:font-size-asian="14pt" style:font-size-complex="14pt"/>
    </style:style>
    <style:style style:name="T573" style:family="text">
      <style:text-properties fo:font-size="14pt" style:font-size-asian="12.25pt" style:font-size-complex="14pt"/>
    </style:style>
    <style:style style:name="T574" style:family="text">
      <style:text-properties officeooo:rsid="00cc5c65"/>
    </style:style>
    <style:style style:name="T575" style:family="text">
      <style:text-properties officeooo:rsid="00ce3802"/>
    </style:style>
    <style:style style:name="T576" style:family="text">
      <style:text-properties officeooo:rsid="00cf7b4f"/>
    </style:style>
    <style:style style:name="T577" style:family="text">
      <style:text-properties style:font-name="MonOSPACE" fo:font-weight="bold" style:font-weight-asian="bold" style:font-weight-complex="bold"/>
    </style:style>
    <style:style style:name="T578" style:family="text">
      <style:text-properties style:font-name="MonOSPACE" fo:font-weight="bold" officeooo:rsid="00d1ac93" style:font-weight-asian="bold" style:font-weight-complex="bold"/>
    </style:style>
    <style:style style:name="T579" style:family="text">
      <style:text-properties officeooo:rsid="00d302e5"/>
    </style:style>
    <style:style style:name="T580" style:family="text">
      <style:text-properties style:font-name="Mono"/>
    </style:style>
    <style:style style:name="T581" style:family="text">
      <style:text-properties style:font-name="Mono" fo:font-weight="bold" style:font-weight-asian="bold" style:font-weight-complex="bold"/>
    </style:style>
    <style:style style:name="T582" style:family="text">
      <style:text-properties style:font-name="Mono" style:font-style-asian="italic" style:font-style-complex="italic"/>
    </style:style>
    <style:style style:name="T583" style:family="text">
      <style:text-properties style:font-name="Mono" officeooo:rsid="00760901"/>
    </style:style>
    <style:style style:name="T584" style:family="text">
      <style:text-properties style:font-name="Mono" officeooo:rsid="009fa7c7"/>
    </style:style>
    <style:style style:name="T585" style:family="text">
      <style:text-properties style:font-name="Mono" style:font-style-asian="normal" style:font-style-complex="normal"/>
    </style:style>
    <style:style style:name="T586" style:family="text">
      <style:text-properties style:font-name="Mono" fo:font-style="italic" style:font-style-asian="italic" style:font-style-complex="italic"/>
    </style:style>
    <style:style style:name="T587" style:family="text">
      <style:text-properties style:font-name="Mono" fo:font-style="italic" officeooo:rsid="00ed39e7" style:font-style-asian="italic" style:font-style-complex="italic"/>
    </style:style>
    <style:style style:name="T588" style:family="text">
      <style:text-properties style:font-name="Mono" fo:font-style="italic" officeooo:rsid="00edb1e8" style:font-style-asian="italic" style:font-style-complex="italic"/>
    </style:style>
    <style:style style:name="T589" style:family="text">
      <style:text-properties fo:color="#ffff00" fo:font-weight="bold" fo:background-color="#1e1e1e" loext:char-shading-value="0" style:font-weight-asian="bold" style:font-weight-complex="bold"/>
    </style:style>
    <style:style style:name="T590" style:family="text">
      <style:text-properties fo:color="#ffff00" style:font-name="Consolas" fo:font-size="12pt" fo:font-weight="bold" fo:background-color="#1e1e1e" loext:char-shading-value="0" style:font-weight-asian="bold" style:font-weight-complex="bold"/>
    </style:style>
    <style:style style:name="T591" style:family="text">
      <style:text-properties fo:color="#0003ff" fo:font-weight="bold" style:font-style-asian="normal" style:font-weight-asian="bold" style:font-style-complex="normal" style:font-weight-complex="bold"/>
    </style:style>
    <style:style style:name="T592" style:family="text">
      <style:text-properties fo:color="#00ff0c" fo:font-weight="bold" style:font-style-asian="normal" style:font-weight-asian="bold" style:font-style-complex="normal" style:font-weight-complex="bold"/>
    </style:style>
    <style:style style:name="T593" style:family="text">
      <style:text-properties officeooo:rsid="00e70f90"/>
    </style:style>
    <style:style style:name="T594" style:family="text">
      <style:text-properties officeooo:rsid="00ed1d82"/>
    </style:style>
    <style:style style:name="T595" style:family="text">
      <style:text-properties officeooo:rsid="00ed39e7"/>
    </style:style>
    <style:style style:name="T596" style:family="text">
      <style:text-properties officeooo:rsid="00edb1e8"/>
    </style:style>
    <style:style style:name="T597" style:family="text">
      <style:text-properties officeooo:rsid="00be2b6c"/>
    </style:style>
    <style:style style:name="T598" style:family="text">
      <style:text-properties officeooo:rsid="00ef14ab"/>
    </style:style>
    <style:style style:name="T599" style:family="text">
      <style:text-properties officeooo:rsid="00f0086b"/>
    </style:style>
    <style:style style:name="T600" style:family="text">
      <style:text-properties officeooo:rsid="00f933aa"/>
    </style:style>
    <style:style style:name="T601" style:family="text">
      <style:text-properties officeooo:rsid="00fa40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Instalação para desenvolver HTML/CSS</text:p>
      <text:list xml:id="list1085899861" text:style-name="L1">
        <text:list-item>
          <text:p text:style-name="P236"><text:span text:style-name="T329">Instale </text:span><text:span text:style-name="T336">o editor de código da Microsoft:</text:span><text:span text:style-name="T329"> </text:span><text:a xlink:type="simple" xlink:href="https://code.visualstudio.com/" text:style-name="Internet_20_link" text:visited-style-name="Visited_20_Internet_20_Link"><text:span text:style-name="T573">Visual Studio Code</text:span></text:a></text:p>
        </text:list-item>
        <text:list-item>
          <text:p text:style-name="P240"><text:span text:style-name="T342">Após a instalação, </text:span><text:span text:style-name="T345">baixe</text:span><text:span text:style-name="T344"> o plugin de idioma</text:span><text:span text:style-name="T342">, </text:span><text:span text:style-name="T344">configure o </text:span><text:span text:style-name="T342">tamanho da </text:span><text:span text:style-name="T344">fonte</text:span><text:span text:style-name="T342">, ative o word wrap (quebra automátic</text:span><text:span text:style-name="T343">a</text:span><text:span text:style-name="T342"> de linhas) </text:span><text:span text:style-name="T344">e </text:span><text:span text:style-name="T342">habilite o salvamento automático.</text:span></text:p>
        </text:list-item>
      </text:list>
      <text:p text:style-name="P40"/>
      <text:p text:style-name="P15">Aula <text:span text:style-name="T399">0</text:span>1 – <text:span text:style-name="T533">História e como funciona a Internet</text:span></text:p>
      <text:p text:style-name="P50"/>
      <text:p text:style-name="P42"><text:tab/>A <text:span text:style-name="T303">internet</text:span> <text:span text:style-name="T303">nasceu</text:span> <text:span text:style-name="T561">em 1970, </text:span>dentro da <text:span text:style-name="T303">DARPA</text:span>, num <text:span text:style-name="T303">projeto</text:span> chamado <text:span text:style-name="T303">ARPANET</text:span>, <text:span text:style-name="T3">interligando 4 computadores.</text:span></text:p>
      <text:p text:style-name="P42"><text:tab/><text:span text:style-name="T561">Esse projeto criou o protocolo NCP que, por sua vez, continha 2 protocolos que são usados até hoje: o </text:span><text:span text:style-name="T311">FTP</text:span><text:span text:style-name="T561">, para transmissão de arquivos e o </text:span><text:span text:style-name="T311">DNS</text:span><text:span text:style-name="T561">, para identificação de máquinas na rede. </text:span></text:p>
      <text:p text:style-name="P42"><text:tab/>Em 1983, <text:span text:style-name="T2">o </text:span><text:span text:style-name="T305">TCP/IP</text:span><text:span text:style-name="T2"> se tornou o </text:span><text:span text:style-name="T305">protocolo</text:span><text:span text:style-name="T2"> </text:span><text:span text:style-name="T305">único</text:span><text:span text:style-name="T2"> da internet, substituindo o limitado protocolo NCP.</text:span></text:p>
      <text:p text:style-name="P43"><text:tab/>Em 1992, Tim Bernes Lee cunhou o termo <text:span text:style-name="T303">W</text:span><text:span text:style-name="T561">orld </text:span><text:span text:style-name="T303">W</text:span><text:span text:style-name="T561">ide </text:span><text:span text:style-name="T303">W</text:span><text:span text:style-name="T561">eb</text:span>, criando também o<text:span text:style-name="T561"> protocolo</text:span> <text:span text:style-name="T303">HTTP</text:span> e <text:span text:style-name="T533">a linguagem</text:span> <text:span text:style-name="T303">HTML</text:span><text:span text:style-name="T557">. </text:span><text:span text:style-name="T558">Atualmente, o W3C é o consórcio que regulamenta essa linguagem.</text:span></text:p>
      <text:p text:style-name="P44"><text:tab/><text:span text:style-name="T533">Em 1989, </text:span>começou <text:span text:style-name="T533">a</text:span> internet <text:span text:style-name="T533">no Brasil </text:span>com o projeto RNP <text:span text:style-name="T533">(Backbone que interliga algumas universidades).</text:span></text:p>
      <text:p text:style-name="P45"><text:tab/><text:span text:style-name="T563">Hoje, </text:span>95% das informações intercontinentais são transmitidas via cabos submarinos.</text:p>
      <text:p text:style-name="P45"/>
      <text:p text:style-name="P47"><text:span text:style-name="Emphasis"><text:span text:style-name="T70">DNS</text:span></text:span><text:span text:style-name="Emphasis"><text:span text:style-name="T65"> – </text:span></text:span><text:span text:style-name="Emphasis"><text:span text:style-name="T66">Domain Name System – </text:span></text:span><text:span text:style-name="Emphasis"><text:span text:style-name="T67">é uma</text:span></text:span><text:span text:style-name="Emphasis"><text:span text:style-name="T68"> rede global de servidores </text:span></text:span><text:span text:style-name="Emphasis"><text:span text:style-name="T67">que </text:span></text:span><text:span text:style-name="Emphasis"><text:span text:style-name="T71">traduzem</text:span></text:span><text:span text:style-name="T69"> as palavras que compõem a </text:span><text:span text:style-name="Emphasis"><text:span text:style-name="T65">URL </text:span></text:span><text:span text:style-name="Emphasis"><text:span text:style-name="T68">(o nome do domínio)</text:span></text:span><text:span text:style-name="Emphasis"><text:span text:style-name="T69"> </text:span></text:span><text:span text:style-name="T69">para </text:span><text:span text:style-name="T68">números/</text:span><text:span text:style-name="T69">endereço </text:span><text:span text:style-name="T65">IP</text:span><text:span text:style-name="T69"> do servidor.</text:span></text:p>
      <text:p text:style-name="P9"/>
      <text:p text:style-name="P46"><text:tab/>O <text:span text:style-name="T303">Gateway</text:span> do cliente <text:span text:style-name="T557">se conecta</text:span> ao <text:span text:style-name="T563">r</text:span><text:span text:style-name="T557">oteador do provedor</text:span> de acesso e <text:span text:style-name="T4">e</text:span>s<text:span text:style-name="T4">s</text:span>e, por sua vez, <text:span text:style-name="T557">acessa</text:span> os servidores <text:span text:style-name="T557">DNS</text:span> para conseguir <text:span text:style-name="T533">o endereço e </text:span>se conectar aos diferentes servidores <text:span text:style-name="T4">pelo mundo, cada qual com seu IP.</text:span></text:p>
      <text:p text:style-name="P48"><draw:frame draw:style-name="fr1" draw:name="Figura1" text:anchor-type="paragraph" svg:x="2.286cm" svg:y="0.166cm" svg:width="12.278cm" svg:height="6.615cm" draw:z-index="0"><draw:image xlink:href="Pictures/10000201000001D0000000FA7AA875CC66E4547C.png" xlink:type="simple" xlink:show="embed" xlink:actuate="onLoad" loext:mime-type="image/png"/></draw:frame><text:s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7"/>
      <text:p text:style-name="P47"><text:soft-page-break/>O aparelho responsável pela <text:span text:style-name="T303">M</text:span><text:span text:style-name="T308">o</text:span>dulação e <text:span text:style-name="T303">D</text:span><text:span text:style-name="T308">em</text:span>odulação dos diferentes formatos de sinais <text:span text:style-name="T533">de internet</text:span> é o <text:span text:style-name="T404">Modem</text:span>.</text:p>
      <text:p text:style-name="P47"/>
      <text:p text:style-name="P43"/>
      <text:p text:style-name="P60"><text:span text:style-name="T5">MB é </text:span><text:span text:style-name="T10">≠</text:span><text:span text:style-name="T5"> de Mb!<text:tab/></text:span><text:span text:style-name="T9">Megabyte é diferente de Megabit:</text:span></text:p>
      <text:p text:style-name="P55"><text:span text:style-name="T5">M</text:span><text:span text:style-name="T365">B</text:span><text:span text:style-name="T5"> = </text:span><text:span text:style-name="T6">Megabytes</text:span><text:span text:style-name="T5">, </text:span><text:span text:style-name="T7">significa </text:span><text:span text:style-name="T8">armazenamento</text:span><text:span text:style-name="T5"><text:tab/>M</text:span><text:span text:style-name="T365">b</text:span><text:span text:style-name="T5"> = Megabits, </text:span><text:span text:style-name="T8">transferência</text:span></text:p>
      <text:p text:style-name="P51"/>
      <text:p text:style-name="P49">Os dados não trafegam na rede sempre pelo mesmo caminho pois a rota está constantemente mudando, isso significa, por exemplo, <text:span text:style-name="T1">que ao acessar uma página web e essa demorar a responder, atualize a página porque os</text:span><text:span text:style-name="T559"> dados podem vir por outra</text:span><text:span text:style-name="T304"> rota</text:span><text:span text:style-name="T1">, menos congestionada.</text:span></text:p>
      <text:p text:style-name="P49"/>
      <text:p text:style-name="P1"><text:span text:style-name="T317">O site </text:span><text:a xlink:type="simple" xlink:href="http://iplocation.net/" text:style-name="Internet_20_link" text:visited-style-name="Visited_20_Internet_20_Link"><text:span text:style-name="T317">iplocation.net</text:span></text:a><text:span text:style-name="T317"> informa o seu atual endereço de IP, bem como </text:span><text:span text:style-name="T318">o </text:span><text:span text:style-name="T317">de outros sites.</text:span></text:p>
      <text:p text:style-name="P37"/>
      <text:p text:style-name="P2"><text:span text:style-name="T35">N</text:span><text:span text:style-name="T18">ome de </text:span><text:span text:style-name="T47">domínio</text:span><text:span text:style-name="T18"> é uma forma </text:span><text:span text:style-name="T46">amigável</text:span><text:span text:style-name="T18"> d</text:span><text:span text:style-name="T35">o</text:span><text:span text:style-name="T18"> endereço IP, </text:span><text:span text:style-name="T35">sendo apenas um trecho da</text:span><text:span text:style-name="T18"> URL. </text:span><text:span text:style-name="T35">Te</text:span><text:span text:style-name="T17">m taxa de pagamento anual </text:span><text:span text:style-name="T36">e s</text:span><text:span text:style-name="T35">eu TLD pode ser do tipo:</text:span></text:p>
      <text:list xml:id="list1902546285" text:style-name="L2">
        <text:list-item>
          <text:p text:style-name="P241"><text:span text:style-name="T51">cc</text:span><text:span text:style-name="T52">TLD (country code). Como exemplo:<text:tab/>.br<text:tab/>.pt<text:tab/>.us<text:tab/>.uk</text:span></text:p>
        </text:list-item>
        <text:list-item>
          <text:p text:style-name="P241"><text:span text:style-name="T58">g</text:span><text:span text:style-name="T52">TLD (genérico). Como exemplo: .com<text:tab/>.edu<text:tab/>.gov<text:tab/>.store</text:span></text:p>
        </text:list-item>
      </text:list>
      <text:p text:style-name="P6"/>
      <text:p text:style-name="P52"><text:span text:style-name="T62">URL</text:span><text:span text:style-name="T60"> – </text:span><text:span text:style-name="T51">Uniform Resource Locat</text:span><text:span text:style-name="T59">o</text:span><text:span text:style-name="T51">r –</text:span><text:span text:style-name="T61"> </text:span><text:span text:style-name="T52">(localizador de </text:span><text:span text:style-name="T64">endereço</text:span><text:span text:style-name="T52"> único) </text:span><text:span text:style-name="T53">é todo o endereço, que te leva a</text:span><text:span text:style-name="T54"> uma </text:span><text:span text:style-name="T63">página da web específica</text:span><text:span text:style-name="T54">, </text:span><text:span text:style-name="T53">sendo formada então pelo</text:span><text:span text:style-name="T55"> endereço IP </text:span><text:span text:style-name="T51">traduzido (domínio) </text:span><text:span text:style-name="T55">+ o </text:span><text:span text:style-name="T53">local do arquivo no servidor, para poder copiar e enviar o conteúdo.</text:span><text:span text:style-name="T55"> Exemplo: <text:tab/><text:line-break/><text:line-break/><text:tab/>URL = </text:span><text:span text:style-name="T202">https://</text:span><text:span text:style-name="T230">store.</text:span><text:span text:style-name="T211">seusite.com</text:span><text:span text:style-name="T188">/</text:span><text:span text:style-name="T233">login/area.html</text:span><text:span text:style-name="T258"> </text:span></text:p>
      <text:p text:style-name="P53"><text:span text:style-name="T55"><text:tab/></text:span><text:span text:style-name="T203">prefixo</text:span><text:span text:style-name="T190"> da </text:span><text:span text:style-name="T203">URL</text:span><text:span text:style-name="T190"> (ou </text:span><text:span text:style-name="T203">protocolo</text:span><text:span text:style-name="T190"> usado) = <text:s/>https: //</text:span><text:span text:style-name="T55"> </text:span></text:p>
      <text:p text:style-name="P53"><text:span text:style-name="T55"><text:tab/></text:span><text:span text:style-name="T231">subdomínio</text:span><text:span text:style-name="T190"> <text:s/>= <text:s/>store.seusite.com.</text:span><text:span text:style-name="T55"> </text:span><text:span text:style-name="T56">(www também é um subdomínio)</text:span></text:p>
      <text:p text:style-name="P56"><text:span text:style-name="T55"><text:tab/></text:span><text:span text:style-name="T190">nome do </text:span><text:span text:style-name="T212">domínio</text:span><text:span text:style-name="T190"> = <text:s/>seusite.com</text:span><text:span text:style-name="T55"> </text:span></text:p>
      <text:p text:style-name="P54"><text:span text:style-name="T55"><text:tab/></text:span><text:span text:style-name="T234">Local do arquivo</text:span><text:span text:style-name="T57"> = <text:s/></text:span><text:span text:style-name="T191">login/area.htm</text:span><text:span text:style-name="T194">l</text:span></text:p>
      <text:p text:style-name="P13"><draw:frame draw:style-name="fr1" draw:name="Figura2" text:anchor-type="paragraph" svg:x="0.884cm" svg:y="0.788cm" svg:width="16.247cm" svg:height="5.398cm" draw:z-index="1"><draw:image xlink:href="Pictures/1000020100000266000000CC2216719D54C07F5D.png" xlink:type="simple" xlink:show="embed" xlink:actuate="onLoad" loext:mime-type="image/png"/></draw:frame></text:p>
      <text:p text:style-name="P57"><text:soft-page-break/><text:span text:style-name="T197">HTTPS</text:span><text:span text:style-name="T196">://</text:span><text:span text:style-name="T188"> </text:span><text:span text:style-name="T192">é o protocolo </text:span><text:span text:style-name="T194">com</text:span><text:span text:style-name="T192"> a </text:span><text:span text:style-name="T201">camada adicional de segurança</text:span><text:span text:style-name="T189"> </text:span><text:span text:style-name="T192">que utiliza o protocolo</text:span><text:span text:style-name="T189"> </text:span><text:span text:style-name="T188">SSL</text:span><text:span text:style-name="T189"> (um serviço de </text:span><text:span text:style-name="T200">criptografia</text:span><text:span text:style-name="T189"> de dados). </text:span></text:p>
      <text:p text:style-name="P12"/>
      <text:p text:style-name="P58"><text:span text:style-name="T198">H</text:span><text:span text:style-name="T199">ospedagem</text:span><text:span text:style-name="T192"> é a casa onde seu site vive, ou seja, o computador onde seus os arquivos estão guardados.</text:span></text:p>
      <text:p text:style-name="P59"><text:span text:style-name="T192">E</text:span><text:span text:style-name="T189">s</text:span><text:span text:style-name="T193">s</text:span><text:span text:style-name="T189">e serviço fornece: </text:span><text:span text:style-name="T200">disponibilidade</text:span><text:span text:style-name="T189"> para o site se manter online sempre, </text:span><text:span text:style-name="T200">performance</text:span><text:span text:style-name="T189"> para suportar até milhões de acessos simultâneos e </text:span><text:span text:style-name="T200">segurança</text:span><text:span text:style-name="T188">. </text:span><text:span text:style-name="T189">Algumas dessas empresas contratam data centers e os alugam a seus clientes. </text:span><text:span text:style-name="T195">Os pagamentos ao serviço de hosting são mensais.</text:span></text:p>
      <text:p text:style-name="P21"/>
      <text:p text:style-name="P22"/>
      <text:p text:style-name="P16">Aula <text:span text:style-name="T399">0</text:span>2 – <text:span text:style-name="T533">Como funciona HTML e CSS</text:span></text:p>
      <text:p text:style-name="P23"/>
      <text:p text:style-name="P23"/>
      <text:p text:style-name="P24"><text:span text:style-name="T358"><text:tab/>A </text:span><text:span text:style-name="T404">HTML</text:span> trabalha fundamentada apenas nas marcas ou etiquetas (do Inglês <text:span text:style-name="T303">tag</text:span>), <text:span text:style-name="T533">já</text:span> as <text:span text:style-name="T303">CSS</text:span> funcionam baseadas <text:span text:style-name="T533">em</text:span> <text:span text:style-name="T502">seletores</text:span><text:span text:style-name="T503">{}</text:span>, <text:span text:style-name="T568">com suas declarações de</text:span> <text:span text:style-name="T502">propriedade:valor</text:span>.</text:p>
      <text:p text:style-name="P24"><draw:frame draw:style-name="fr1" draw:name="Figura3" text:anchor-type="paragraph" svg:x="3.623cm" svg:y="0.056cm" svg:width="10.345cm" svg:height="3.916cm" draw:z-index="2"><draw:image xlink:href="Pictures/1000000000000187000000942A1FA15A33E25A44.jpg" xlink:type="simple" xlink:show="embed" xlink:actuate="onLoad" loext:mime-type="image/jpe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<text:span text:style-name="T259">Quando não solicitamos um arquivo específico ao servidor, ele vai entregar o arquivo de índice do site, que se chama</text:span><text:span text:style-name="T260"> index.html. </text:span></text:p>
      <text:p text:style-name="P41"/>
      <text:p text:style-name="P207"><text:span text:style-name="T325">Uma </text:span><text:span text:style-name="T351">tag</text:span><text:span text:style-name="T325"> é um conjunto de palavras entre sinais de colchete angular </text:span><text:span text:style-name="T506">&lt;&gt;</text:span><text:span text:style-name="T340">. </text:span><text:span text:style-name="T333">Elas</text:span><text:span text:style-name="T328"> não podem conter espaços</text:span><text:span text:style-name="T325"> </text:span><text:span text:style-name="T333">e </text:span><text:span text:style-name="T325">maioria possu</text:span><text:span text:style-name="T336">i</text:span><text:span text:style-name="T325"> abertura </text:span><text:span text:style-name="T356">&lt;tag&gt;</text:span><text:span text:style-name="T326"> </text:span><text:span text:style-name="T325">e fechamento </text:span><text:span text:style-name="T355">&lt;</text:span><text:span text:style-name="T507">/</text:span><text:span text:style-name="T356">t</text:span><text:span text:style-name="T355">a</text:span><text:span text:style-name="T356">g&gt;</text:span><text:span text:style-name="T326">. </text:span></text:p>
      <text:p text:style-name="P24"/>
      <text:p text:style-name="P24"><draw:frame draw:style-name="fr2" draw:name="Figura4" text:anchor-type="paragraph" svg:width="16.828cm" svg:height="2.805cm" draw:z-index="3"><draw:image xlink:href="Pictures/100000000000027C0000006A0CA79D96521D5E89.jpg" xlink:type="simple" xlink:show="embed" xlink:actuate="onLoad" loext:mime-type="image/jpeg"/></draw:frame></text:p>
      <text:p text:style-name="P3"><text:span text:style-name="T326">A</text:span><text:span text:style-name="T325">lgumas tags não possuem a necessidade de conteúdo interno e por isso não possuem fechamento. </text:span><text:span text:style-name="T336">São</text:span><text:span text:style-name="T325"> </text:span><text:span text:style-name="T336">exemplos </text:span><text:span text:style-name="T325">as tags </text:span><text:span text:style-name="T326">&lt;br&gt;, </text:span><text:span text:style-name="T333">&lt;meta&gt;</text:span><text:span text:style-name="T326"> e &lt;img&gt;</text:span><text:span text:style-name="T325">.</text:span></text:p>
      <text:p text:style-name="P24"/>
      <text:p text:style-name="P3"><text:soft-page-break/><text:span text:style-name="T328">A</text:span><text:span text:style-name="T325">s </text:span><text:span text:style-name="T351">CSS</text:span><text:span text:style-name="T333"> – </text:span><text:span text:style-name="T340">Cascading Style Sheets</text:span><text:span text:style-name="T325"> (Folhas de Estilo em Cascata) - são usadas para configurar um </text:span><text:span text:style-name="T347">resultado visual</text:span><text:span text:style-name="T325"> dos elementos HTML, </text:span><text:span text:style-name="T329">e</text:span><text:span text:style-name="T326">ssas</text:span><text:span text:style-name="T325"> configurações são realizadas através dos seletores:</text:span></text:p>
      <text:p text:style-name="P24"/>
      <text:p text:style-name="P24"><draw:frame draw:style-name="fr1" draw:name="Figura5" text:anchor-type="paragraph" svg:x="4.496cm" svg:y="-0.411cm" svg:width="8.017cm" svg:height="5.038cm" draw:z-index="4"><draw:image xlink:href="Pictures/100000000000014B000000D097FE9682166C1AB8.jpg" xlink:type="simple" xlink:show="embed" xlink:actuate="onLoad" loext:mime-type="image/jpe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8"><text:span text:style-name="T358">CSS tem </text:span><text:span text:style-name="T306">seletores</text:span><text:span text:style-name="T358">, e dentro de seletores têm </text:span><text:span text:style-name="T306">declarações</text:span><text:span text:style-name="T358">, e cada declaração é composta por um par de </text:span><text:span text:style-name="T306">propriedade </text:span><text:span text:style-name="T366">:</text:span><text:span text:style-name="T362"> </text:span><text:span text:style-name="T306">valor</text:span><text:span text:style-name="T358"> (</text:span>separados por <text:span text:style-name="T373">[:]</text:span><text:span text:style-name="T359">)</text:span></text:p>
      <text:p text:style-name="P25"/>
      <text:p text:style-name="P27">Agrupamos todas as declarações CSS de um mesmo elemento dentro de um <text:span text:style-name="T357">seletor. A</text:span>s chaves delimitam <text:span text:style-name="T358">as</text:span> declarações relativas ao seletor<text:span text:style-name="T581"> {}</text:span>. </text:p>
      <text:p text:style-name="P24"/>
      <text:p text:style-name="P3"><text:span text:style-name="T328">Toda declaração CSS deve terminar com</text:span><text:span text:style-name="T325"> ponto e vírgula </text:span><text:span text:style-name="T327">(</text:span><text:span text:style-name="T374">;</text:span><text:span text:style-name="T327">)</text:span><text:span text:style-name="T325">.</text:span></text:p>
      <text:p text:style-name="P29"/>
      <text:p text:style-name="P33"><text:span text:style-name="T380"><text:tab/></text:span><text:span text:style-name="T388">&lt;head&gt;</text:span> <text:span text:style-name="T399">tag que marca</text:span> a área de configurações</text:p>
      <text:p text:style-name="P33"><text:span text:style-name="T380"><text:tab/></text:span><text:span text:style-name="T388">&lt;body&gt;</text:span> <text:span text:style-name="T399">tag que marca</text:span> a área de conteúdo</text:p>
      <text:p text:style-name="P29"/>
      <text:p text:style-name="P4"><text:span text:style-name="T331">O</text:span><text:span text:style-name="T327"> VSCode tem um </text:span><text:span text:style-name="T341">atalho</text:span><text:span text:style-name="T327"> simples para criar o código base </text:span><text:span text:style-name="T331">de um arquivo HTML:</text:span><text:span text:style-name="T327"> </text:span><text:span text:style-name="T336">digite </text:span><text:span text:style-name="T341">! + Enter </text:span><text:span text:style-name="T336">na primeira linha</text:span></text:p>
      <text:p text:style-name="P32"/>
      <text:p text:style-name="P32"><draw:frame draw:style-name="fr1" draw:name="Figura6" text:anchor-type="paragraph" svg:x="0.672cm" svg:y="0.67cm" svg:width="16.351cm" svg:height="7.964cm" draw:z-index="5"><draw:image xlink:href="Pictures/100000000000026A0000012DE9AB4EBFF31B7B51.jpg" xlink:type="simple" xlink:show="embed" xlink:actuate="onLoad" loext:mime-type="image/jpeg"/></draw:frame><text:span text:style-name="T309"><text:tab/></text:span><text:span text:style-name="T534">E</text:span>strutura básica de um documento <text:span text:style-name="T534">HTML:</text:span></text:p>
      <text:p text:style-name="P31"><draw:frame draw:style-name="fr1" draw:name="Figura7" text:anchor-type="paragraph" svg:x="0.053cm" svg:y="0.335cm" svg:width="17.59cm" svg:height="7.329cm" draw:z-index="6"><draw:image xlink:href="Pictures/10000000000002A000000118A68B573868F01964.jpg" xlink:type="simple" xlink:show="embed" xlink:actuate="onLoad" loext:mime-type="image/jpeg"/></draw:frame><text:soft-page-break/></text:p>
      <text:p text:style-name="P31"/>
      <text:p text:style-name="P31"/>
      <text:p text:style-name="P17"><text:span text:style-name="T319">Aula </text:span><text:span text:style-name="T399">03 – Primeiras tags</text:span></text:p>
      <text:p text:style-name="P30"/>
      <text:p text:style-name="P61"><text:span text:style-name="T330"><text:tab/>Ao </text:span><text:span text:style-name="T352">criar arquivos </text:span><text:span text:style-name="T353">HTML</text:span><text:span text:style-name="T330">, </text:span><text:span text:style-name="T324">us</text:span><text:span text:style-name="T330">ar</text:span><text:span text:style-name="T346"> apenas letras minúsculas, </text:span><text:span text:style-name="T349">sem</text:span><text:span text:style-name="T346"> acentos e </text:span><text:span text:style-name="T349">sem</text:span><text:span text:style-name="T346"> colocar espaços. </text:span></text:p>
      <text:p text:style-name="P30"/>
      <text:p text:style-name="P5"><text:span text:style-name="T397">&lt;br&gt;</text:span><text:span text:style-name="T337"> break row: </text:span><text:span text:style-name="T334">tag que </text:span><text:span text:style-name="T337">quebra a linha</text:span></text:p>
      <text:p text:style-name="P5"><text:span text:style-name="T398">&lt;hr&gt;</text:span><text:span text:style-name="T384"> </text:span><text:span text:style-name="T331">horizontal row: tag </text:span><text:span text:style-name="T338">equivalente à &lt;br&gt; porém adiciona uma </text:span><text:span text:style-name="T348">linha horizontal</text:span></text:p>
      <text:p text:style-name="P5"><text:span text:style-name="T398">&lt;p&gt;</text:span><text:span text:style-name="T331"> paragraph: tag para </text:span><text:span text:style-name="T324">criar um parágrafo </text:span></text:p>
      <text:p text:style-name="P63"><text:span text:style-name="T396">&lt;h1&gt;</text:span><text:span text:style-name="T324"> head</text:span><text:span text:style-name="T332">ing</text:span><text:span text:style-name="T324">: tag </text:span><text:span text:style-name="T332">que indica um título</text:span><text:span text:style-name="T324"> </text:span></text:p>
      <text:p text:style-name="P63"><text:span text:style-name="T396">&lt;title&gt;</text:span><text:span text:style-name="T324"> fica dentro </text:span><text:span text:style-name="T334">da</text:span><text:span text:style-name="T324"> tag &lt;head&gt;: nomeia o título da aba do navegador</text:span></text:p>
      <text:p text:style-name="P35"/>
      <text:p text:style-name="P38"/>
      <text:p text:style-name="P19">Aula <text:span text:style-name="T399">04 – Instalando um editor de código</text:span></text:p>
      <text:p text:style-name="P19"/>
      <text:p text:style-name="P39">Instalando o VSCode, <text:span text:style-name="T547">software open source</text:span> da Microsoft.</text:p>
      <text:p text:style-name="P19"/>
      <text:p text:style-name="P18">Aula <text:span text:style-name="T399">05 - Entities</text:span></text:p>
      <text:p text:style-name="P36"/>
      <text:p text:style-name="P34"/>
      <text:p text:style-name="P34"><text:span text:style-name="T259"><text:tab/>O mecanismo que permite representar caracteres </text:span><text:span text:style-name="T266">especiais</text:span><text:span text:style-name="T259"> no HTML é chamado de HTML</text:span><text:span text:style-name="T260"> </text:span><text:span text:style-name="T261">E</text:span><text:span text:style-name="T260">ntities</text:span><text:span text:style-name="T259">. Uma entity é representada por um símbolo </text:span><text:span text:style-name="T260">&amp; </text:span><text:span text:style-name="T259">seguido de um identificador e finalizado com um ponto-e</text:span><text:span text:style-name="T267">-</text:span><text:span text:style-name="T259">vírgula. </text:span><text:span text:style-name="T267">Enquanto os </text:span><text:soft-page-break/><text:span text:style-name="T267">angle brack</text:span><text:span text:style-name="T269">e</text:span><text:span text:style-name="T267">ts (</text:span><text:span text:style-name="T301">&lt; &gt;</text:span><text:span text:style-name="T267">) são usados para delimitar tags, o ampersands (&amp;) é usado para identificar uma entitie HTML.</text:span></text:p>
      <text:p text:style-name="P7"/>
      <text:p text:style-name="P83"><text:span text:style-name="T187">&amp;lt; </text:span><text:span text:style-name="T16">less than:</text:span><text:span text:style-name="T185"> &lt; </text:span><text:span text:style-name="T16">menor que</text:span></text:p>
      <text:p text:style-name="P83"><text:span text:style-name="T187">&amp;gt;</text:span><text:span text:style-name="T185"> </text:span><text:span text:style-name="T16">greater than</text:span><text:span text:style-name="T185">: &gt;</text:span><text:span text:style-name="T16"> maior que</text:span></text:p>
      <text:p text:style-name="P84"><draw:frame draw:style-name="fr3" draw:name="Figura8" text:anchor-type="paragraph" svg:width="11.06cm" svg:height="13.097cm" draw:z-index="7"><draw:image xlink:href="Pictures/10000000000001A2000001EFCD828919D73C5A61.jpg" xlink:type="simple" xlink:show="embed" xlink:actuate="onLoad" loext:mime-type="image/jpeg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5"/>
      <text:p text:style-name="P77"><text:span text:style-name="T20"><text:tab/>E</text:span><text:span text:style-name="T19">ste</text:span><text:span text:style-name="T21">s</text:span><text:span text:style-name="T19"> site</text:span><text:span text:style-name="T21">s</text:span><text:span text:style-name="T19"> apresenta</text:span><text:span text:style-name="T21">m</text:span><text:span text:style-name="T19"> vários exemplos:</text:span></text:p>
      <text:p text:style-name="P78"><text:a xlink:type="simple" xlink:href="https://www.toptal.com/designers/htmlarrows/" text:style-name="Internet_20_link" text:visited-style-name="Visited_20_Internet_20_Link"><text:span text:style-name="T272">https://www.toptal.com/designers/htmlarrows/</text:span></text:a></text:p>
      <text:p text:style-name="P78"><text:a xlink:type="simple" xlink:href="https://www.w3schools.com/charsets/ref_utf_symbols.asp" text:style-name="Internet_20_link" text:visited-style-name="Visited_20_Internet_20_Link"><text:span text:style-name="T272">https://www.w3schools.com/charsets/ref_utf_symbols.asp</text:span></text:a></text:p>
      <text:p text:style-name="P175"/>
      <text:p text:style-name="P175"/>
      <text:p text:style-name="P81"><text:span text:style-name="T33"><text:tab/>Site para</text:span><text:span text:style-name="T22"> </text:span><text:span text:style-name="T289">emojis</text:span><text:span text:style-name="T22">: </text:span><text:a xlink:type="simple" xlink:href="http://emojipedia.org/" text:style-name="Internet_20_link" text:visited-style-name="Visited_20_Internet_20_Link"><text:span text:style-name="T271">emojipedia.org</text:span></text:a></text:p>
      <text:p text:style-name="P81"><text:span text:style-name="T33">No VSCode, digite</text:span><text:span text:style-name="T186"> </text:span><text:span text:style-name="T228">&amp;#x</text:span><text:span text:style-name="T33"> + código_do_emoji, por exemplo: </text:span><text:span text:style-name="T229">&amp;#x</text:span><text:span text:style-name="T210">1F913</text:span><text:span text:style-name="T229">;</text:span></text:p>
      <text:p text:style-name="P102"/>
      <text:p text:style-name="P86"/>
      <text:p text:style-name="P200"><text:span text:style-name="T16">Para fazer </text:span><text:span text:style-name="T287">comentários</text:span><text:span text:style-name="T16"> escreva:<text:tab/></text:span><text:span text:style-name="T225">&lt;!-- </text:span><text:span text:style-name="T288">este é um comentário</text:span><text:span text:style-name="T232"> </text:span><text:span text:style-name="T225">--&gt;</text:span></text:p>
      <text:p text:style-name="P205"><text:span text:style-name="T259">Aula </text:span><text:span text:style-name="T263">0</text:span><text:span text:style-name="T265">6 – </text:span><text:span text:style-name="T266">Imagens</text:span></text:p>
      <text:p text:style-name="P161"/>
      <text:p text:style-name="P87"><text:tab/>Não é porque o conteúdo está na internet que o seu uso é livre!</text:p>
      <text:p text:style-name="P87"><text:span text:style-name="T533">Um</text:span> conteúdo publicado na web é <text:span text:style-name="T401">diferente</text:span> de domínio público.</text:p>
      <text:p text:style-name="P208"><text:tab/>Não podemos usar nenhuma mídia sem a prévia autorização do seu criador, <text:span text:style-name="T533">então tenha cuidado </text:span>a<text:span text:style-name="T400">o</text:span> criar sites profissionalmente para empresas usando imagens e conteúdos que você não <text:span text:style-name="T419">tem autorização.</text:span></text:p>
      <text:p text:style-name="P88"><text:tab/>Dica: no buscador do Google, configure a pesquisa para <text:span text:style-name="T303">Creative Commons.</text:span></text:p>
      <text:p text:style-name="P103"/>
      <text:p text:style-name="P90">Banco de imagens gratuitos: Pixabay, RGBStock, <text:span text:style-name="T303">Pexels</text:span></text:p>
      <text:p text:style-name="P87"/>
      <text:p text:style-name="P208"><text:tab/><text:span text:style-name="T303">JPEG</text:span> <text:span text:style-name="T569">é um </text:span>algoritmo de compactação usado para gerar imagens fotográficas com um <text:span text:style-name="T510">tamanho</text:span> extremamente <text:span text:style-name="T401">reduzido</text:span>. </text:p>
      <text:p text:style-name="P87"/>
      <text:p text:style-name="P87"><text:tab/>A principal característica do <text:span text:style-name="T303">PNG</text:span><text:span text:style-name="T307"> <text:s/></text:span><text:span text:style-name="T569">(</text:span>e que o diferencia do JPEG<text:span text:style-name="T569">) </text:span>é a capacidade de configurar a <text:span text:style-name="T401">opacidade</text:span> de cada pixel, deix<text:span text:style-name="T569">ando</text:span> <text:span text:style-name="T510">transparente</text:span>. </text:p>
      <text:p text:style-name="P87"/>
      <text:p text:style-name="P87"><text:tab/>De forma resumida, na hora de escolher o formato de imagem para <text:span text:style-name="T570">um </text:span>site, opte sempre pelo formato JPEG com uma <text:span text:style-name="T401">compactação</text:span> entre 30% e 50%. O formato PNG só deverá ser usado quando precisarmos de <text:span text:style-name="T425">transparência</text:span> na foto. </text:p>
      <text:p text:style-name="P87"/>
      <text:p text:style-name="P88">Tamanho é dinheiro: quanto maior o <text:span text:style-name="T418">tráfego</text:span> de dados, maior<text:span text:style-name="T418">es serão as despesas.</text:span></text:p>
      <text:p text:style-name="P88"/>
      <text:p text:style-name="P218"><text:span text:style-name="T23"><text:tab/>Nada de ficar salvando arquivos gigantes e diminuindo o tamanho da imagem com códigos, </text:span><text:span text:style-name="T24">u</text:span><text:span text:style-name="T23">ma imagem 1920x1080 de 3MB não vai ficar mais leve se você mudar a largura dela no CSS. </text:span></text:p>
      <text:p text:style-name="P88"/>
      <text:p text:style-name="P218"><text:span text:style-name="T23"><text:tab/>Os mecanismos de busca, como o Google, </text:span><text:span text:style-name="T43">penalizam</text:span><text:span text:style-name="T23"> </text:span><text:span text:style-name="T50">sites lentos e pesados</text:span><text:span text:style-name="T23">, retirando-os da primeira página de buscas. </text:span></text:p>
      <text:p text:style-name="P88"/>
      <text:p text:style-name="P230"><text:span text:style-name="T226">&lt;</text:span><text:span text:style-name="T225">img src</text:span><text:span text:style-name="T227">=</text:span><text:span text:style-name="T225">”</text:span><text:span text:style-name="T209">ipsum lorem</text:span><text:span text:style-name="T225">” alt</text:span><text:span text:style-name="T227">=</text:span><text:span text:style-name="T225">”</text:span><text:span text:style-name="T209">ipsum lorem</text:span><text:span text:style-name="T225">”&gt;</text:span><text:span text:style-name="T185"> </text:span></text:p>
      <text:p text:style-name="P197"><text:span text:style-name="T25">tag </text:span><text:span text:style-name="T42">image</text:span><text:span text:style-name="T16">, </text:span><text:span text:style-name="T25">parâmetros</text:span><text:span text:style-name="T16"> </text:span><text:span text:style-name="T42">source</text:span><text:span text:style-name="T16"> </text:span><text:span text:style-name="T25">e </text:span><text:span text:style-name="T42">alternative</text:span><text:span text:style-name="T16">: </text:span><text:span text:style-name="T37">tag para </text:span><text:span text:style-name="T16">inser</text:span><text:span text:style-name="T37">ir</text:span><text:span text:style-name="T16"> </text:span><text:span text:style-name="T34">uma </text:span><text:span text:style-name="T16">imagem</text:span></text:p>
      <text:p text:style-name="P95"/>
      <text:p text:style-name="P97"><text:tab/>Um <text:span text:style-name="T303">atalho</text:span> muito prático para inserir o arquivo: tecla <text:span text:style-name="T581">CONTROL</text:span> + <text:span text:style-name="T581">ESPAÇO</text:span></text:p>
      <text:p text:style-name="P97"/>
      <text:p text:style-name="P220"><text:span text:style-name="T25"><text:tab/>Também </text:span><text:span text:style-name="T27">podemos copiar</text:span><text:span text:style-name="T25"> a URL para referenciar uma imagem dentro de outro servidor. Para</text:span><text:span text:style-name="T16"> obter a URL completa de qualquer imagem clique com o botão direito do mouse sobre a imagem e escolha a opção “</text:span><text:span text:style-name="T38">c</text:span><text:span text:style-name="T16">opiar endereço da imagem”. </text:span></text:p>
      <text:p text:style-name="P96"/>
      <text:p text:style-name="P219"><text:span text:style-name="T23">Ao inserir imagens, o </text:span><text:span text:style-name="T11">texto alternativo</text:span><text:span text:style-name="T23"> </text:span><text:span text:style-name="T26">explica </text:span><text:span text:style-name="T36">o</text:span><text:span text:style-name="T26"> que está sendo carregad</text:span><text:span text:style-name="T36">o</text:span><text:span text:style-name="T26">, ele </text:span><text:span text:style-name="T23">é </text:span><text:span text:style-name="T36">muito</text:span><text:span text:style-name="T23"> importante po</text:span><text:span text:style-name="T36">rque</text:span><text:span text:style-name="T16"> ajuda na </text:span><text:span text:style-name="T42">indexação</text:span><text:span text:style-name="T16"> do seu site em mecanismos de </text:span><text:soft-page-break/><text:span text:style-name="T16">busca </text:span><text:span text:style-name="T27">(auxilia o Google a saber o que tem dentro da sua foto </text:span><text:span text:style-name="T38">para</text:span><text:span text:style-name="T27"> exibi-la nos resultados do </text:span><text:span text:style-name="T12">Google Imagens</text:span><text:span text:style-name="T27">)</text:span><text:span text:style-name="T39"> </text:span><text:span text:style-name="T40">e proporciona</text:span><text:span text:style-name="T23"> </text:span><text:span text:style-name="T43">acessibilidade</text:span><text:span text:style-name="T23">/inclusão social.</text:span></text:p>
      <text:p text:style-name="P89"/>
      <text:p text:style-name="P62"><text:span text:style-name="T339"><text:tab/></text:span><text:span text:style-name="T350">Favicon</text:span><text:span text:style-name="T324"> é o </text:span><text:span text:style-name="T346">logotipo</text:span><text:span text:style-name="T324"> que fica ao lado esquerdo do título de uma aba no navegador, ele é um elemento de </text:span><text:span text:style-name="T354">branding</text:span><text:span text:style-name="T324"> e design para um site.</text:span></text:p>
      <text:list xml:id="list133283105" text:style-name="L3">
        <text:list-item>
          <text:p text:style-name="P237"><text:span text:style-name="T335">É aconselhável que seu formato seja do tipo </text:span><text:span text:style-name="T508">ICO</text:span><text:span text:style-name="T335"> pois, embora o formato </text:span><text:span text:style-name="T508">SVG</text:span><text:span text:style-name="T335"> seja </text:span><text:span text:style-name="T324">a melhor das opções, </text:span><text:span text:style-name="T335">infelizmente nem todo navegador é compatível com esse formato e acaba causando algumas inconsistências na exibição em outras plataformas. </text:span></text:p>
        </text:list-item>
      </text:list>
      <text:list xml:id="list2492066402" text:style-name="L4">
        <text:list-item>
          <text:p text:style-name="P238"><text:span text:style-name="T23">Se quiser </text:span><text:span text:style-name="T43">baixar alguns ícones prontos</text:span><text:span text:style-name="T23">, recomendo o site </text:span><text:a xlink:type="simple" xlink:href="https://iconarchive.com/" text:style-name="Internet_20_link" text:visited-style-name="Visited_20_Internet_20_Link">IconArchive</text:a><text:span text:style-name="T23">. </text:span></text:p>
        </text:list-item>
        <text:list-item>
          <text:p text:style-name="P238"><text:span text:style-name="T23">Se você tiver o dom e muita paciência, pode </text:span><text:span text:style-name="T43">desenhar seu favicon</text:span><text:span text:style-name="T23"> no site </text:span><text:a xlink:type="simple" xlink:href="https://www.favicon.cc/" text:style-name="Internet_20_link" text:visited-style-name="Visited_20_Internet_20_Link"><text:span text:style-name="T572">favicon.cc</text:span></text:a></text:p>
        </text:list-item>
        <text:list-item>
          <text:p text:style-name="P238"><text:span text:style-name="T28">Agora, s</text:span><text:span text:style-name="T23">e seu objetivo é criar um </text:span><text:span text:style-name="T43">ícone personalizado</text:span><text:span text:style-name="T23"> para seu site baseado em imagens que você já tem, </text:span><text:span text:style-name="T39">utilize</text:span><text:span text:style-name="T23"> o site </text:span><text:a xlink:type="simple" xlink:href="https://favicon.io/" text:style-name="Internet_20_link" text:visited-style-name="Visited_20_Internet_20_Link">favicon.io</text:a><text:span text:style-name="T11"> </text:span></text:p>
        </text:list-item>
      </text:list>
      <text:p text:style-name="P8"/>
      <text:p text:style-name="P231"><text:span text:style-name="T223">&lt;link rel=</text:span><text:span text:style-name="T224">"</text:span><text:span text:style-name="T302">shortcut icon</text:span><text:span text:style-name="T224">" href="</text:span><text:span text:style-name="T208">favicon.ico</text:span><text:span text:style-name="T224">" type="</text:span><text:span text:style-name="T302">image/x-icon</text:span><text:span text:style-name="T224">"&gt;</text:span><text:span text:style-name="T213"> </text:span><text:span text:style-name="T268">tag para importar um favicon. Para isso, </text:span><text:span text:style-name="T259">digit</text:span><text:span text:style-name="T268">e</text:span><text:span text:style-name="T259"> </text:span><text:span text:style-name="T260">link</text:span><text:span text:style-name="T259"> dentro da &lt;head&gt;, acima da tag &lt;title&gt; e escolha a opção “</text:span><text:span text:style-name="T262">link:favicon</text:span><text:span text:style-name="T264">”, </text:span><text:span text:style-name="T268">assim </text:span><text:span text:style-name="T264">o editor VSCode criará automaticamente a tag. No parâmetro “</text:span><text:span text:style-name="T262">href</text:span><text:span text:style-name="T264">”: digite </text:span><text:span text:style-name="T300">CONTROL</text:span><text:span text:style-name="T299"> </text:span><text:span text:style-name="T264">+</text:span><text:span text:style-name="T299"> </text:span><text:span text:style-name="T300">ESPAÇO</text:span><text:span text:style-name="T264"> e escolha o favicon (que deve estar dentro do root - pasta principal </text:span><text:span text:style-name="T270">- </text:span><text:span text:style-name="T266">do projeto</text:span><text:span text:style-name="T264">)</text:span></text:p>
      <text:p text:style-name="P92"/>
      <text:p text:style-name="P92"/>
      <text:p text:style-name="P92"/>
      <text:p text:style-name="P180"><text:span text:style-name="T264">Aula </text:span><text:span text:style-name="T263">0</text:span><text:span text:style-name="T265">7 – </text:span><text:span text:style-name="T266">Hierarquia de textos</text:span></text:p>
      <text:p text:style-name="P162"/>
      <text:p text:style-name="P93"><text:span text:style-name="T303"><text:tab/></text:span><text:span text:style-name="T535">Lorem Ipsum</text:span><text:span text:style-name="T303"> </text:span>é um texto que serve como modelo para simular conteúdo.</text:p>
      <text:p text:style-name="P93"><text:span text:style-name="T312">Atalho</text:span><text:span text:style-name="T571">: para gerar esse texto automaticamente</text:span> <text:span text:style-name="T547">no VSCode </text:span>digite, <text:span text:style-name="T421">d</text:span>entro de um parágrafo recém-criado, apenas a palavra <text:span text:style-name="T509">lorem</text:span> e pressione <text:span text:style-name="T565">Enter</text:span>. </text:p>
      <text:p text:style-name="P91"/>
      <text:p text:style-name="P221"><text:span text:style-name="T31"><text:tab/>Os títulos </text:span><text:span text:style-name="T39">(</text:span><text:span text:style-name="T31">headings</text:span><text:span text:style-name="T39">)</text:span><text:span text:style-name="T31"> </text:span><text:span text:style-name="T184">&lt;h1&gt;</text:span><text:span text:style-name="T14"> … </text:span><text:span text:style-name="T184">&lt;h6&gt;</text:span><text:span text:style-name="T31"> servem para organizar o conteúdo e possuem hierarquia </text:span><text:span text:style-name="T32">com até </text:span><text:span text:style-name="T15">6 </text:span><text:span text:style-name="T13">níveis</text:span><text:span text:style-name="T29"> de assunto. Essa tag é um dos </text:span><text:span text:style-name="T49">primeiros parâmetros</text:span><text:span text:style-name="T29"> analisados pelos </text:span><text:span text:style-name="T44">motores de busca</text:span><text:span text:style-name="T29">, portanto um bom título é vital para que sua página seja </text:span><text:span text:style-name="T36">bem-vista</text:span><text:span text:style-name="T29"> pelos buscadores.</text:span></text:p>
      <text:p text:style-name="P94"/>
      <text:p text:style-name="P222"><text:span text:style-name="T13"><text:tab/></text:span><text:span text:style-name="T48">SEO</text:span><text:span text:style-name="T29"> (Search Engine Optimization) – </text:span><text:span text:style-name="T30">ou </text:span><text:span text:style-name="T41">Motor de Otimização de Busca</text:span><text:span text:style-name="T30"> - é um </text:span><text:span text:style-name="T45">conjunto de técnicas para tornar os sites mais relevantes para os mecanismos de busca</text:span><text:span text:style-name="T30">, fazendo com que </text:span><text:span text:style-name="T41">os sites</text:span><text:span text:style-name="T30"> apareçam na primeira página do Google. Dentre os fatores para posicionamento de SEO estão: qualidade do conteúdo, autoridade do domínio, performance da página, arquitetura do site, backlinks, etc.</text:span></text:p>
      <text:p text:style-name="P204">Aula 08 – <text:span text:style-name="T533">Tags semânticas</text:span></text:p>
      <text:p text:style-name="P163"/>
      <text:p text:style-name="P209"><text:tab/>O HTML 5 tornou-se mais <text:span text:style-name="T535">semântico</text:span>, se importando mais com o <text:span text:style-name="T401">significado das palavras</text:span> do que com a forma.</text:p>
      <text:p text:style-name="P98"/>
      <text:p text:style-name="P210"><text:tab/>As tags ficam obsoletas com o passar do tempo. No VSCode, tags <text:span text:style-name="T533">obsoletas </text:span>ficam em vermelho como forma de aviso.</text:p>
      <text:p text:style-name="P99"/>
      <text:p text:style-name="P100"><text:tab/><text:span text:style-name="T312">A</text:span><text:span text:style-name="T303">talho</text:span> muito importante é o <text:span text:style-name="T303">Wrap with abbreviator</text:span> <text:span text:style-name="T502">Control</text:span> + <text:span text:style-name="T502">Shift</text:span> + <text:span text:style-name="T502">P<text:line-break/></text:span>Com ele, você <text:span text:style-name="T415">delimita</text:span><text:span text:style-name="T401"> um trecho selecionado </text:span><text:span text:style-name="T415">com uma tag escolhida</text:span><text:span text:style-name="T571">.</text:span></text:p>
      <text:p text:style-name="P211"><text:tab/><text:span text:style-name="T312">A</text:span><text:span text:style-name="T303">talho</text:span> para corrigir tabulação ou i<text:span text:style-name="T490">n</text:span>dentação: selecione o trecho e aperte <text:span text:style-name="T511">Shift</text:span> + <text:span text:style-name="T511">Tab</text:span> para <text:span text:style-name="T401">mover a seleção para a esquerda</text:span>, ou apenas <text:span text:style-name="T511">Tab</text:span> para mover a seleção para a direita.</text:p>
      <text:p text:style-name="P212"><text:tab/><text:span text:style-name="T313">A</text:span><text:span text:style-name="T308">talho</text:span><text:span text:style-name="T533"> para fazer várias edições simultâneas, crie </text:span><text:span text:style-name="T409">vários cursores</text:span><text:span text:style-name="T533"> através da tecla </text:span><text:span text:style-name="T511">ALT</text:span><text:span text:style-name="T533">.</text:span></text:p>
      <text:p text:style-name="P98">Tags semânticas:</text:p>
      <text:p text:style-name="P98"/>
      <text:p text:style-name="P98"><text:span text:style-name="T388">&lt;strong&gt;</text:span> <text:span text:style-name="T316">negrito</text:span></text:p>
      <text:p text:style-name="P98"><text:span text:style-name="T388">&lt;em&gt;</text:span> emphasis: <text:span text:style-name="T423">itálico</text:span></text:p>
      <text:p text:style-name="P98"><text:span text:style-name="T388">&lt;mark&gt;</text:span> <text:span text:style-name="T427">delimita</text:span> um texto (assim como uma caneta marca-texto)</text:p>
      <text:p text:style-name="P98"><text:span text:style-name="T388">&lt;del&gt;</text:span> delete: deixa o texto <text:span text:style-name="T422">tachado</text:span></text:p>
      <text:p text:style-name="P104"><text:span text:style-name="T388">&lt;ins&gt;</text:span> insert: <text:span text:style-name="T401">sublinha</text:span> o texto; o texto inserido é o op<text:span text:style-name="T533">o</text:span>sto do texto deletado<text:span text:style-name="T593">(tachado)</text:span></text:p>
      <text:p text:style-name="P104"><text:span text:style-name="T388">&lt;sup&gt;</text:span> sobrescrito (x<text:span text:style-name="T433">²</text:span><text:span text:style-name="T428">)</text:span></text:p>
      <text:p text:style-name="P104"><text:span text:style-name="T388">&lt;sub&gt;</text:span><text:span text:style-name="T428"> subscrito (H</text:span><text:span text:style-name="T420">2</text:span><text:span text:style-name="T428">O)</text:span></text:p>
      <text:p text:style-name="P215"><text:span text:style-name="T388">&lt;code&gt;</text:span><text:span text:style-name="T428"> ideal para inserir um código-fonte pois ativa </text:span><text:span text:style-name="T432">a fonte</text:span><text:span text:style-name="T428"> </text:span><text:span text:style-name="T566">monospace</text:span><text:span text:style-name="T429">, </text:span><text:span text:style-name="T430">tornando mais fácil a leitura do código-fonte. Essa tag não </text:span><text:span text:style-name="T431">o</text:span><text:span text:style-name="T430">rganiza o código com identação, para solucionar isso utilize a tag </text:span><text:span text:style-name="T567">&lt;pre&gt;</text:span></text:p>
      <text:p text:style-name="P115"><text:span text:style-name="T394">&lt;pre&gt;</text:span><text:span text:style-name="T434"> mantém o texto pré-formatado, então passa a obedecer quebras de linha, espaços e tabulações</text:span></text:p>
      <text:p text:style-name="P217"><text:span text:style-name="T394">&lt;q&gt;</text:span><text:span text:style-name="T434"> quote: usada para fazer </text:span><text:span text:style-name="T435">uma</text:span><text:span text:style-name="T434"> citação </text:span><text:span text:style-name="T435">simples </text:span><text:span text:style-name="T434">em meio a uma frase, colocando as aspas automaticamente, mas sem deslocamento</text:span></text:p>
      <text:p text:style-name="P217"><text:span text:style-name="T394">&lt;blockquote </text:span><text:span text:style-name="T512">cite</text:span><text:span text:style-name="T395">=”</text:span><text:span text:style-name="T452">link.com</text:span><text:span text:style-name="T395">“</text:span><text:span text:style-name="T394">&gt; </text:span><text:span text:style-name="T395">&lt;/blockquote&gt;</text:span><text:span text:style-name="T582"> </text:span><text:span text:style-name="T434">usada para fazer citações </text:span><text:span text:style-name="T435">completas</text:span><text:span text:style-name="T434"> (em bloco), tendo um parágrafo só para si, então o texto ganha um recuo automaticamente. O parâmetro </text:span><text:span text:style-name="T505">cite</text:span><text:span text:style-name="T434"> serve para adicionar um link para o texto original.</text:span></text:p>
      <text:p text:style-name="P217"><text:span text:style-name="T388">&lt;abbr </text:span><text:span text:style-name="T389">title=”</text:span><text:span text:style-name="T457">ipsum lorem</text:span><text:span text:style-name="T389">”</text:span><text:span text:style-name="T388">&gt; </text:span><text:span text:style-name="T389">&lt;/abb</text:span><text:span text:style-name="T390">r</text:span><text:span text:style-name="T389">&gt;</text:span><text:span text:style-name="T381"> </text:span>abbreviation: usada sempre que quiser criar uma sigla, mostrar o seu significado ao usuário e <text:span text:style-name="T574">aos</text:span> mecanismos de busca o seu significado.</text:p>
      <text:p text:style-name="P116"><text:soft-page-break/><text:span text:style-name="T388">&lt;adress&gt;</text:span> esse elemento serve para inserir informações de contato, desde um simples e-mail até um endereço completo de um local físico</text:p>
      <text:p text:style-name="P116"/>
      <text:p text:style-name="P116">O <text:span text:style-name="T404">index.</text:span><text:span text:style-name="T407">html</text:span> é a <text:span text:style-name="T401">página padrão</text:span> dentro dos diretórios nos servidores de websites que é carregada sempre que uma pasta seja solicitada e não seja especificado o nome de um arquivo específico, neste caso o próprio servidor se encarrega de procurar pelo arquivo index.html e entreg<text:span text:style-name="T574">á-lo</text:span> para o visitante. </text:p>
      <text:p text:style-name="P116"/>
      <text:p text:style-name="P116"/>
      <text:p text:style-name="P165">Aula 0<text:span text:style-name="T443">9 - Listas</text:span></text:p>
      <text:p text:style-name="P166"/>
      <text:p text:style-name="P117"><text:span text:style-name="T405">L</text:span><text:span text:style-name="T404">istas</text:span> são muito úteis, elas simplificam e sintetizam o conteúdo a ser passado e faz a demarcação de cada item para facilitar a visualização. </text:p>
      <text:p text:style-name="P119"/>
      <text:p text:style-name="P118"><text:span text:style-name="T388">&lt;ol </text:span><text:span text:style-name="T511">type</text:span><text:span text:style-name="T391">=”</text:span><text:span text:style-name="T454">a</text:span><text:span text:style-name="T391">” </text:span><text:span text:style-name="T511">start</text:span><text:span text:style-name="T391">=”</text:span><text:span text:style-name="T454">5</text:span><text:span text:style-name="T391">”</text:span><text:span text:style-name="T388">&gt; </text:span><text:span text:style-name="T391">&lt;/ol&gt;</text:span> ordered list: delimita uma <text:span text:style-name="T404">lista ordenada</text:span>. Possui um parâmetro <text:span text:style-name="T502">type</text:span>, onde <text:span text:style-name="T442">personalizamos</text:span> o tipo de marcador da lista atual. As opções de valores para esse parâmetro são:</text:p>
      <text:p text:style-name="P117">‣ <text:span text:style-name="T495">1</text:span> - Valor padrão. Cria listas numeradas. Ex: 1, 2, 3 … </text:p>
      <text:p text:style-name="P117">‣ <text:span text:style-name="T495">A</text:span> - Cria listas alfabéticas em maiúsculas. Ex: A, B, C… </text:p>
      <text:p text:style-name="P117">‣ <text:span text:style-name="T495">a</text:span> - Cria listas alfabéticas em minúsculas. Ex: a, b, c … </text:p>
      <text:p text:style-name="P117">‣ <text:span text:style-name="T495">I</text:span> - Cria listas com algarismos romanos em maiúsculas.</text:p>
      <text:p text:style-name="P117">‣ <text:span text:style-name="T495">i</text:span> - Cria listas com algarismos romanos em minúsculas.</text:p>
      <text:p text:style-name="P118"><text:tab/>Você também pode indicar o início da contagem usando o parâmetro <text:span text:style-name="T502">start</text:span>, <text:span text:style-name="T491">mas tenha atenção pois ele é um parâmetro numérico!</text:span></text:p>
      <text:p text:style-name="P117"/>
      <text:p text:style-name="P119"><text:span text:style-name="T388">&lt;li&gt;</text:span> list item: identifica cada <text:span text:style-name="T404">item da lista</text:span> (seu fechamento <text:span text:style-name="T533">é </text:span>opcional)</text:p>
      <text:p text:style-name="P119"><draw:frame draw:style-name="fr1" draw:name="Figura9" text:anchor-type="paragraph" svg:x="6.295cm" svg:y="0.198cm" svg:width="5.001cm" svg:height="4.101cm" draw:z-index="8"><draw:image xlink:href="Pictures/10000000000000BD0000009B8F1647E2D554CDC6.jpg" xlink:type="simple" xlink:show="embed" xlink:actuate="onLoad" loext:mime-type="image/jpeg"/></draw:frame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20"><text:span text:style-name="T380">&lt;ul&gt;</text:span> unordered list: <text:span text:style-name="T404">listas com marcadores</text:span>, são aquelas onde a ordem dos itens não influenciará no significado da lista.</text:p>
      <text:p text:style-name="P120"><text:tab/>O marcador padrão é a bolinha preta totalmente preenchida (<text:span text:style-name="T492">disc</text:span>), mas existe a opção de configurar a propriedade <text:span text:style-name="T504">type</text:span> da tag com os seguintes valores: </text:p>
      <text:p text:style-name="P120">‣ <text:span text:style-name="T504">disc</text:span> - padrão. Uma bola preta totalmente pintada </text:p>
      <text:p text:style-name="P120">‣ <text:span text:style-name="T504">circle</text:span> - Uma bola com uma borda preta e sem preenchimento </text:p>
      <text:p text:style-name="P120">‣ <text:span text:style-name="T504">square</text:span> - Um pequeno quadrado preto <text:span text:style-name="T533">pintado</text:span> </text:p>
      <text:p text:style-name="P140"><text:soft-page-break/><text:tab/>É possível <text:span text:style-name="T401">aninhar</text:span> listas ou até mesmo misturar, juntando </text:p>
      <text:p text:style-name="P140">listas &lt;ol&gt; com &lt;ul&gt;, <text:span text:style-name="T533">uma prática muito utilizada na criação de menus.</text:span></text:p>
      <text:p text:style-name="P141"/>
      <text:p text:style-name="P79"><text:span text:style-name="T117">Lista de Definição</text:span><text:span text:style-name="T73"> é como se fosse um </text:span><text:span text:style-name="T114">dicionário</text:span><text:span text:style-name="T73">, temos os termos e as suas descrições. É uma lista sem demarcadores.</text:span></text:p>
      <text:p text:style-name="P121"/>
      <text:p text:style-name="P181"><text:span text:style-name="T217">&lt;</text:span><text:span text:style-name="T216">dl&gt;</text:span><text:span text:style-name="T214"> </text:span><text:span text:style-name="T72">definition list: delimita a lista de definição</text:span></text:p>
      <text:p text:style-name="P181"><text:span text:style-name="T216">&lt;dt&gt;</text:span><text:span text:style-name="T214"> </text:span><text:span text:style-name="T72">definition term: termo</text:span></text:p>
      <text:p text:style-name="P181"><text:span text:style-name="T216">&lt;dd&gt;</text:span><text:span text:style-name="T173"> </text:span><text:span text:style-name="T72">definition description: definição do termo</text:span></text:p>
      <text:p text:style-name="P122"><draw:frame draw:style-name="fr1" draw:name="Figura10" text:anchor-type="paragraph" svg:x="-0.28cm" svg:y="0.159cm" svg:width="17.568cm" svg:height="5.794cm" draw:z-index="9"><draw:image xlink:href="Pictures/1000000000000298000000DB0E998DD805F5B9A8.jpg" xlink:type="simple" xlink:show="embed" xlink:actuate="onLoad" loext:mime-type="image/jpeg"/></draw:frame></text:p>
      <text:p text:style-name="P122"/>
      <text:p text:style-name="P164"><text:span text:style-name="T444">Aula </text:span><text:span text:style-name="T445">10 - </text:span><text:span text:style-name="T446">Links</text:span></text:p>
      <text:p text:style-name="P167"/>
      <text:p text:style-name="P80"><text:span text:style-name="T218">&lt;a href=”</text:span><text:span text:style-name="T205">https://google.com</text:span><text:span text:style-name="T218">”&gt;</text:span><text:span text:style-name="T74"> </text:span><text:span text:style-name="T75">ancor hypertext reference:</text:span><text:span text:style-name="T74"> cria link</text:span><text:span text:style-name="T80">s</text:span></text:p>
      <text:p text:style-name="P123"/>
      <text:p text:style-name="P123">O <text:span text:style-name="T450">atributo</text:span> <text:span text:style-name="T504">hreflang</text:span> indica o idioma principal do site: </text:p>
      <text:p text:style-name="P157">&lt;a href=”https://google.com” <text:span text:style-name="T496">hreflang</text:span>=”en”&gt;</text:p>
      <text:p text:style-name="P144"/>
      <text:p text:style-name="P125"><text:span text:style-name="T376">Link interno</text:span> faz <text:span text:style-name="T533">ligação</text:span> com outra página do <text:span text:style-name="T533">mesmo</text:span> site, que está dentro do mesmo servidor.</text:p>
      <text:p text:style-name="P124"><draw:frame draw:style-name="fr1" draw:name="Figura12" text:anchor-type="paragraph" svg:x="3.741cm" svg:y="0.45cm" svg:width="10.107cm" svg:height="1.588cm" draw:z-index="10"><draw:image xlink:href="Pictures/100000000000017E0000003C92CE8630621F8761.jpg" xlink:type="simple" xlink:show="embed" xlink:actuate="onLoad" loext:mime-type="image/jpeg"/></draw:frame></text:p>
      <text:p text:style-name="P124"/>
      <text:p text:style-name="P124"/>
      <text:p text:style-name="P124"/>
      <text:p text:style-name="P124">Note que não é necessário nem indicar a URL completa nesses casos. </text:p>
      <text:p text:style-name="P130"/>
      <text:p text:style-name="P142"><text:span text:style-name="T493">No</text:span> <text:span text:style-name="T450">atributo</text:span> <text:span text:style-name="T504">target</text:span><text:span text:style-name="T450">, o parâmetro </text:span><text:span text:style-name="T511">”</text:span><text:span text:style-name="T455">_blank</text:span><text:span text:style-name="T511">”</text:span><text:span text:style-name="T495"> </text:span><text:span text:style-name="T401">abre o link em uma nova </text:span><text:span text:style-name="T408">aba</text:span>, assim não fecha a guia atual <text:span text:style-name="T450">(atenção para o underline), já o parâmetro </text:span><text:span text:style-name="T511">”</text:span><text:span text:style-name="T455">_self</text:span><text:span text:style-name="T511">”</text:span><text:span text:style-name="T580"> </text:span><text:s/><text:span text:style-name="T412">s</text:span><text:span text:style-name="T401">obrepõe a </text:span><text:span text:style-name="T408">página</text:span><text:span text:style-name="T401"> atual</text:span> quando clicado. <text:span text:style-name="T493">Esse parâmetro self </text:span>já vem configurado como padrão ao criarmos um hiperlink. <text:span text:style-name="T533">Cuidado para não esquecer o underline!</text:span></text:p>
      <text:p text:style-name="P82"><text:soft-page-break/><text:span text:style-name="T76"><text:tab/>O atributo </text:span><text:span text:style-name="T239">rel</text:span><text:span text:style-name="T76">: </text:span></text:p>
      <text:p text:style-name="P143">‣<text:span text:style-name="T453">next</text:span> indica que o link <text:span text:style-name="T533">aponta</text:span> para a <text:span text:style-name="T401">próxima</text:span> parte do documento atual </text:p>
      <text:p text:style-name="P143">‣<text:span text:style-name="T453">prev</text:span> indica que o link <text:span text:style-name="T533">aponta</text:span> para a parte <text:span text:style-name="T401">anterior</text:span> do documento atual </text:p>
      <text:p text:style-name="P143">‣<text:span text:style-name="T453">author</text:span> indica que é <text:span text:style-name="T533">o</text:span> link <text:span text:style-name="T533">aponta para</text:span> o <text:span text:style-name="T401">site do autor</text:span> do artigo atual </text:p>
      <text:p text:style-name="P143">‣<text:span text:style-name="T453">external</text:span> indica que é um link <text:span text:style-name="T533">de</text:span> <text:span text:style-name="T401">outro site</text:span>, não faz<text:span text:style-name="T533">endo</text:span> parte do site <text:span text:style-name="T533">atual</text:span></text:p>
      <text:p text:style-name="P131"><text:span text:style-name="T450">‣</text:span><text:span text:style-name="T456">nofollow</text:span><text:span text:style-name="T450"> indica que é um link para um site que </text:span><text:span text:style-name="T413">não tem o seu aval</text:span><text:span text:style-name="T450">, como exemplo, um link patrocinado, instruindo os mecanismos de pesquisa a </text:span><text:span text:style-name="T414">não</text:span><text:span text:style-name="T450"> contar esse hyperlink como ponto de relevância no PageRank do seu site ou blog.</text:span></text:p>
      <text:p text:style-name="P129"/>
      <text:p text:style-name="P129">Note que o fechamento da tag <text:span text:style-name="T565">&lt;/a&gt;</text:span> vem depois do <text:span text:style-name="T590">texto-nome</text:span> do link, exemplo:</text:p>
      <text:p text:style-name="P170">acesse o meu <text:span text:style-name="T458">&lt;</text:span><text:span text:style-name="T464">a</text:span> <text:span text:style-name="T470">href</text:span>=<text:span text:style-name="T479">"https://www.youtube.com/watch?v=naFQrPhD09I"</text:span> </text:p>
      <text:p text:style-name="P174"><text:span text:style-name="T471">target</text:span><text:span text:style-name="T487">=</text:span><text:span text:style-name="T480">"_self"</text:span><text:span text:style-name="T487"> </text:span><text:span text:style-name="T471">rel</text:span><text:span text:style-name="T487">=</text:span><text:span text:style-name="T480">"external"</text:span><text:span text:style-name="T459">&gt;</text:span><text:span text:style-name="T589">canal no youtube</text:span><text:span text:style-name="T459">&lt;/</text:span><text:span text:style-name="T465">a</text:span><text:span text:style-name="T459">&gt;</text:span></text:p>
      <text:p text:style-name="P176"/>
      <text:p text:style-name="P128">Quando criar <text:span text:style-name="T377">L</text:span><text:span text:style-name="T376">inks externos</text:span>, ou seja, que não pertençam ao seu site, é recomend<text:span text:style-name="T575">ável</text:span> utilizar os atributos <text:span text:style-name="T303">target=”_blank”</text:span> e <text:span text:style-name="T303">rel=”external”</text:span></text:p>
      <text:p text:style-name="P127"><draw:frame draw:style-name="fr1" draw:name="Figura11" text:anchor-type="paragraph" svg:x="1.122cm" svg:y="0.238cm" svg:width="15.346cm" svg:height="1.64cm" draw:z-index="12"><draw:image xlink:href="Pictures/10000000000002440000003EB650762BFD83D060.jpg" xlink:type="simple" xlink:show="embed" xlink:actuate="onLoad" loext:mime-type="image/jpeg"/></draw:frame></text:p>
      <text:p text:style-name="P127">Nestes casos, devemos indicar a URL <text:span text:style-name="T401">completa</text:span>, <text:span text:style-name="T551">pois t</text:span><text:span text:style-name="T320">odo link externo precisa </text:span><text:span text:style-name="T321">começar</text:span><text:span text:style-name="T320"> com </text:span>o protocolo <text:span text:style-name="T303">http://</text:span> ou <text:span text:style-name="T303">http</text:span><text:span text:style-name="T548">s</text:span><text:span text:style-name="T303">://</text:span> <text:span text:style-name="T552">mais </text:span>o caminho que leve <text:span text:style-name="T486">a</text:span> uma página específica, se for necessário. </text:p>
      <text:p text:style-name="P132"/>
      <text:p text:style-name="P134"><text:span text:style-name="T535"><text:tab/></text:span><text:span text:style-name="T376">Link para download</text:span>: <text:span text:style-name="T533">são</text:span> necessário<text:span text:style-name="T533">s</text:span> <text:span text:style-name="T489">2 atributos: </text:span></text:p>
      <text:list xml:id="list3779450575" text:style-name="L5">
        <text:list-item>
          <text:p text:style-name="P242">O atributo <text:span text:style-name="T511">download</text:span> indica o nome do arquivo</text:p>
        </text:list-item>
        <text:list-item>
          <text:p text:style-name="P239"><text:span text:style-name="T79">O atributo</text:span><text:span text:style-name="T78"> </text:span><text:span text:style-name="T253">type</text:span><text:span text:style-name="T78"> </text:span><text:span text:style-name="T77">indica a extensão do arquivo</text:span></text:p>
        </text:list-item>
      </text:list>
      <text:p text:style-name="P133"><draw:frame draw:style-name="fr3" draw:name="Figura13" text:anchor-type="paragraph" svg:width="17.489cm" svg:height="5.398cm" draw:z-index="11"><draw:image xlink:href="Pictures/1000000000000295000000CC2DF447966AF1A22D.jpg" xlink:type="simple" xlink:show="embed" xlink:actuate="onLoad" loext:mime-type="image/jpeg"/></draw:frame><text:tab/>Consulte a lista oficial da <text:a xlink:type="simple" xlink:href="https://www.iana.org/assignments/media-types/media-types.xhtml" text:style-name="Internet_20_link" text:visited-style-name="Visited_20_Internet_20_Link">IANA.org</text:a> para conhecer mais <text:span text:style-name="T303">media types</text:span>.</text:p>
      <text:p text:style-name="P126"/>
      <text:p text:style-name="P234"><text:span text:style-name="T535"><text:tab/></text:span><text:span text:style-name="T404">Servidores Web</text:span><text:span text:style-name="T401"> </text:span>são computadores que armazenam páginas, arquivos HTML. Seu sistema operacional <text:span text:style-name="T575">geralmente </text:span>é o <text:span text:style-name="T303">Linux</text:span>. Para <text:span text:style-name="T488">acessar arquivos de outra pasta,</text:span> <text:span text:style-name="T401">navega</text:span><text:span text:style-name="T409">ndo</text:span><text:span text:style-name="T401"> entre pastas</text:span> de hierarquia superior(anterior) use o <text:span text:style-name="T371">../</text:span><text:span text:style-name="T361"> </text:span>ponto-ponto-barra.</text:p>
      <text:p text:style-name="P203">Aula <text:span text:style-name="T443">11 – Inserindo mídias</text:span></text:p>
      <text:p text:style-name="P168"/>
      <text:p text:style-name="P135"><text:span text:style-name="T494"><text:tab/>Para tornar um site mais </text:span><text:span text:style-name="T410">responsivo</text:span><text:span text:style-name="T538"> </text:span><text:span text:style-name="T539">e</text:span><text:span text:style-name="T494"> que se adapta a vários tamanhos de janela é preciso disponibilizar</text:span> múltiplas imagens para tamanhos de telas diferentes. <text:span text:style-name="T494">Para isso, crie a tag </text:span><text:span text:style-name="T392">&lt;picture&gt;</text:span><text:span text:style-name="T494"> (que permite criar vários </text:span><text:span text:style-name="T392">&lt;source&gt;</text:span><text:span text:style-name="T494">) e dentro dela coloque tamanhos diferentes de imagens:</text:span></text:p>
      <text:p text:style-name="P160"/>
      <text:p text:style-name="P172"><text:span text:style-name="T458">&lt;</text:span><text:span text:style-name="T464">picture</text:span><text:span text:style-name="T458">&gt;</text:span></text:p>
      <text:p text:style-name="P66">            <text:span text:style-name="T460">&lt;</text:span><text:span text:style-name="T466">source</text:span><text:span text:style-name="T516"> </text:span><text:span text:style-name="T472">media</text:span><text:span text:style-name="T516">=</text:span><text:span text:style-name="T481">"(max-width: 750px)"</text:span><text:span text:style-name="T516"> </text:span><text:span text:style-name="T472">srcset</text:span><text:span text:style-name="T516">=</text:span><text:span text:style-name="T481">"imagens/foto-p.png"</text:span><text:span text:style-name="T516"> </text:span><text:span text:style-name="T472">typ</text:span><text:span text:style-name="T476">ee</text:span><text:span text:style-name="T516">=</text:span><text:span text:style-name="T481">"image/png"</text:span><text:span text:style-name="T460">&gt;</text:span></text:p>
      <text:p text:style-name="P66">            <text:span text:style-name="T460">&lt;</text:span><text:span text:style-name="T466">source</text:span><text:span text:style-name="T516"> </text:span><text:span text:style-name="T472">media</text:span><text:span text:style-name="T516">=</text:span><text:span text:style-name="T481">"(max-width: 1050px)"</text:span><text:span text:style-name="T516"> </text:span><text:span text:style-name="T472">srcset</text:span><text:span text:style-name="T516">=</text:span><text:span text:style-name="T481">"imagens/foto-m.png"</text:span><text:span text:style-name="T516"> </text:span><text:span text:style-name="T472">typ</text:span><text:span text:style-name="T476">e</text:span><text:span text:style-name="T472">e</text:span><text:span text:style-name="T516">=</text:span><text:span text:style-name="T481">"image/png"</text:span><text:span text:style-name="T460">&gt;</text:span></text:p>
      <text:p text:style-name="P66">            <text:span text:style-name="T460">&lt;</text:span><text:span text:style-name="T466">img</text:span><text:span text:style-name="T516"> </text:span><text:span text:style-name="T472">src</text:span><text:span text:style-name="T516">=</text:span><text:span text:style-name="T481">"imagens/foto-g.png"</text:span><text:span text:style-name="T516"> </text:span><text:span text:style-name="T472">alt</text:span><text:span text:style-name="T516">=</text:span><text:span text:style-name="T481">"apresentando uma imagem flexível"</text:span><text:span text:style-name="T460">&gt;</text:span></text:p>
      <text:p text:style-name="P66">        <text:span text:style-name="T460">&lt;/</text:span><text:span text:style-name="T466">picture</text:span><text:span text:style-name="T460">&gt;</text:span></text:p>
      <text:p text:style-name="P136"/>
      <text:p text:style-name="P137">Note que a tag possui três atributos:</text:p>
      <text:p text:style-name="P137">‣ <text:span text:style-name="T502">type</text:span> vai indicar o <text:span text:style-name="T401">media type</text:span> da imagem que usamos</text:p>
      <text:p text:style-name="P137">‣ <text:span text:style-name="T502">srcset</text:span> vai configurar o <text:span text:style-name="T411">caminho</text:span><text:span text:style-name="T401"> d</text:span><text:span text:style-name="T409">o arquivo</text:span> que será carregad<text:span text:style-name="T533">o</text:span> quando o tamanho <text:span text:style-name="T576">máximo </text:span>indicado for atingido</text:p>
      <text:p text:style-name="P137">‣ <text:span text:style-name="T502">media</text:span> indica o <text:span text:style-name="T401">tamanho</text:span> máximo <text:span text:style-name="T533">ou mínimo </text:span>a ser considerado para carregar a imagem indicada no atributo <text:span text:style-name="T564">srcset</text:span>. </text:p>
      <text:p text:style-name="P137"/>
      <text:p text:style-name="P137"><text:tab/>ATENÇÃO! Você pode até colocar o valor exato de 1000px na propriedade max-width, mas vai perceber que um valor ligeiramente acima vai gerar resultados mais interessantes. <text:span text:style-name="T514">(porque uma folga de 50px faz com que não apareça a chata barra de rolagem).</text:span></text:p>
      <text:p text:style-name="P137"><text:tab/>É <text:span text:style-name="T402">importante</text:span> que exist<text:span text:style-name="T513">a</text:span> uma ordem entre os <text:span text:style-name="T583">&lt;source&gt;</text:span> e <text:span text:style-name="T513">que </text:span>os itens mais acima sejam os menores tamanhos para <text:span text:style-name="T580">max-width</text:span> e os seguintes sejam maiores, de <text:span text:style-name="T401">forma crescente</text:span>. O <text:span text:style-name="T401">último item</text:span> deve ser a <text:span text:style-name="T401">imagem padrão</text:span>.</text:p>
      <text:p text:style-name="P138"><text:tab/>Moral da história: Adapte o tamanho de suas imagens ao tamanho da tela de seus usuários! (princípio da UX)</text:p>
      <text:p text:style-name="P138"/>
      <text:p text:style-name="P146"><text:span text:style-name="T520"><text:tab/>O</text:span>s navegadores aceitam 3 tipos de formatos de <text:span text:style-name="T360">áudio</text:span>: <text:span text:style-name="T303">MP3</text:span>, <text:span text:style-name="T303">WAV</text:span> e <text:span text:style-name="T303">OGG</text:span>. <text:span text:style-name="T520">Sendo o WAV o mais pesado e o OGG o mais leve, com licença Open Source.</text:span></text:p>
      <text:p text:style-name="P138"/>
      <text:p text:style-name="P139"><text:tab/>Dentro da tag <text:span text:style-name="T382">&lt;audio&gt;</text:span>, adicion<text:span text:style-name="T533">e</text:span> vários <text:span text:style-name="T382">&lt;source&gt;</text:span><text:span text:style-name="T515"> </text:span>com formatos diferentes do mesmo áudio. Coloque na parte de cima o seu formato favorito. Os demais só serão carregados caso o de cima falhe. <text:span text:style-name="T533">E se</text:span> todos falh<text:span text:style-name="T533">arem</text:span>, cri<text:span text:style-name="T533">e</text:span> um parágrafo que permit<text:span text:style-name="T533">a</text:span> o download do arquivo MP3 para ouvir no player padrão do dispositivo:</text:p>
      <text:p text:style-name="P139"/>
      <text:p text:style-name="P171"><text:span text:style-name="T458">&lt;</text:span><text:span text:style-name="T464">h3</text:span><text:span text:style-name="T458">&gt;</text:span><text:span text:style-name="T540">1ª maneira</text:span>, <text:span text:style-name="T520">mais simples</text:span>:</text:p>
      <text:p text:style-name="P69"><text:soft-page-break/><text:span text:style-name="T460">&lt;</text:span><text:span text:style-name="T466">audio</text:span><text:span text:style-name="T516"> </text:span><text:span text:style-name="T472">src</text:span><text:span text:style-name="T516">=</text:span><text:span text:style-name="T481">"midias/happy-mistake.mp3" </text:span><text:span text:style-name="T472">autoplay</text:span><text:span text:style-name="T516"> </text:span><text:span text:style-name="T472">loop</text:span><text:span text:style-name="T516"> </text:span><text:span text:style-name="T472">controls</text:span><text:span text:style-name="T460">&gt;&lt;/</text:span><text:span text:style-name="T466">audio</text:span><text:span text:style-name="T460">&gt;</text:span></text:p>
      <text:p text:style-name="P74"/>
      <text:p text:style-name="P70"><text:span text:style-name="T460">&lt;</text:span><text:span text:style-name="T466">h3</text:span><text:span text:style-name="T460">&gt;</text:span><text:span text:style-name="T541">2ª maneira</text:span><text:span text:style-name="T516">, </text:span><text:span text:style-name="T517">com redundância de várias tags &lt;source&gt; caso o navegador não consiga reproduzir algum formato:</text:span></text:p>
      <text:p text:style-name="P68"><text:span text:style-name="T460">&lt;</text:span><text:span text:style-name="T466">audio</text:span><text:span text:style-name="T516"> </text:span><text:span text:style-name="T472">controls</text:span><text:span text:style-name="T460">&gt;</text:span></text:p>
      <text:p text:style-name="P68"><text:span text:style-name="T460">&lt;</text:span><text:span text:style-name="T466">source</text:span><text:span text:style-name="T516"> </text:span><text:span text:style-name="T472">src</text:span><text:span text:style-name="T516">=</text:span><text:span text:style-name="T481">"midias/Trimmed &amp; Taught - Dan Lebowitz.mp3"</text:span><text:span text:style-name="T516"> </text:span><text:span text:style-name="T472">type</text:span><text:span text:style-name="T516">=</text:span><text:span text:style-name="T481">"audio/mpeg"</text:span><text:span text:style-name="T460">&gt;</text:span></text:p>
      <text:p text:style-name="P68"><text:span text:style-name="T460">&lt;</text:span><text:span text:style-name="T466">source</text:span><text:span text:style-name="T516"> </text:span><text:span text:style-name="T472">src</text:span><text:span text:style-name="T516">=</text:span><text:span text:style-name="T481">"midias/Trimmed &amp; Taught - Dan Lebowitz.wav"</text:span><text:span text:style-name="T516"> </text:span><text:span text:style-name="T472">type</text:span><text:span text:style-name="T516">=</text:span><text:span text:style-name="T481">"audio/wav"</text:span><text:span text:style-name="T460">&gt;</text:span></text:p>
      <text:p text:style-name="P68"><text:span text:style-name="T460">&lt;</text:span><text:span text:style-name="T466">source</text:span><text:span text:style-name="T516"> </text:span><text:span text:style-name="T472">src</text:span><text:span text:style-name="T516">=</text:span><text:span text:style-name="T481">"midias/Trimmed &amp; Taught - Dan Lebowitz.ogg"</text:span><text:span text:style-name="T516"> </text:span><text:span text:style-name="T472">type</text:span><text:span text:style-name="T516">=</text:span><text:span text:style-name="T481">"audio/ogg"</text:span><text:span text:style-name="T460">&gt;</text:span></text:p>
      <text:p text:style-name="P71"> <text:span text:style-name="T460">&lt;</text:span><text:span text:style-name="T466">p</text:span><text:span text:style-name="T460">&gt;</text:span><text:span text:style-name="T516">Infelizmente o seu navegador não consegue reproduzir formatos de áudio.</text:span></text:p>
      <text:p text:style-name="P71"><text:span text:style-name="T460">&lt;</text:span><text:span text:style-name="T466">a</text:span><text:span text:style-name="T516"> </text:span><text:span text:style-name="T472">href</text:span><text:span text:style-name="T516">=</text:span><text:span text:style-name="T481">"midias/Trimmed &amp; Taught - Dan Lebowitz.mp3"</text:span><text:span text:style-name="T516"> </text:span></text:p>
      <text:p text:style-name="P71"><text:span text:style-name="T472">downloa</text:span><text:span text:style-name="T473">d</text:span><text:span text:style-name="T516">=</text:span><text:span text:style-name="T481">"Trimmed &amp; Taught - Dan Lebowitz.mp3"</text:span><text:span text:style-name="T516"> </text:span></text:p>
      <text:p text:style-name="P72"><text:span text:style-name="T472">target</text:span><text:span text:style-name="T516">=</text:span><text:span text:style-name="T481">"_blank"</text:span><text:span text:style-name="T516"> </text:span><text:span text:style-name="T472">type</text:span><text:span text:style-name="T516">=</text:span><text:span text:style-name="T481">"audio/mpeg"</text:span><text:span text:style-name="T460">&gt;</text:span><text:span text:style-name="T516">Clique aqui</text:span><text:span text:style-name="T460">&lt;/</text:span><text:span text:style-name="T466">a</text:span><text:span text:style-name="T460">&gt;</text:span><text:span text:style-name="T516"> para fazer o download do MP3</text:span><text:span text:style-name="T460">&lt;/</text:span><text:span text:style-name="T466">p</text:span><text:span text:style-name="T460">&gt;</text:span></text:p>
      <text:p text:style-name="P68"><text:span text:style-name="T460">&lt;/</text:span><text:span text:style-name="T466">audio</text:span><text:span text:style-name="T460">&gt; &lt;/</text:span><text:span text:style-name="T466">h3</text:span><text:span text:style-name="T460">&gt;</text:span></text:p>
      <text:p text:style-name="P139"><text:s/></text:p>
      <text:p text:style-name="P145"/>
      <text:p text:style-name="P146"><text:span text:style-name="T520">O</text:span>s principais <text:span text:style-name="T600">parâmetros</text:span> da tag <text:span text:style-name="T393">&lt;audio&gt;</text:span><text:span text:style-name="T520"> são</text:span>:</text:p>
      <text:list xml:id="list1396667992" text:style-name="L6">
        <text:list-header>
          <text:p text:style-name="P248"/>
        </text:list-header>
        <text:list-item>
          <text:p text:style-name="P249"><text:span text:style-name="T240">controls</text:span><text:span text:style-name="T82">: vai apresentar o player na tela. Caso não seja colocado na tag, o controle será transparente e o usuário não poderá interagir com ele.</text:span></text:p>
        </text:list-item>
        <text:list-item>
          <text:p text:style-name="P249"><text:span text:style-name="T241">a</text:span><text:span text:style-name="T240">utoplay</text:span><text:span text:style-name="T82">: vai iniciar a reprodução do áudio assim que a página for carregada. </text:span></text:p>
        </text:list-item>
        <text:list-item>
          <text:p text:style-name="P249"><text:span text:style-name="T241">l</text:span><text:span text:style-name="T240">oop</text:span><text:span text:style-name="T82">: vai fazer com que o áudio seja repetido assim que terminar a sua reprodução.</text:span></text:p>
        </text:list-item>
        <text:list-item>
          <text:p text:style-name="P249"><text:span text:style-name="T240">preload</text:span><text:span text:style-name="T82">: indica se o áudio será pré-carregado ou não e aceita três valores:</text:span></text:p>
        </text:list-item>
      </text:list>
      <text:list xml:id="list1234962967" text:style-name="L7">
        <text:list-item>
          <text:list>
            <text:list-item>
              <text:p text:style-name="P250"><text:span text:style-name="T282">metadata</text:span><text:span text:style-name="T273">:</text:span><text:span text:style-name="T82"> vai carregar apenas as informações sobre o arquivo (tamanho, tempo, informações de direitos, etc)</text:span></text:p>
            </text:list-item>
            <text:list-item>
              <text:p text:style-name="P250"><text:span text:style-name="T282">none</text:span><text:span text:style-name="T273">:</text:span><text:span text:style-name="T82"> não vai carregar absolutamente nada até que o usuário clique no botão play ou um script inicie a reprodução</text:span></text:p>
            </text:list-item>
            <text:list-item>
              <text:p text:style-name="P250"><text:span text:style-name="T282">auto</text:span><text:span text:style-name="T273">:</text:span><text:span text:style-name="T82"> (padrão) vai carregar o arquivo de áudio inteiro assim que a página for carregada, mesmo que o usuário nunca aperte o play</text:span></text:p>
            </text:list-item>
          </text:list>
        </text:list-item>
      </text:list>
      <text:p text:style-name="P147"/>
      <text:p text:style-name="P190"><text:span text:style-name="T82">D</text:span><text:span text:style-name="T81">icas:</text:span></text:p>
      <text:p text:style-name="P182"><text:span text:style-name="T82"><text:tab/>U</text:span><text:span text:style-name="T83">m bom </text:span><text:span text:style-name="T84">lugar</text:span><text:span text:style-name="T83"> para baixar </text:span><text:span text:style-name="T109">áudio</text:span><text:span text:style-name="T110">s sem direitos autorais</text:span><text:span text:style-name="T83"> é </text:span><text:span text:style-name="T84">n</text:span><text:span text:style-name="T83">a </text:span><text:span text:style-name="T103">biblioteca de áudio</text:span><text:span text:style-name="T83"> do </text:span><text:a xlink:type="simple" xlink:href="https://studio.youtube.com/channel/UCGws3f7eBAgkZmpy8Dzi_LA/music" text:style-name="Internet_20_link" text:visited-style-name="Visited_20_Internet_20_Link"><text:span text:style-name="T573">Youtube Studio</text:span></text:a><text:span text:style-name="T83">.</text:span></text:p>
      <text:p text:style-name="P189"><text:span text:style-name="T82"><text:tab/>U</text:span><text:span text:style-name="T81">m bom site para baixar vídeo</text:span><text:span text:style-name="T84">s </text:span><text:span text:style-name="T110">sem direitos autorais</text:span><text:span text:style-name="T81"> é o </text:span><text:a xlink:type="simple" xlink:href="https://www.pexels.com/pt-br/videos/" text:style-name="Internet_20_link" text:visited-style-name="Visited_20_Internet_20_Link"><text:span text:style-name="T573">Pexels</text:span></text:a><text:span text:style-name="T81">.</text:span></text:p>
      <text:p text:style-name="P190"><text:span text:style-name="T81"><text:tab/>Um bom programa, Open Source, para </text:span><text:span text:style-name="T107">edição de imagens</text:span><text:span text:style-name="T81"> é o </text:span><text:span text:style-name="T102">GIMP</text:span><text:span text:style-name="T81">. </text:span></text:p>
      <text:p text:style-name="P190"><text:span text:style-name="T81"><text:tab/>Um bom programa, Open Source, para </text:span><text:span text:style-name="T107">converter</text:span><text:span text:style-name="T81"> e diminuir o tamanho de vídeos é o </text:span><text:span text:style-name="T102">HandBrake</text:span><text:span text:style-name="T81">.</text:span></text:p>
      <text:p text:style-name="P151"/>
      <text:p text:style-name="P192"><text:soft-page-break/><text:span text:style-name="T81"><text:tab/>O padrão de vídeos para a web mais popular </text:span><text:span text:style-name="T87">e, portanto, mais recomendado</text:span><text:span text:style-name="T81"> é o padrão </text:span><text:span text:style-name="T102">MPEG</text:span><text:span text:style-name="T81">: mp4 ou </text:span><text:span text:style-name="T107">m4v</text:span></text:p>
      <text:p text:style-name="P191"><text:span text:style-name="T81"><text:tab/>O formato </text:span><text:span text:style-name="T102">W</text:span><text:span text:style-name="T104">E</text:span><text:span text:style-name="T102">BM</text:span><text:span text:style-name="T81"> é bem leve e também possui compatibilidade com a maioria dos navegadores porém sua qualidade é sofrível.</text:span></text:p>
      <text:p text:style-name="P193"><text:span text:style-name="T81"><text:tab/>O formato </text:span><text:span text:style-name="T102">OGV</text:span><text:span text:style-name="T81"> é o mais leve </text:span><text:span text:style-name="T99">mas</text:span><text:span text:style-name="T81"> é compatível </text:span><text:span text:style-name="T99">somente</text:span><text:span text:style-name="T81"> com o Google Chrome, </text:span><text:span text:style-name="T85">não sendo compatível com o Safari(Iphone)</text:span></text:p>
      <text:p text:style-name="P148"/>
      <text:p text:style-name="P194"><text:span text:style-name="T85"><text:tab/>A</text:span><text:span text:style-name="T81">ssim como na inserção de áudio, a inserção de vídeo é semelhante, através da tag </text:span><text:span text:style-name="T219">&lt;video&gt;</text:span><text:span text:style-name="T81">, contendo a tag </text:span><text:span text:style-name="T174">&lt;source&gt;</text:span></text:p>
      <text:p text:style-name="P148"/>
      <text:p text:style-name="P198"><text:span text:style-name="T276">&lt;p&gt;</text:span><text:span text:style-name="T283">Forma simples:</text:span><text:span text:style-name="T276">&lt;/p&gt;</text:span></text:p>
      <text:p text:style-name="P67">        <text:span text:style-name="T460">&lt;</text:span><text:span text:style-name="T466">video</text:span><text:span text:style-name="T516"> </text:span><text:span text:style-name="T472">src</text:span><text:span text:style-name="T516">=</text:span><text:span text:style-name="T481">"midias/Beach Waves And Sunset.mp4"</text:span><text:span text:style-name="T516"> </text:span><text:span text:style-name="T472">width</text:span><text:span text:style-name="T516">=</text:span><text:span text:style-name="T481">"500"</text:span><text:span text:style-name="T516"> </text:span><text:span text:style-name="T472">controls</text:span><text:span text:style-name="T516"> </text:span></text:p>
      <text:p text:style-name="P67"><text:span text:style-name="T472">autoplay</text:span><text:span text:style-name="T516"> </text:span><text:span text:style-name="T474">loop</text:span><text:span text:style-name="T518"> </text:span><text:span text:style-name="T472">poster</text:span><text:span text:style-name="T516">=</text:span><text:span text:style-name="T481">"imagens/tumblr por do sol.jpg"</text:span><text:span text:style-name="T460">&gt;&lt;/</text:span><text:span text:style-name="T466">video</text:span><text:span text:style-name="T460">&gt;</text:span></text:p>
      <text:p text:style-name="P73"/>
      <text:p text:style-name="P65"><text:span text:style-name="T458">&lt;</text:span><text:span text:style-name="T464">p</text:span><text:span text:style-name="T458">&gt;</text:span><text:span text:style-name="T540">Forma com a redundância de várias tags</text:span> <text:span text:style-name="T464">&amp;lt;</text:span>source<text:span text:style-name="T464">&amp;gt;</text:span>:<text:span text:style-name="T458">&lt;/</text:span><text:span text:style-name="T464">p</text:span><text:span text:style-name="T458">&gt;</text:span></text:p>
      <text:p text:style-name="P66">        <text:span text:style-name="T460">&lt;</text:span><text:span text:style-name="T466">video</text:span><text:span text:style-name="T516"> </text:span><text:span text:style-name="T472">controls</text:span><text:span text:style-name="T516"> </text:span><text:span text:style-name="T472">width</text:span><text:span text:style-name="T516">=</text:span><text:span text:style-name="T481">"600"</text:span><text:span text:style-name="T460">&gt;</text:span></text:p>
      <text:p text:style-name="P66">            <text:span text:style-name="T519">&lt;!--ordene por tamanho do arquivo!--&gt;</text:span></text:p>
      <text:p text:style-name="P66">            <text:span text:style-name="T460">&lt;</text:span><text:span text:style-name="T466">source</text:span><text:span text:style-name="T516"> </text:span><text:span text:style-name="T472">src</text:span><text:span text:style-name="T516">=</text:span><text:span text:style-name="T481">"midias/Beach Waves And Sunset.mp4"</text:span><text:span text:style-name="T516"> </text:span><text:span text:style-name="T472">type</text:span><text:span text:style-name="T516">=</text:span><text:span text:style-name="T481">"video/mp4"</text:span><text:span text:style-name="T460">&gt;</text:span></text:p>
      <text:p text:style-name="P66">            <text:span text:style-name="T460">&lt;</text:span><text:span text:style-name="T466">source</text:span><text:span text:style-name="T516"> </text:span><text:span text:style-name="T472">src</text:span><text:span text:style-name="T516">=</text:span><text:span text:style-name="T481">"midias/Beach Waves And Sunset.ogv"</text:span><text:span text:style-name="T516"> </text:span><text:span text:style-name="T472">type</text:span><text:span text:style-name="T516">=</text:span><text:span text:style-name="T481">"video/ogg"</text:span><text:span text:style-name="T460">&gt;</text:span><text:span text:style-name="T516"> </text:span><text:span text:style-name="T519">&lt;!--mediatype OGG!--&gt;</text:span></text:p>
      <text:p text:style-name="P66">            <text:span text:style-name="T460">&lt;</text:span><text:span text:style-name="T466">source</text:span><text:span text:style-name="T516"> </text:span><text:span text:style-name="T472">src</text:span><text:span text:style-name="T516">=</text:span><text:span text:style-name="T481">"midias/Beach Waves And Sunset.webm"</text:span><text:span text:style-name="T516"> </text:span><text:span text:style-name="T472">type</text:span><text:span text:style-name="T516">=</text:span><text:span text:style-name="T481">"video/webm"</text:span><text:span text:style-name="T460">&gt;</text:span></text:p>
      <text:p text:style-name="P66">            <text:span text:style-name="T460">&lt;</text:span><text:span text:style-name="T466">p</text:span><text:span text:style-name="T460">&gt;</text:span><text:span text:style-name="T516">Seu navegador não tem compatibilidade com reprodução de videos</text:span><text:span text:style-name="T460">&lt;/</text:span><text:span text:style-name="T466">p</text:span><text:span text:style-name="T460">&gt;</text:span><text:span text:style-name="T516">   </text:span><text:span text:style-name="T519">&lt;!--só aparece esse parágrafo se o navegador não conseguir executar nenhum dos formatos acima--&gt;</text:span></text:p>
      <text:p text:style-name="P66">        <text:span text:style-name="T460">&lt;/</text:span><text:span text:style-name="T466">video</text:span><text:span text:style-name="T460">&gt;</text:span></text:p>
      <text:p text:style-name="P73"/>
      <text:p text:style-name="P149"><text:span text:style-name="T521"><text:tab/>A</text:span>lguns atributos importantes:</text:p>
      <text:list xml:id="list1036833272" text:style-name="L8">
        <text:list-item>
          <text:p text:style-name="P263"><text:span text:style-name="T242">width</text:span><text:span text:style-name="T235">:</text:span><text:span text:style-name="T85"> vai indicar a largura que o vídeo vai ter na tela. </text:span><text:span text:style-name="T86">E</text:span><text:span text:style-name="T85">xemplo: 600</text:span><text:span text:style-name="T106">px</text:span><text:span text:style-name="T85">.</text:span></text:p>
        </text:list-item>
        <text:list-item>
          <text:p text:style-name="P263"><text:span text:style-name="T243">p</text:span><text:span text:style-name="T242">oster</text:span><text:span text:style-name="T85">: </text:span><text:span text:style-name="T86">é a tumblr, </text:span><text:span text:style-name="T85">configura </text:span><text:span text:style-name="T99">a</text:span><text:span text:style-name="T85"> imagem que vai aparecer como capa enquanto o visitante não reproduzir o vídeo</text:span></text:p>
        </text:list-item>
        <text:list-item>
          <text:p text:style-name="P263"><text:span text:style-name="T242">controls</text:span><text:span text:style-name="T85">: </text:span><text:span text:style-name="T99">mostra</text:span><text:span text:style-name="T86"> </text:span><text:span text:style-name="T85">os controles do vídeo</text:span></text:p>
        </text:list-item>
        <text:list-item>
          <text:p text:style-name="P263"><text:span text:style-name="T242">autoplay</text:span><text:span text:style-name="T85">: </text:span><text:span text:style-name="T86">reproduz </text:span><text:span text:style-name="T85">automaticamente, assim que a página for carregada. </text:span></text:p>
        </text:list-item>
      </text:list>
      <text:p text:style-name="P148"/>
      <text:p text:style-name="P150"><text:tab/>É possível <text:span text:style-name="T522">inserir</text:span> vídeos de outros servidores (como Youtube, Vimeo) para dentro do seu site. <text:span text:style-name="T522">A</text:span> vantagem é que os vídeos não consumirão sua banda de internet. <text:span text:style-name="T522">Para isso, bastar escolher a opção incorporar, dentro do botão compartilhar, e copiar o código HTML personalizado para dentro de seu site.</text:span></text:p>
      <text:p text:style-name="P150"/>
      <text:p text:style-name="P159"><text:span text:style-name="T385"><text:tab/></text:span><text:span text:style-name="T386">&lt;</text:span><text:span text:style-name="T387">Iframe</text:span><text:span text:style-name="T386"> </text:span><text:span text:style-name="T499">src</text:span><text:span text:style-name="T498">="</text:span><text:span text:style-name="T451">https://www.com.br</text:span><text:span text:style-name="T498">"</text:span><text:span text:style-name="T386">&gt;</text:span><text:span text:style-name="T447"> é uma tag que permite incluir um elemento HTML </text:span><text:span text:style-name="T449">aninhado</text:span><text:span text:style-name="T447"> dentro de outro objeto HTML principal. Com esse </text:span><text:soft-page-break/><text:span text:style-name="T447">recurso é possível carregar somente um documento específico de outro site ou até mesmo o site inteiro. </text:span><text:span text:style-name="T448">Essa tag é muito utilizada na incorporação de vídeos.</text:span></text:p>
      <text:p text:style-name="P152"/>
      <text:p text:style-name="P178"/>
      <text:p text:style-name="P178">Aula 12 – introdução às CSS</text:p>
      <text:p text:style-name="P154"/>
      <text:p text:style-name="P155"><text:tab/>Existem 3 formas de aplicar CSS nas <text:span text:style-name="T526">HTMLs</text:span>: Inline, Local ou Externo.</text:p>
      <text:p text:style-name="P155"/>
      <text:p text:style-name="P183"><text:span text:style-name="T88"><text:tab/>A forma </text:span><text:span text:style-name="T115">Inline</text:span><text:span text:style-name="T88"> é a </text:span><text:span text:style-name="T94">mais simples</text:span><text:span text:style-name="T88">, devendo ser aplicada somente para </text:span><text:span text:style-name="T111">pequenas </text:span><text:span text:style-name="T112">configurações</text:span><text:span text:style-name="T111"> </text:span><text:span text:style-name="T113">pontuais</text:span><text:span text:style-name="T89">, </text:span><text:span text:style-name="T94">caso contrário,</text:span><text:span text:style-name="T90"> o </text:span><text:span text:style-name="T94">código</text:span><text:span text:style-name="T90"> fica</text:span><text:span text:style-name="T94">rá </text:span><text:span text:style-name="T90">poluído </text:span><text:span text:style-name="T98">e confuso</text:span><text:span text:style-name="T89">. Ess</text:span><text:span text:style-name="T92">a </text:span><text:span text:style-name="T94">forma de CSS é inserida como parâmetro</text:span><text:span text:style-name="T95">s</text:span><text:span text:style-name="T94"> dentro das tags, na área do &lt;body&gt; e</text:span><text:span text:style-name="T89"> prevalece</text:span><text:span text:style-name="T94">m</text:span><text:span text:style-name="T89"> sobre </text:span><text:span text:style-name="T93">quaisquer outras </text:span><text:span text:style-name="T89">configurações gerais </text:span><text:span text:style-name="T94">de estilos </text:span><text:span text:style-name="T89">(</text:span><text:span text:style-name="T93">seja</text:span><text:span text:style-name="T94">m elas</text:span><text:span text:style-name="T93"> na &lt;head&gt; ou &lt;link&gt;</text:span><text:span text:style-name="T89">). </text:span><text:span text:style-name="T94">Para isso, adicione o parâmetro </text:span><text:span text:style-name="T236">style</text:span><text:span text:style-name="T100"> </text:span><text:span text:style-name="T101">e digite as declarações como no exemplo a seguir:</text:span></text:p>
      <text:p text:style-name="P188"><text:span text:style-name="T461">&lt;</text:span><text:span text:style-name="T467">h1</text:span><text:span text:style-name="T527"> </text:span><text:span text:style-name="T475">style</text:span><text:span text:style-name="T527">=</text:span><text:span text:style-name="T482">"color:mediumblue; font-size: 1.5em</text:span><text:span text:style-name="T461">&gt; </text:span><text:span text:style-name="T527">Capítulo 1</text:span><text:span text:style-name="T461">&lt;/</text:span><text:span text:style-name="T467">h1</text:span><text:span text:style-name="T461">&gt;</text:span></text:p>
      <text:p text:style-name="P199"/>
      <text:p text:style-name="P153"><text:span text:style-name="T525">P</text:span>ara as configurações <text:span text:style-name="T406">L</text:span><text:span text:style-name="T404">ocais</text:span> de um documento, <text:span text:style-name="T525">p</text:span>odemos <text:span text:style-name="T524">aplicar o estilo </text:span>adiciona<text:span text:style-name="T524">ndo </text:span>uma tag <text:span text:style-name="T383">&lt;style&gt;</text:span>,<text:span text:style-name="T523"> dentro da área &lt;head&gt;, e então estilizar cada conjunto de tags, como no exemplo abaixo:</text:span></text:p>
      <text:p text:style-name="P153"/>
      <text:p text:style-name="P173"><text:span text:style-name="T458">&lt;</text:span><text:span text:style-name="T464">style</text:span><text:span text:style-name="T458">&gt;</text:span></text:p>
      <text:p text:style-name="P66">        <text:span text:style-name="T531">body</text:span><text:span text:style-name="T516"> {</text:span></text:p>
      <text:p text:style-name="P66">            <text:span text:style-name="T472">background-color</text:span><text:span text:style-name="T516">: </text:span><text:span text:style-name="T481">lightsteelblue</text:span><text:span text:style-name="T516">;</text:span></text:p>
      <text:p text:style-name="P66">            <text:span text:style-name="T472">font-family</text:span><text:span text:style-name="T516">: </text:span><text:span text:style-name="T481">Arial</text:span><text:span text:style-name="T516">, </text:span><text:span text:style-name="T481">Helvetica</text:span><text:span text:style-name="T516">, </text:span><text:span text:style-name="T481">sans-serif</text:span><text:span text:style-name="T516">;</text:span></text:p>
      <text:p text:style-name="P66">            <text:span text:style-name="T472">font-size</text:span><text:span text:style-name="T516">: </text:span><text:span text:style-name="T532">20px</text:span><text:span text:style-name="T516">;</text:span></text:p>
      <text:p text:style-name="P66">        <text:span text:style-name="T516">}</text:span></text:p>
      <text:p text:style-name="P66">        <text:span text:style-name="T531">h1</text:span><text:span text:style-name="T516"> {</text:span></text:p>
      <text:p text:style-name="P66">            <text:span text:style-name="T472">color</text:span><text:span text:style-name="T516">: </text:span><text:span text:style-name="T481">darkblue</text:span><text:span text:style-name="T516">;</text:span></text:p>
      <text:p text:style-name="P66">            <text:span text:style-name="T472">background-color</text:span><text:span text:style-name="T516">: </text:span><text:span text:style-name="T481">lightblue</text:span><text:span text:style-name="T516">;</text:span></text:p>
      <text:p text:style-name="P66">        <text:span text:style-name="T516">}</text:span></text:p>
      <text:p text:style-name="P66">        <text:span text:style-name="T531">h2</text:span><text:span text:style-name="T516"> {</text:span></text:p>
      <text:p text:style-name="P66">            <text:span text:style-name="T472">color</text:span><text:span text:style-name="T516">: </text:span><text:span text:style-name="T481">darkred</text:span><text:span text:style-name="T516">;</text:span></text:p>
      <text:p text:style-name="P66">        <text:span text:style-name="T516">}</text:span></text:p>
      <text:p text:style-name="P66">        <text:span text:style-name="T531">p</text:span><text:span text:style-name="T516"> {</text:span></text:p>
      <text:p text:style-name="P66">            <text:span text:style-name="T472">text-align</text:span><text:span text:style-name="T516">: </text:span><text:span text:style-name="T481">justify</text:span><text:span text:style-name="T516">;</text:span></text:p>
      <text:p text:style-name="P66">        <text:span text:style-name="T516">}</text:span></text:p>
      <text:p text:style-name="P66">    <text:span text:style-name="T460">&lt;/</text:span><text:span text:style-name="T466">style</text:span><text:span text:style-name="T460">&gt;</text:span></text:p>
      <text:p text:style-name="P153"/>
      <text:p text:style-name="P153"/>
      <text:p text:style-name="P184"><text:soft-page-break/><text:span text:style-name="T95"><text:tab/>M</text:span><text:span text:style-name="T91">anter as </text:span><text:span text:style-name="T95">CSS</text:span><text:span text:style-name="T91"> fora do código HTML, além de uma maior organização, faz com que tudo seja reaproveitado de maneira mais eficiente nas outras páginas do site. Para isso, utilizamos a tag </text:span><text:span text:style-name="T220">&lt;link&gt;</text:span><text:span text:style-name="T90"> </text:span><text:span text:style-name="T91">especialmente configurada para trabalhar com arquivos </text:span><text:span text:style-name="T116">externos</text:span><text:span text:style-name="T91"> de estilo. Essa tag deve ser colocada dentro da área </text:span><text:span text:style-name="T175">&lt;head&gt;</text:span><text:span text:style-name="T90"> </text:span><text:span text:style-name="T91">do documento HTML. Opte </text:span><text:span text:style-name="T96">por</text:span><text:span text:style-name="T91"> </text:span><text:span text:style-name="T96">essa</text:span><text:span text:style-name="T91"> técnica </text:span><text:span text:style-name="T96">(</text:span><text:span text:style-name="T91">CSS external style</text:span><text:span text:style-name="T96">)</text:span><text:span text:style-name="T91"> sempre que seu estilo for usado em várias páginas dentro do </text:span><text:span text:style-name="T99">mesmo </text:span><text:span text:style-name="T91">site </text:span><text:span text:style-name="T96">porque, ao usar </text:span><text:span text:style-name="T99">ess</text:span><text:span text:style-name="T96">a tag </text:span><text:span text:style-name="T176">&lt;link&gt;</text:span><text:span text:style-name="T96">,</text:span><text:span text:style-name="T91"> você pode compartilhar </text:span><text:span text:style-name="T96">um</text:span><text:span text:style-name="T91"> mesmo estilo entre </text:span><text:span text:style-name="T96">as páginas</text:span><text:span text:style-name="T91">, </text:span><text:span text:style-name="T99">reaproveitando código e </text:span><text:span text:style-name="T91">não </text:span><text:span text:style-name="T96">precisando</text:span><text:span text:style-name="T91"> </text:span><text:span text:style-name="T96">alterar</text:span><text:span text:style-name="T91"> vários arquivos quando o seu cliente solicitar uma pequena mudança no tom de uma determinada cor, por exemplo. </text:span><text:span text:style-name="T99">A</text:span><text:span text:style-name="T96">baixo, foi criado um arquivo com extensão </text:span><text:span text:style-name="T105">.css</text:span><text:span text:style-name="T96"> que </text:span><text:span text:style-name="T97">configura o estilo dos </text:span><text:span text:style-name="T108">seletores</text:span><text:span text:style-name="T96">.</text:span></text:p>
      <text:p text:style-name="P153"/>
      <text:p text:style-name="P195"><text:span text:style-name="T96">Nota:</text:span><text:span text:style-name="T277"> </text:span><text:span text:style-name="T286">/* </text:span><text:span text:style-name="T284">Assim são feitos os comentários em CSS </text:span><text:span text:style-name="T286">*/</text:span></text:p>
      <text:p text:style-name="P195"/>
      <text:p text:style-name="P196"><text:span text:style-name="T279">@charset </text:span><text:span text:style-name="T278">"UTF8"</text:span><text:span text:style-name="T280">;</text:span><text:span text:style-name="T281"> </text:span><text:span text:style-name="T285">/*evita incompatibilidade com acentos nas palavras*/</text:span></text:p>
      <text:p text:style-name="P64"><text:span text:style-name="T530">body</text:span> {</text:p>
      <text:p text:style-name="P66">    <text:span text:style-name="T472">background-color</text:span><text:span text:style-name="T516">: </text:span><text:span text:style-name="T481">lightgoldenrodyellow</text:span><text:span text:style-name="T516">;</text:span></text:p>
      <text:p text:style-name="P66">    <text:span text:style-name="T472">font-family</text:span><text:span text:style-name="T516">: </text:span><text:span text:style-name="T481">Arial</text:span><text:span text:style-name="T516">, </text:span><text:span text:style-name="T481">Helvetica</text:span><text:span text:style-name="T516">, </text:span><text:span text:style-name="T481">sans-serif</text:span><text:span text:style-name="T516">;</text:span></text:p>
      <text:p text:style-name="P66">    <text:span text:style-name="T472">font-size</text:span><text:span text:style-name="T516">: </text:span><text:span text:style-name="T532">20px</text:span><text:span text:style-name="T516">;</text:span></text:p>
      <text:p text:style-name="P64">}</text:p>
      <text:p text:style-name="P64"><text:span text:style-name="T530">h1</text:span> {</text:p>
      <text:p text:style-name="P66">    <text:span text:style-name="T472">color</text:span><text:span text:style-name="T516">: </text:span><text:span text:style-name="T481">maroon</text:span><text:span text:style-name="T516">;</text:span></text:p>
      <text:p text:style-name="P66">    <text:span text:style-name="T472">background-color</text:span><text:span text:style-name="T516">: </text:span><text:span text:style-name="T481">goldenrod</text:span><text:span text:style-name="T516">;</text:span></text:p>
      <text:p text:style-name="P64">}</text:p>
      <text:p text:style-name="P64"><text:span text:style-name="T530">h2</text:span> {</text:p>
      <text:p text:style-name="P66">    <text:span text:style-name="T472">color</text:span><text:span text:style-name="T516">: </text:span><text:span text:style-name="T481">darkred</text:span><text:span text:style-name="T516">;</text:span></text:p>
      <text:p text:style-name="P64">}</text:p>
      <text:p text:style-name="P64"><text:span text:style-name="T530">p</text:span> {</text:p>
      <text:p text:style-name="P66">    <text:span text:style-name="T472">text-align</text:span><text:span text:style-name="T516">: </text:span><text:span text:style-name="T481">justify</text:span><text:span text:style-name="T516">;</text:span></text:p>
      <text:p text:style-name="P64">}</text:p>
      <text:p text:style-name="P177"/>
      <text:p text:style-name="P156"><text:tab/>Após criar o documento CSS, conecte-o <text:span text:style-name="T533">à</text:span> <text:span text:style-name="T580">&lt;head&gt;</text:span> da página HTML através da tag:<text:tab/><text:span text:style-name="T462">&lt;</text:span><text:span text:style-name="T468">link</text:span><text:span text:style-name="T528"> </text:span><text:span text:style-name="T477">rel</text:span><text:span text:style-name="T528">=</text:span><text:span text:style-name="T483">"stylesheet"</text:span><text:span text:style-name="T528"> </text:span><text:span text:style-name="T477">href</text:span><text:span text:style-name="T528">=</text:span><text:span text:style-name="T483">"style.css"</text:span><text:span text:style-name="T462">&gt;</text:span></text:p>
      <text:p text:style-name="P101"/>
      <text:p text:style-name="P105"><text:tab/><text:span text:style-name="T314">A</text:span><text:span text:style-name="T310">talho</text:span><text:span text:style-name="T542"> para criar uma pasta dedicada aos estilos CSS: crie na </text:span><text:span text:style-name="T584">&lt;head&gt;</text:span><text:span text:style-name="T542"> um</text:span><text:span text:style-name="T424"> </text:span><text:span text:style-name="T426">link css</text:span><text:span text:style-name="T542">, como exemplo: </text:span><text:span text:style-name="T463">&lt;</text:span><text:span text:style-name="T469">link</text:span><text:span text:style-name="T529"> </text:span><text:span text:style-name="T478">rel</text:span><text:span text:style-name="T529">=</text:span><text:span text:style-name="T484">"stylesheet"</text:span><text:span text:style-name="T529"> </text:span><text:span text:style-name="T478">href</text:span><text:span text:style-name="T529">=</text:span><text:span text:style-name="T484">"</text:span><text:span text:style-name="T543">estilo/</text:span><text:span text:style-name="T484">style.css"</text:span><text:span text:style-name="T463">&gt;</text:span></text:p>
      <text:p text:style-name="P110">;<text:span text:style-name="T544">com o cursor em cima desse link, </text:span>aperte <text:span text:style-name="T577">CONTROL</text:span> + <text:span text:style-name="T578">ESPAÇO</text:span> e o VSCode vai acusar que não conseguiu encontrar a pasta, perguntando se deseja criá-la.</text:p>
      <text:p text:style-name="P202">Aprendizado do curso antigo</text:p>
      <text:p text:style-name="P169">HTML</text:p>
      <text:p text:style-name="P187"><text:span text:style-name="T221">&lt;/hgroup&gt;</text:span><text:span text:style-name="T118"> </text:span><text:span text:style-name="T119">essa tag </text:span><text:span text:style-name="T118">agrupa títulos semelhantes, </text:span><text:span text:style-name="T119">com a</text:span><text:span text:style-name="T118"> mesma semântica. </text:span><text:span text:style-name="T122">P</text:span><text:span text:style-name="T118">or exemplo: </text:span><text:span text:style-name="T177">&lt;hgroup&gt;&lt;h1&gt;</text:span><text:span text:style-name="T178">Game of thrones</text:span><text:span text:style-name="T177">&lt;/h1&gt;&lt;h2&gt;</text:span><text:span text:style-name="T178">Ch</text:span><text:span text:style-name="T179">r</text:span><text:span text:style-name="T178">onicles of </text:span><text:span text:style-name="T179">f</text:span><text:span text:style-name="T178">ire and bood</text:span><text:span text:style-name="T177">&lt;/h2&gt;&lt;h3&gt;autor George R. R. Martin&lt;/h3&gt;&lt;/hgroup&gt;</text:span></text:p>
      <text:p text:style-name="P107"/>
      <text:p text:style-name="P226"><text:span text:style-name="T274">Tags </text:span><text:span text:style-name="T275">estruturais</text:span><text:span text:style-name="T121"> </text:span><text:span text:style-name="T122">servem </text:span><text:span text:style-name="T121">para melhor visualização e otimização de SEO</text:span><text:span text:style-name="T120">:</text:span><text:span text:style-name="T118"><text:line-break/></text:span><text:span text:style-name="T221">&lt;/header&gt;</text:span><text:span text:style-name="T215"> </text:span><text:span text:style-name="T127">utilizad</text:span><text:span text:style-name="T129">a</text:span><text:span text:style-name="T127"> para representar </text:span><text:span text:style-name="T144">cabeçalhos</text:span><text:span text:style-name="T127">, sejam eles de um site, artigo ou seção.</text:span></text:p>
      <text:p text:style-name="P226"><text:span text:style-name="Strong_20_Emphasis"><text:span text:style-name="T222">&lt;/main&gt;</text:span></text:span><text:span text:style-name="Strong_20_Emphasis"><text:span text:style-name="T127"> </text:span></text:span><text:span text:style-name="T127"><text:s/>representa o conteúdo principal, relacionado diretamente com o tópico central da página</text:span></text:p>
      <text:p text:style-name="P186"><text:span text:style-name="T291">&lt;/footer&gt;</text:span><text:span text:style-name="T127"> rodapé</text:span></text:p>
      <text:p text:style-name="P186"><text:span text:style-name="T291">&lt;/section&gt;</text:span><text:span text:style-name="T127"> </text:span><text:span text:style-name="T130">identifica uma seção de conteúdo</text:span></text:p>
      <text:p text:style-name="P225"><text:span text:style-name="T291">&lt;/article&gt;</text:span><text:span text:style-name="T290"> </text:span><text:span text:style-name="T130">define um artigo, utilizada para </text:span><text:span text:style-name="T138">identificar</text:span><text:span text:style-name="T130"> o conteúdo da página </text:span><text:span text:style-name="T127"><text:line-break/></text:span><text:span text:style-name="T291">&lt;/aside&gt;</text:span><text:span text:style-name="T127"> </text:span><text:span text:style-name="T136">tag semântica para um </text:span><text:span text:style-name="T127">conteúdo lateral, próximo ao conteúdo principal. </text:span><text:span text:style-name="T136">Contém explicações, glossário, avisos, links relacionados, perfil do autor, etc.</text:span></text:p>
      <text:p text:style-name="P227"><text:span text:style-name="T291">&lt;/nav</text:span><text:span text:style-name="T256"> </text:span><text:span text:style-name="T254">id</text:span><text:span text:style-name="T256">= "</text:span><text:span text:style-name="T206">menu</text:span><text:span text:style-name="T256">"</text:span><text:span text:style-name="T291">&gt;</text:span><text:span text:style-name="T290"> </text:span><text:span text:style-name="T127">define </text:span><text:span text:style-name="T132">uma área</text:span><text:span text:style-name="T127"> </text:span><text:span text:style-name="T136">com elementos </text:span><text:span text:style-name="T127">de navegação, muito utilizad</text:span><text:span text:style-name="T132">a</text:span><text:span text:style-name="T127"> em conjunto com listas e na criação de menus. </text:span><text:span text:style-name="T128">Em azul, o parâmetro </text:span><text:span text:style-name="T244">id</text:span><text:span text:style-name="T166"> </text:span><text:span text:style-name="T128">atribui o </text:span><text:span text:style-name="T138">identificador</text:span><text:span text:style-name="T128"> </text:span><text:span text:style-name="T204">menu</text:span><text:span text:style-name="T128"> à tag </text:span><text:span text:style-name="T171">&lt;n</text:span><text:span text:style-name="T169">av</text:span><text:span text:style-name="T171">&gt;</text:span><text:span text:style-name="T128"> a fim de identificá-la nas </text:span><text:span text:style-name="T166">CSS</text:span><text:span text:style-name="T128">.</text:span></text:p>
      <text:p text:style-name="P229"><text:span text:style-name="T292">&lt;/figure&gt;</text:span><text:span text:style-name="T139">tag semântica para abrigar um conjunto de imagens, com seus títulos ou legendas</text:span><text:span text:style-name="T127"><text:line-break/></text:span><text:span text:style-name="T291">&lt;/figcaption&gt;</text:span><text:span text:style-name="T127"> adiciona uma </text:span><text:span text:style-name="T144">legenda</text:span><text:span text:style-name="T127"> à imagem. </text:span><text:span text:style-name="T128">E</text:span><text:span text:style-name="T127">ssa tag costuma ficar dentro da tag que abriga imagens </text:span><text:span text:style-name="T172">&lt;img&gt;</text:span><text:span text:style-name="T127"> </text:span><text:span text:style-name="T128">ou</text:span><text:span text:style-name="T127"> </text:span><text:span text:style-name="T172">&lt;figure&gt;</text:span></text:p>
      <text:p text:style-name="P264"/>
      <text:p text:style-name="P232"><text:span text:style-name="T118"><text:line-break/></text:span><text:span text:style-name="T293">&lt;wbr&gt;</text:span><text:span text:style-name="T118"> word breaker: permite </text:span><text:span text:style-name="T119">dividir uma</text:span><text:span text:style-name="T118"> palavra ao reduzir a tela, assim </text:span><text:span text:style-name="T119">ela</text:span><text:span text:style-name="T118"> pode ser quebrada para a próxima linha (muito </text:span><text:span text:style-name="T119">útil</text:span><text:span text:style-name="T118"> para grandes endereços de sites)<text:line-break/></text:span><text:span text:style-name="T254">&amp;shy;</text:span><text:span text:style-name="T118"> soft hyphen: semelhante à tag </text:span><text:span text:style-name="T170">&lt;wbr&gt;</text:span><text:span text:style-name="T118"> porém adiciona um hífen </text:span><text:span text:style-name="T119">(</text:span><text:span text:style-name="T118">ideal para divisão silábica de palavras grandes</text:span><text:span text:style-name="T119">)</text:span><text:span text:style-name="T118"><text:line-break/></text:span><text:span text:style-name="T255">&amp;nbsp;</text:span><text:span text:style-name="T118"> non-break spaces: adiciona um </text:span><text:span text:style-name="T147">espaço em branco</text:span><text:span text:style-name="T118"> lateral (</text:span><text:span text:style-name="T119">já que simples espaços ou enters são desconsiderados</text:span><text:span text:style-name="T118">)</text:span></text:p>
      <text:p text:style-name="P158"/>
      <text:p text:style-name="P158"/>
      <text:p text:style-name="P214"><text:span text:style-name="T368">C</text:span><text:span text:style-name="T367">riando </text:span><text:span text:style-name="T363">tabelas</text:span><text:span text:style-name="T367"> </text:span><text:span text:style-name="T368">HTML</text:span><text:span text:style-name="T367">:</text:span><text:span text:style-name="T436"><text:line-break/></text:span><text:span text:style-name="T549">&lt;table</text:span><text:span text:style-name="T585"> </text:span><text:span text:style-name="T553">id="tabela azul"</text:span><text:span text:style-name="T549">&gt;</text:span><text:span text:style-name="T436"> cria tabela, já com uma identificação para </text:span><text:span text:style-name="T441">uso </text:span><text:span text:style-name="T436"><text:s/></text:span><text:span text:style-name="T441">d</text:span><text:span text:style-name="T436">as CSS<text:line-break/></text:span><text:span text:style-name="T549">&lt;caption&gt;</text:span><text:span text:style-name="T436"> designa o </text:span><text:span text:style-name="T402">título</text:span><text:span text:style-name="T436"> da tabela<text:line-break/></text:span><text:soft-page-break/><text:span text:style-name="T549">&lt;tr&gt;</text:span><text:span text:style-name="T436"> table </text:span><text:span text:style-name="T402">rows</text:span><text:span text:style-name="T436">, delimita as linhas<text:line-break/></text:span><text:span text:style-name="T549">&lt;td&gt;</text:span><text:span text:style-name="T436"> table </text:span><text:span text:style-name="T402">data</text:span><text:span text:style-name="T436">, delimita as células dentro de cada linha<text:line-break/></text:span><text:span text:style-name="T585">&lt;td</text:span><text:span text:style-name="T554"> rowspan="2"</text:span><text:span text:style-name="T585">&gt;</text:span><text:span text:style-name="T436"> </text:span><text:span text:style-name="T437">expansão</text:span><text:span text:style-name="T436"> em linha: </text:span><text:span text:style-name="T437">esse parâmetro é</text:span><text:span text:style-name="T436"> específico para a <text:line-break/>tag </text:span><text:span text:style-name="T566">&lt;td&gt;</text:span><text:span text:style-name="T436"> </text:span><text:span text:style-name="T437">e</text:span><text:span text:style-name="T436"> faz a célula ocupar mais de uma </text:span><text:span text:style-name="T402">linha</text:span><text:span text:style-name="T436">. </text:span><text:span text:style-name="T440">(mesclar)</text:span><text:span text:style-name="T436"><text:line-break/></text:span><text:span text:style-name="T585">&lt;td </text:span><text:span text:style-name="T554">colspan="2"</text:span><text:span text:style-name="T585">&gt;</text:span><text:span text:style-name="T436"> </text:span><text:span text:style-name="T437">expansão</text:span><text:span text:style-name="T436"> em </text:span><text:span text:style-name="T437">coluna</text:span><text:span text:style-name="T436">: faz a célula ocupar mais de uma </text:span><text:span text:style-name="T403">coluna</text:span><text:span text:style-name="T436">.</text:span></text:p>
      <text:p text:style-name="P265"/>
      <text:p text:style-name="P265"/>
      <text:p text:style-name="P213"><text:span text:style-name="T369">Criando </text:span><text:span text:style-name="T364">formulários</text:span><text:span text:style-name="T369"> HTML</text:span><text:span text:style-name="T438"> </text:span><text:span text:style-name="T437">para </text:span><text:span text:style-name="T536">receber dados do usuário</text:span><text:span text:style-name="T537">:</text:span></text:p>
      <text:p text:style-name="P223"><text:span text:style-name="Strong_20_Emphasis"><text:span text:style-name="T294">&lt;/form&gt;</text:span></text:span><text:span text:style-name="Strong_20_Emphasis"><text:span text:style-name="T149"> </text:span></text:span><text:span text:style-name="T149">inicia um formulário, delimit</text:span><text:span text:style-name="T151">ando</text:span><text:span text:style-name="T149"> </text:span><text:span text:style-name="T151">sua</text:span><text:span text:style-name="T149"> área. Essa tag possui </text:span><text:span text:style-name="T151">2</text:span><text:span text:style-name="T149"> parâmetros importantes:</text:span></text:p>
      <text:list xml:id="list3321157743" text:style-name="L9">
        <text:list-item>
          <text:p text:style-name="P251"><text:span text:style-name="T245">method = "</text:span><text:span text:style-name="T247">get</text:span><text:span text:style-name="T245">"</text:span><text:span text:style-name="T149">: mais veloz </text:span><text:span text:style-name="T152">porém</text:span><text:span text:style-name="T149"> menos seguro pois todos os dados de todos os objetos que estiverem no formulário vão ser colocados na URL assim que enviar </text:span><text:span text:style-name="T157">o</text:span><text:span text:style-name="T149"> formulário.</text:span></text:p>
        </text:list-item>
        <text:list-item>
          <text:p text:style-name="P251"><text:span text:style-name="T245">method = "</text:span><text:span text:style-name="T247">post</text:span><text:span text:style-name="T245">"</text:span><text:span text:style-name="T149">: mais lento porém mais seguro pois os dados serão enviados diretamente por pacotes dentro da solicitação </text:span><text:span text:style-name="T152">e </text:span><text:span text:style-name="T149">não pela URL.</text:span></text:p>
        </text:list-item>
      </text:list>
      <text:p text:style-name="P106"><text:span text:style-name="Strong_20_Emphasis"><text:span text:style-name="T556"/></text:span></text:p>
      <text:p text:style-name="P216"><text:span text:style-name="T550">&lt;/fieldset&gt;</text:span><text:span text:style-name="T580"> </text:span>indica um conjunto de campos. Exemplo: identificação, endereço, pagamento.</text:p>
      <text:p text:style-name="P216"><text:span text:style-name="T550">&lt;/legend&gt;</text:span> representa o título do campo de preenchimento ou, em outras palavras, representa um rótulo para o conteúdo do seu ancestral &lt;fieldset&gt;<text:line-break/><text:line-break/><text:span text:style-name="T550">&lt;input&gt;</text:span> é usada para criar controles interativos (<text:span text:style-name="T303">objetos</text:span>) para formulários. Essa tag não tem fechamento. <text:span text:style-name="T601">Alguns parâmetros são:</text:span></text:p>
      <text:list xml:id="list1938469582" text:style-name="L10">
        <text:list-item>
          <text:p text:style-name="P262"><text:span text:style-name="T247">t</text:span><text:span text:style-name="T246">ype:</text:span><text:span text:style-name="T149"> indica o tipo do campo. </text:span><text:span text:style-name="T164">Entre os vários parâmetros, os principais são</text:span><text:span text:style-name="T149"> </text:span><text:span text:style-name="T141">tex</text:span><text:span text:style-name="T140">t</text:span><text:span text:style-name="T149">, </text:span><text:span text:style-name="T141">password</text:span><text:span text:style-name="T149">, </text:span><text:span text:style-name="T145">e-mail</text:span><text:span text:style-name="T164">, </text:span><text:span text:style-name="T145">radio</text:span><text:span text:style-name="T164">, </text:span><text:span text:style-name="T145">range</text:span><text:span text:style-name="T164">, </text:span><text:span text:style-name="T145">checkbox</text:span><text:span text:style-name="T164">, </text:span><text:span text:style-name="T145">button</text:span><text:span text:style-name="T164">, </text:span><text:span text:style-name="T145">submit</text:span><text:span text:style-name="T164">, etc</text:span></text:p>
        </text:list-item>
        <text:list-item>
          <text:p text:style-name="P252"><text:span text:style-name="T247">placeholder</text:span><text:span text:style-name="T149">: é o texto mostrado antes de digitar na textbox</text:span></text:p>
        </text:list-item>
        <text:list-item>
          <text:p text:style-name="P253"><text:span text:style-name="T248">min</text:span><text:span text:style-name="T238">: </text:span><text:span text:style-name="T149">limita um valor mínimo </text:span><text:span text:style-name="T156">à</text:span><text:span text:style-name="T149"> caixa de texto</text:span></text:p>
        </text:list-item>
        <text:list-item>
          <text:p text:style-name="P259"><text:span text:style-name="T246">max</text:span><text:span text:style-name="T237">: </text:span><text:span text:style-name="T149">limita um valor máximo à caixa de texto</text:span></text:p>
        </text:list-item>
        <text:list-item>
          <text:p text:style-name="P261"><text:span text:style-name="T248">size:</text:span><text:span text:style-name="T148"> indica o tamanho da caixa (</text:span><text:span text:style-name="T163">quantos caracteres aparecem</text:span><text:span text:style-name="T148">) </text:span></text:p>
        </text:list-item>
        <text:list-item>
          <text:p text:style-name="P262"><text:span text:style-name="T248">maxlength:</text:span><text:span text:style-name="T148"> comprimento máximo (limita a quantidade de caracteres)</text:span></text:p>
        </text:list-item>
        <text:list-item>
          <text:p text:style-name="P259"><text:span text:style-name="T246">required</text:span><text:span text:style-name="T237">: </text:span><text:span text:style-name="T149">com essa cláusula, exige que o campo seja preenchido</text:span></text:p>
        </text:list-item>
        <text:list-item>
          <text:p text:style-name="P252"><text:span text:style-name="T247">list</text:span><text:span text:style-name="T149">: se liga a tag &lt;datalist&gt;</text:span></text:p>
        </text:list-item>
      </text:list>
      <text:p text:style-name="P224"><text:span text:style-name="T294">&lt;datalist&gt;</text:span><text:span text:style-name="T149"> cria uma lista de preenchimento automático em um </text:span><text:span text:style-name="T181">&lt;input&gt;</text:span><text:span text:style-name="T149"> para ajudar o usuário a não digitar de maneira incorreta. </text:span><text:span text:style-name="T152">Como exemplo,</text:span><text:span text:style-name="T158"> </text:span><text:span text:style-name="T152">países.</text:span><text:span text:style-name="T149"><text:line-break/><text:line-break/></text:span><text:span text:style-name="T294">&lt;label&gt;</text:span><text:span text:style-name="T149"> </text:span><text:span text:style-name="T154">além de </text:span><text:span text:style-name="T158">rotular</text:span><text:span text:style-name="T155"> cada campo do </text:span><text:span text:style-name="T154">f</text:span><text:span text:style-name="T155">ormulário, </text:span><text:span text:style-name="T149">é usad</text:span><text:span text:style-name="T154">a</text:span><text:span text:style-name="T149"> para </text:span><text:span text:style-name="T141">referenciar um objeto, ligando-se ao </text:span><text:span text:style-name="T146">seu </text:span><text:span text:style-name="T141">parâmetro </text:span><text:span text:style-name="T250">id</text:span><text:span text:style-name="T149"> da tag </text:span><text:span text:style-name="T181">&lt;input&gt;</text:span><text:span text:style-name="T149">, </text:span><text:span text:style-name="T158">assim</text:span><text:span text:style-name="T149"> toda a palavra ou frase se torna uma área de interação </text:span><text:span text:style-name="T167">clicável</text:span><text:span text:style-name="T149">. Além de seu valor prático, tem também um valor semântico, melhorando o SEO.<text:line-break/></text:span><text:soft-page-break/><text:span text:style-name="T149"><text:line-break/></text:span><text:span text:style-name="T294">&lt;select&gt;</text:span><text:span text:style-name="T149"> cria caixas combinadas (</text:span><text:span text:style-name="T152">lista</text:span><text:span text:style-name="T149"> de escolha) combina</text:span><text:span text:style-name="T152">da</text:span><text:span text:style-name="T149"> com a tag &lt;option&gt;<text:line-break/></text:span><text:span text:style-name="T294">&lt;option</text:span><text:span text:style-name="T181"> </text:span><text:span text:style-name="T257">value="</text:span><text:span text:style-name="T207">RJ</text:span><text:span text:style-name="T257">" selected</text:span><text:span text:style-name="T294">&gt;</text:span><text:span text:style-name="T149"> mostra as escolhas da tag &lt;select&gt;. </text:span><text:span text:style-name="T152">Os parâmetros:</text:span></text:p>
      <text:list xml:id="list1688807647" text:style-name="L11">
        <text:list-item>
          <text:p text:style-name="P254"><text:span text:style-name="T247">value</text:span><text:span text:style-name="T149">: envia somente o valor RJ ao banco de dados</text:span></text:p>
        </text:list-item>
        <text:list-item>
          <text:p text:style-name="P255"><text:span text:style-name="T247">selected</text:span><text:span text:style-name="T149">: já deixa a opção como </text:span><text:span text:style-name="T154">marcada/</text:span><text:span text:style-name="T149">selecionada</text:span></text:p>
        </text:list-item>
      </text:list>
      <text:p text:style-name="P233"><text:span text:style-name="T294">&lt;optgroup </text:span><text:span text:style-name="T182">label="Região Su</text:span><text:span text:style-name="T183">l</text:span><text:span text:style-name="T182">"</text:span><text:span text:style-name="T294">&gt;</text:span><text:span text:style-name="T149"> separa em áreas </text:span><text:span text:style-name="T158">um </text:span><text:span text:style-name="T149">grupo de tags </text:span><text:span text:style-name="T182">&lt;option&gt;</text:span><text:span text:style-name="T149"><text:line-break/><text:line-break/></text:span><text:span text:style-name="T294">&lt;textarea&gt;</text:span><text:span text:style-name="T149"> são </text:span><text:span text:style-name="T154">como </text:span><text:span text:style-name="T149">objetos textbox </text:span><text:span text:style-name="T154">só que </text:span><text:span text:style-name="T149">maiores, usados para </text:span><text:span text:style-name="Strong_20_Emphasis"><text:span text:style-name="T153">cria</text:span></text:span><text:span text:style-name="Strong_20_Emphasis"><text:span text:style-name="T152">r</text:span></text:span><text:span text:style-name="Strong_20_Emphasis"><text:span text:style-name="T153"> um </text:span></text:span><text:span text:style-name="T153">campo de preenchimento de </text:span><text:span text:style-name="T143">textos</text:span></text:p>
      <text:p text:style-name="P113"/>
      <text:p text:style-name="P112"><text:span text:style-name="T360">Criando tags </text:span><text:span text:style-name="T361">contêineres</text:span> <text:span text:style-name="T378">para </text:span><text:span text:style-name="T375">formatação</text:span><text:span text:style-name="T378"> de CSS:</text:span></text:p>
      <text:p text:style-name="P185"><text:span text:style-name="T291">&lt;span&gt;</text:span><text:span text:style-name="T131"> Apesar de ter uma funcionalidade e características parecidas com os parágrafos, costumam ser utilizadas apenas para </text:span><text:span text:style-name="T141">pequenas informações</text:span><text:span text:style-name="T131">, como </text:span><text:span text:style-name="T141">legendas</text:span><text:span text:style-name="T131"> de um formulário, legendas de uma imagem, etc. Também pode ser utilizada para formar um </text:span><text:span text:style-name="T141">container </text:span><text:span text:style-name="T142">genérico</text:span><text:span text:style-name="T141"> inline</text:span><text:span text:style-name="T131">, um </text:span><text:span text:style-name="T141">seletor de estilo</text:span><text:span text:style-name="T131"> que pode ser usado para aplicar CSS dentro de um </text:span><text:span text:style-name="T141">trecho específico</text:span><text:span text:style-name="T131">.</text:span></text:p>
      <text:p text:style-name="P228"><text:span text:style-name="T294">&lt;div&gt;</text:span><text:span text:style-name="T149"> não possui um valor semântico </text:span><text:span text:style-name="T159">mas é</text:span><text:span text:style-name="T149"> muito utilizada para organizar melhor o conteúdo, defini</text:span><text:span text:style-name="T160">ndo</text:span><text:span text:style-name="T149"> </text:span><text:span text:style-name="T141">divisões lógicas</text:span><text:span text:style-name="T161">,</text:span><text:span text:style-name="T149">organiza</text:span><text:span text:style-name="T162">ndo</text:span><text:span text:style-name="T149"> as informações </text:span><text:span text:style-name="T150">ao</text:span><text:span text:style-name="T149"> delimit</text:span><text:span text:style-name="T150">á-l</text:span><text:span text:style-name="T149">as dentro de um layout, permitindo </text:span><text:span text:style-name="T141">aplicação particular de CSS,</text:span><text:span text:style-name="T149"> centraliza</text:span><text:span text:style-name="T150">ndo </text:span><text:span text:style-name="T149">blocos de conteúdo, cria</text:span><text:span text:style-name="T150">ndo</text:span><text:span text:style-name="T149"> efeitos de coluna,</text:span><text:span text:style-name="T150"> </text:span><text:span text:style-name="T149">diferentes áreas de cor e muito mais.</text:span></text:p>
      <text:p text:style-name="P112"/>
      <text:p text:style-name="P112"/>
      <text:p text:style-name="P114"><text:span text:style-name="T360">Criando</text:span> <text:span text:style-name="T361">mapas de imagens</text:span><text:span text:style-name="T360">:</text:span></text:p>
      <text:p text:style-name="P114"><text:span text:style-name="T550">&lt;map&gt;</text:span> é usada com a tag <text:span text:style-name="T550">&lt;area&gt;</text:span> para definir um mapa de imagem (a área clicável do link). Existem 3 tipos de área: retângulo (<text:span text:style-name="T502">rect</text:span>), círculo(<text:span text:style-name="T502">circle</text:span>) e polígono(<text:span text:style-name="T502">poly</text:span>).<text:line-break/>Dentro de um mapa, existem áreas. Dentro de cada área é preciso informar os <text:span text:style-name="T579">4</text:span> seguintes atributos:</text:p>
      <text:list xml:id="list3511902459" text:style-name="L12">
        <text:list-item>
          <text:p text:style-name="P243"><text:span text:style-name="T596">o </text:span><text:span text:style-name="T303">shape</text:span> <text:span text:style-name="T596">(rect, circle ou poly</text:span>)</text:p>
        </text:list-item>
        <text:list-item>
          <text:p text:style-name="P244">as <text:span text:style-name="T303">coords</text:span> desse shape <text:span text:style-name="T599">em x,y</text:span> <text:span text:style-name="T596">(</text:span>a ordem respectiva das coordenadas <text:span text:style-name="T599">caso o shape seja um </text:span><text:span text:style-name="T416">retângulo</text:span><text:span text:style-name="T599"> são</text:span>: <text:span text:style-name="T594">canto superior esquerdo → canto inferior direito; caso o shape seja um </text:span><text:span text:style-name="T417">círculo</text:span><text:span text:style-name="T594"> são: o centro da circunferência e o tamanho do raio (em pixels). Essas coordenadas podem ser encontradas através de um editor de imagens, como o Paint)</text:span></text:p>
        </text:list-item>
        <text:list-item>
          <text:p text:style-name="P244">o <text:span text:style-name="T315">href</text:span> <text:span text:style-name="T595">é o endereço do arquivo que será aberto (se precisar abrir em uma posição específica desse arquivo, separe-o em </text:span><text:span text:style-name="T587">articles</text:span><text:span text:style-name="T595"> identificados </text:span><text:soft-page-break/><text:span text:style-name="T595">por </text:span><text:span text:style-name="T322">#</text:span><text:span text:style-name="T323">id</text:span><text:span text:style-name="T595"> e depois use uma</text:span> <text:span text:style-name="T303">#</text:span> <text:span text:style-name="T596">após o endereço do </text:span><text:span text:style-name="T588">href</text:span><text:span text:style-name="T596"> </text:span>para abri-<text:span text:style-name="T597">lo</text:span> diretamente posicionado no artigo<text:span text:style-name="T594"> escolhido, identificado</text:span> através do <text:span text:style-name="T581">id</text:span><text:span text:style-name="T595">)</text:span></text:p>
        </text:list-item>
        <text:list-item>
          <text:p text:style-name="P245">o <text:span text:style-name="T303">target </text:span><text:span text:style-name="T598">(i</text:span>ndica onde <text:span text:style-name="T598">exibir o arquivo</text:span>, geralmente em um <text:span text:style-name="T586">iframe</text:span><text:span text:style-name="T322">)</text:span>.</text:p>
        </text:list-item>
      </text:list>
      <text:p text:style-name="P10"/>
      <text:p text:style-name="P75"><text:span text:style-name="T133">P</text:span><text:span text:style-name="T134">a</text:span><text:span text:style-name="T133">sso a passo para criar um mapa</text:span><text:span text:style-name="T134"> de imagens:</text:span></text:p>
      <text:list xml:id="list124007815" text:style-name="L13">
        <text:list-item>
          <text:p text:style-name="P256"><text:span text:style-name="T133">L</text:span><text:span text:style-name="T134">ink a imagem ao mapa através do parâmetro </text:span><text:span text:style-name="T249">usemap</text:span><text:span text:style-name="T134">. Exemplo:<text:line-break/></text:span><text:span text:style-name="T295">&lt;img src="imagens/glass.jpg" </text:span><text:span text:style-name="T297">usemap</text:span><text:span text:style-name="T295">="#meumapa"/&gt;</text:span></text:p>
        </text:list-item>
        <text:list-item>
          <text:p text:style-name="P256"><text:span text:style-name="T133">U</text:span><text:span text:style-name="T134">se a tag &lt;map&gt;. Exemplo:<text:line-break/></text:span><text:span text:style-name="T297">&lt;map</text:span><text:span text:style-name="T295"> name="meumapa"</text:span><text:span text:style-name="T297">&gt;</text:span></text:p>
        </text:list-item>
        <text:list-item>
          <text:p text:style-name="P260"><text:span text:style-name="T133">U</text:span><text:span text:style-name="T134">se a tag &lt;area&gt; </text:span><text:span text:style-name="T137">com os parâmetros:</text:span><text:span text:style-name="T134"> </text:span><text:span text:style-name="T252">shape</text:span><text:span text:style-name="T134">, </text:span><text:span text:style-name="T251">coords</text:span><text:span text:style-name="T137">,</text:span><text:span text:style-name="T134"> </text:span><text:span text:style-name="T252">href</text:span><text:span text:style-name="T134"> e também o </text:span><text:span text:style-name="T251">target</text:span><text:span text:style-name="T134"><text:line-break/>Exemplo:</text:span><text:span text:style-name="T295">&lt;area </text:span><text:span text:style-name="T297">shape</text:span><text:span text:style-name="T295">="rect" </text:span><text:span text:style-name="T297">coords</text:span><text:span text:style-name="T295">="179,202,170,160" </text:span><text:span text:style-name="T297">href</text:span><text:span text:style-name="T295">="glass.html#tela" </text:span><text:span text:style-name="T297">target</text:span><text:span text:style-name="T295">="janela"/&gt;</text:span></text:p>
        </text:list-item>
        <text:list-item>
          <text:p text:style-name="P257"><text:span text:style-name="T135">F</text:span><text:span text:style-name="T134">eche a tag </text:span><text:span text:style-name="T180">&lt;/map&gt;</text:span></text:p>
        </text:list-item>
        <text:list-item>
          <text:p text:style-name="P266"><text:span text:style-name="T135">I</text:span><text:span text:style-name="T134">ndique o iframe. Exemplo:</text:span><text:span text:style-name="T168"><text:line-break/></text:span><text:span text:style-name="T298">&lt;iframe</text:span><text:span text:style-name="T296"> src="glass.html" name="janela" id="specs"</text:span><text:span text:style-name="T298">&gt; &lt;/iframe&gt;</text:span></text:p>
        </text:list-item>
      </text:list>
      <text:p text:style-name="P201"><text:span text:style-name="T370">CSS</text:span><text:line-break/></text:p>
      <text:p text:style-name="P206"><text:span text:style-name="T562">C</text:span>uidado ao escrever os parâmetros porque <text:span text:style-name="T379">ESPAÇO</text:span> <text:span text:style-name="T401">indica mudança de parâmetro</text:span></text:p>
      <text:p text:style-name="P108"/>
      <text:p text:style-name="P235"><text:span text:style-name="T551">O</text:span> site <text:a xlink:type="simple" xlink:href="https://expressprefixr.herokuapp.com/" text:style-name="Internet_20_link" text:visited-style-name="Visited_20_Internet_20_Link">prefixr</text:a> reduz consideravelmente o código CSS e ajuda <text:span text:style-name="T551">também</text:span> na <text:span text:style-name="T303">retrocompatibilidade</text:span> de navegadores.<text:line-break/><text:line-break/>No CSS, existem 2 tipos de <text:span text:style-name="T303">posicionamento: </text:span></text:p>
      <text:list xml:id="list827457449" text:style-name="L14">
        <text:list-item>
          <text:p text:style-name="P258"><text:span text:style-name="T147">absoluto</text:span><text:span text:style-name="T165">: o objeto fica livre por toda a página</text:span></text:p>
        </text:list-item>
        <text:list-item>
          <text:p text:style-name="P258"><text:span text:style-name="T147">relativo</text:span><text:span text:style-name="T118">: </text:span><text:span text:style-name="T123">o objeto fica preso </text:span><text:span text:style-name="T118">dentro do cont</text:span><text:span text:style-name="T123">ê</text:span><text:span text:style-name="T118">iner</text:span></text:p>
        </text:list-item>
      </text:list>
      <text:p text:style-name="P246"/>
      <text:p text:style-name="P76"><text:span text:style-name="T124">N</text:span><text:span text:style-name="T118">o CSS, </text:span><text:span text:style-name="T125">uma</text:span><text:span text:style-name="T118"> hash(#) identifica a "id", </text:span><text:span text:style-name="T126">já o ponto(.) identifica uma classe</text:span><text:span text:style-name="T118"><text:line-break/></text:span></text:p>
      <text:p text:style-name="P109"><text:span text:style-name="T502">padding</text:span>: é o parâmetro <text:span text:style-name="T560">que define o espaço </text:span><text:span text:style-name="T401">interno</text:span> <text:span text:style-name="T560">do objeto</text:span><text:line-break/><text:span text:style-name="T502">margin</text:span>: é o parâmetro <text:span text:style-name="T560">que define o espaço </text:span><text:span text:style-name="T401">externo</text:span> do objeto<text:line-break/><text:line-break/><text:span text:style-name="T303">@</text:span><text:span text:style-name="T565">font-face {}</text:span>: use esse comando no topo do documento CSS para <text:span text:style-name="T551">importar</text:span> uma fonte que está dentro do projeto.<text:line-break/><text:line-break/>O <text:a xlink:type="simple" xlink:href="https://fonts.google.com/" text:style-name="Internet_20_link" text:visited-style-name="Visited_20_Internet_20_Link">Google </text:a><text:a xlink:type="simple" xlink:href="https://fonts.google.com/" text:style-name="Internet_20_link" text:visited-style-name="Visited_20_Internet_20_Link"><text:span text:style-name="T551">F</text:span></text:a><text:a xlink:type="simple" xlink:href="https://fonts.google.com/" text:style-name="Internet_20_link" text:visited-style-name="Visited_20_Internet_20_Link">onts</text:a> é um <text:span text:style-name="T551">ótimo </text:span>repositório de fontes.<text:line-break/><text:line-break/>Caso o navegador do usuário esteja desatualizado e não reconheça a fonte importada, ele <text:span text:style-name="T551">então </text:span>apresentará a sua fonte padrão<text:line-break/></text:p>
      <text:p text:style-name="P109"><text:span text:style-name="T545">Diferença entre </text:span><text:span text:style-name="T546">id</text:span><text:span text:style-name="T545"> e </text:span><text:span text:style-name="T546">class</text:span><text:span text:style-name="T545">:</text:span><text:line-break/><text:span text:style-name="T555">T</text:span><text:span text:style-name="T436">anto para HTML quanto para CSS, um </text:span><text:span text:style-name="T372">id</text:span><text:span text:style-name="T436"> só pode ser aplicado para um </text:span><text:span text:style-name="T439">único </text:span><text:span text:style-name="T436">objeto e não para vários. Para resolver isso e identificar vários objetos existe a </text:span><text:span text:style-name="T372">class</text:span><text:span text:style-name="T436">, que define a formatação de vários objetos.</text:span></text:p>
      <text:p text:style-name="P111"/>
      <text:p text:style-name="P179">3 formas de representar cores:</text:p>
      <text:list xml:id="list1619527468" text:style-name="L15">
        <text:list-item>
          <text:p text:style-name="P247"><text:span text:style-name="T497">HSB</text:span><text:span text:style-name="T436"> (matiz, saturação e luminosidade). Podendo apresentar ou não o parâmetro de </text:span><text:span text:style-name="T402">opacidade/transparência</text:span><text:span text:style-name="T436">, sendo 1 = 100% e 0.5 = 50%. Por exemplo: </text:span><text:span text:style-name="T500">color: hsla(202º, 82%, 76%, 0.6);</text:span></text:p>
        </text:list-item>
        <text:list-item>
          <text:p text:style-name="P247"><text:span text:style-name="T485">R</text:span><text:span text:style-name="T592">G</text:span><text:span text:style-name="T591">B</text:span><text:span text:style-name="T436"> (red, green, blue) Podendo apresentar ou não o parâmetro de </text:span><text:span text:style-name="T402">opacidade</text:span><text:span text:style-name="T436">, por exemplo: </text:span><text:span text:style-name="T500">color: rgba(35, 137, 195, 0.3);</text:span></text:p>
        </text:list-item>
        <text:list-item>
          <text:p text:style-name="P247"><text:span text:style-name="T500">Código</text:span><text:span text:style-name="T436"> </text:span><text:span text:style-name="T497">Hexadecimal</text:span><text:span text:style-name="T436">. Por exemplo: </text:span><text:span text:style-name="T501">#002233</text:span></text:p>
        </text:list-item>
      </text:list>
      <text:p text:style-name="P14"/>
      <text:p text:style-name="P11"><text:span text:style-name="T361">Webkit</text:span> é um <text:span text:style-name="T401">motor de renderização</text:span> HTML usado pelos navegadores. Ele suporta várias propriedades CSS personalizadas, permitindo fazer zoom, dar perspectivas, rotacionar, ajustar tamanho, inclinar ou traduzir elementos.<text:line-break/><text:soft-page-break/>O prefixo -webkit- quer dizer que só os browsers que têm estrutura do webkit é que vão usar/ler/aplicar essa reg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4-19T06:43:53.275000000</dc:date>
    <meta:editing-duration>P10DT12H32M3S</meta:editing-duration>
    <meta:editing-cycles>63</meta:editing-cycles>
    <meta:document-statistic meta:table-count="0" meta:image-count="13" meta:object-count="0" meta:page-count="23" meta:paragraph-count="320" meta:word-count="5155" meta:character-count="32444" meta:non-whitespace-character-count="27191"/>
  </office:meta>
</office:document-meta>
</file>